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mm"/>
    </style:style>
    <style:style style:name="co2" style:family="table-column">
      <style:table-column-properties fo:break-before="auto" style:column-width="26.23mm"/>
    </style:style>
    <style:style style:name="co3" style:family="table-column">
      <style:table-column-properties fo:break-before="auto" style:column-width="37.39mm"/>
    </style:style>
    <style:style style:name="co4" style:family="table-column">
      <style:table-column-properties fo:break-before="auto" style:column-width="56.99mm"/>
    </style:style>
    <style:style style:name="co5" style:family="table-column">
      <style:table-column-properties fo:break-before="auto" style:column-width="57.82mm"/>
    </style:style>
    <style:style style:name="co6" style:family="table-column">
      <style:table-column-properties fo:break-before="auto" style:column-width="76.32mm"/>
    </style:style>
    <style:style style:name="co7" style:family="table-column">
      <style:table-column-properties fo:break-before="auto" style:column-width="55.63mm"/>
    </style:style>
    <style:style style:name="co8" style:family="table-column">
      <style:table-column-properties fo:break-before="auto" style:column-width="43.92mm"/>
    </style:style>
    <style:style style:name="co9" style:family="table-column">
      <style:table-column-properties fo:break-before="auto" style:column-width="6.35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c2e0ae" fo:border="0.06pt solid #000000"/>
    </style:style>
    <style:style style:name="ce11" style:family="table-cell" style:parent-style-name="Default">
      <style:table-cell-properties fo:background-color="#f7a19a" fo:border="0.06pt solid #000000"/>
    </style:style>
    <style:style style:name="ce12" style:family="table-cell" style:parent-style-name="Default">
      <style:table-cell-properties fo:background-color="#fff200" fo:border="0.06pt solid #000000"/>
    </style:style>
    <style:style style:name="ce13" style:family="table-cell" style:parent-style-name="Default">
      <style:table-cell-properties fo:background-color="#dddddd" fo:border="0.06pt solid #000000"/>
    </style:style>
    <style:style style:name="ce14" style:family="table-cell" style:parent-style-name="Default">
      <style:table-cell-properties fo:background-color="#21409a" fo:border="0.06pt solid #000000"/>
    </style:style>
    <style:style style:name="ce15" style:family="table-cell" style:parent-style-name="Default">
      <style:table-cell-properties fo:background-color="#21409a" style:text-align-source="fix" style:repeat-content="false" fo:border="0.06pt solid #000000"/>
      <style:paragraph-properties fo:text-align="center" fo:margin-left="0mm"/>
      <style:text-properties fo:color="#ffffff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/>
      <style:text-properties style:font-family-generic="roman" fo:font-size="12pt"/>
    </style:style>
    <style:style style:name="P4" style:family="paragraph">
      <style:paragraph-properties style:text-autospace="none"/>
      <style:text-properties fo:color="#bbb529" fo:font-family="'DejaVu Sans Mono'" fo:font-size="11.5pt" style:font-family-asian="'DejaVu Sans Mono'" style:font-size-asian="11.5pt" style:font-family-complex="'DejaVu Sans Mono'" style:font-size-complex="11.5pt"/>
    </style:style>
    <style:style style:name="P5" style:family="paragraph">
      <style:paragraph-properties style:text-autospace="none"/>
      <style:text-properties fo:color="#a9b7c6" fo:font-family="'DejaVu Sans Mono'" fo:font-size="11.5pt" style:font-family-asian="'DejaVu Sans Mono'" style:font-size-asian="11.5pt" style:font-family-complex="'DejaVu Sans Mono'" style:font-size-complex="11.5pt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a9b7c6" fo:font-family="'DejaVu Sans Mono'" fo:font-size="11.5pt" style:font-family-asian="'DejaVu Sans Mono'" style:font-size-asian="11.5pt" style:font-family-complex="'DejaVu Sans Mono'" style:font-size-complex="11.5pt"/>
    </style:style>
    <style:style style:name="T3" style:family="text">
      <style:text-properties fo:color="#507874" fo:font-family="'DejaVu Sans Mono'" fo:font-size="11.5pt" style:font-family-asian="'DejaVu Sans Mono'" style:font-size-asian="11.5pt" style:font-family-complex="'DejaVu Sans Mono'" style:font-size-complex="11.5pt"/>
    </style:style>
    <style:style style:name="T4" style:family="text">
      <style:text-properties fo:color="#bbb529" fo:font-family="'DejaVu Sans Mono'" fo:font-size="11.5pt" style:font-family-asian="'DejaVu Sans Mono'" style:font-size-asian="11.5pt" style:font-family-complex="'DejaVu Sans Mono'" style:font-size-complex="11.5pt"/>
    </style:style>
    <style:style style:name="T5" style:family="text">
      <style:text-properties fo:color="#cc7832" fo:font-family="'DejaVu Sans Mono'" fo:font-size="11.5pt" style:font-family-asian="'DejaVu Sans Mono'" style:font-size-asian="11.5pt" style:font-family-complex="'DejaVu Sans Mono'" style:font-size-complex="11.5pt"/>
    </style:style>
    <style:style style:name="T6" style:family="text">
      <style:text-properties fo:color="#9876aa" fo:font-family="'DejaVu Sans Mono'" fo:font-size="11.5pt" style:font-family-asian="'DejaVu Sans Mono'" style:font-size-asian="11.5pt" style:font-family-complex="'DejaVu Sans Mono'" style:font-size-complex="11.5pt"/>
    </style:style>
    <style:style style:name="T7" style:family="text">
      <style:text-properties fo:color="#d0d0ff" fo:font-family="'DejaVu Sans Mono'" fo:font-size="11.5pt" style:font-family-asian="'DejaVu Sans Mono'" style:font-size-asian="11.5pt" style:font-family-complex="'DejaVu Sans Mono'" style:font-size-complex="11.5pt"/>
    </style:style>
    <style:style style:name="T8" style:family="text">
      <style:text-properties fo:color="#6a8759" fo:font-family="'DejaVu Sans Mono'" fo:font-size="11.5pt" style:font-family-asian="'DejaVu Sans Mono'" style:font-size-asian="11.5pt" style:font-family-complex="'DejaVu Sans Mono'" style:font-size-complex="11.5pt"/>
    </style:style>
    <style:style style:name="T9" style:family="text">
      <style:text-properties fo:color="#9876aa" fo:font-family="'DejaVu Sans Mono'" fo:font-size="11.5pt" fo:font-style="italic" style:font-family-asian="'DejaVu Sans Mono'" style:font-size-asian="11.5pt" style:font-style-asian="italic" style:font-family-complex="'DejaVu Sans Mono'" style:font-size-complex="11.5pt" style:font-style-complex="italic"/>
    </style:style>
  </office:automatic-styles>
  <office:body>
    <office:spreadsheet>
      <table:tracked-changes>
        <table:cell-content-change table:id="ct1">
          <table:cell-address table:column="1" table:row="1" table:table="0"/>
          <office:change-info>
            <dc:creator> </dc:creator>
            <dc:date>2020-02-11T14:11:01.696321199</dc:date>
          </office:change-info>
          <table:previous>
            <table:change-track-table-cell/>
          </table:previous>
        </table:cell-content-change>
        <table:cell-content-change table:id="ct2">
          <table:cell-address table:column="1" table:row="2" table:table="0"/>
          <office:change-info>
            <dc:creator> </dc:creator>
            <dc:date>2020-02-11T14:11:17.773971958</dc:date>
          </office:change-info>
          <table:previous>
            <table:change-track-table-cell/>
          </table:previous>
        </table:cell-content-change>
        <table:cell-content-change table:id="ct3">
          <table:cell-address table:column="1" table:row="3" table:table="0"/>
          <office:change-info>
            <dc:creator> </dc:creator>
            <dc:date>2020-02-11T14:11:41.425566758</dc:date>
          </office:change-info>
          <table:previous>
            <table:change-track-table-cell/>
          </table:previous>
        </table:cell-content-change>
        <table:cell-content-change table:id="ct4">
          <table:cell-address table:column="1" table:row="4" table:table="0"/>
          <office:change-info>
            <dc:creator> </dc:creator>
            <dc:date>2020-02-11T14:11:56.699971089</dc:date>
          </office:change-info>
          <table:previous>
            <table:change-track-table-cell/>
          </table:previous>
        </table:cell-content-change>
        <table:cell-content-change table:id="ct5">
          <table:cell-address table:column="1" table:row="5" table:table="0"/>
          <office:change-info>
            <dc:creator> </dc:creator>
            <dc:date>2020-02-11T14:12:57.919658375</dc:date>
          </office:change-info>
          <table:previous>
            <table:change-track-table-cell/>
          </table:previous>
        </table:cell-content-change>
        <table:cell-content-change table:id="ct6">
          <table:cell-address table:column="1" table:row="7" table:table="0"/>
          <office:change-info>
            <dc:creator> </dc:creator>
            <dc:date>2020-02-11T14:13:34.379898431</dc:date>
          </office:change-info>
          <table:previous>
            <table:change-track-table-cell/>
          </table:previous>
        </table:cell-content-change>
        <table:cell-content-change table:id="ct7">
          <table:cell-address table:column="1" table:row="8" table:table="0"/>
          <office:change-info>
            <dc:creator> </dc:creator>
            <dc:date>2020-02-11T14:13:38.770805567</dc:date>
          </office:change-info>
          <table:previous>
            <table:change-track-table-cell/>
          </table:previous>
        </table:cell-content-change>
        <table:cell-content-change table:id="ct8">
          <table:cell-address table:column="1" table:row="9" table:table="0"/>
          <office:change-info>
            <dc:creator> </dc:creator>
            <dc:date>2020-02-11T14:13:42.882426641</dc:date>
          </office:change-info>
          <table:previous>
            <table:change-track-table-cell/>
          </table:previous>
        </table:cell-content-change>
        <table:cell-content-change table:id="ct9">
          <table:cell-address table:column="1" table:row="10" table:table="0"/>
          <office:change-info>
            <dc:creator> </dc:creator>
            <dc:date>2020-02-11T14:13:47.582980436</dc:date>
          </office:change-info>
          <table:previous>
            <table:change-track-table-cell/>
          </table:previous>
        </table:cell-content-change>
        <table:cell-content-change table:id="ct10">
          <table:cell-address table:column="1" table:row="11" table:table="0"/>
          <office:change-info>
            <dc:creator> </dc:creator>
            <dc:date>2020-02-11T14:13:56.051006606</dc:date>
          </office:change-info>
          <table:previous>
            <table:change-track-table-cell/>
          </table:previous>
        </table:cell-content-change>
        <table:cell-content-change table:id="ct11">
          <table:cell-address table:column="1" table:row="12" table:table="0"/>
          <office:change-info>
            <dc:creator> </dc:creator>
            <dc:date>2020-02-11T14:13:59.294017695</dc:date>
          </office:change-info>
          <table:previous>
            <table:change-track-table-cell/>
          </table:previous>
        </table:cell-content-change>
        <table:cell-content-change table:id="ct12">
          <table:cell-address table:column="1" table:row="12" table:table="0"/>
          <office:change-info>
            <dc:creator> </dc:creator>
            <dc:date>2020-02-11T14:14:05.649199981</dc:date>
          </office:change-info>
          <table:previous table:id="ct11">
            <table:change-track-table-cell office:value-type="string">
              <text:p>gradlew</text:p>
            </table:change-track-table-cell>
          </table:previous>
        </table:cell-content-change>
        <table:cell-content-change table:id="ct13">
          <table:cell-address table:column="1" table:row="12" table:table="0"/>
          <office:change-info>
            <dc:creator> </dc:creator>
            <dc:date>2020-02-11T14:14:10.758596927</dc:date>
          </office:change-info>
          <table:previous table:id="ct12">
            <table:change-track-table-cell office:value-type="string">
              <text:p>gradlew.bar</text:p>
            </table:change-track-table-cell>
          </table:previous>
        </table:cell-content-change>
        <table:cell-content-change table:id="ct14">
          <table:cell-address table:column="1" table:row="13" table:table="0"/>
          <office:change-info>
            <dc:creator> </dc:creator>
            <dc:date>2020-02-11T14:14:17.679131375</dc:date>
          </office:change-info>
          <table:previous>
            <table:change-track-table-cell/>
          </table:previous>
        </table:cell-content-change>
        <table:cell-content-change table:id="ct15">
          <table:cell-address table:column="1" table:row="14" table:table="0"/>
          <office:change-info>
            <dc:creator> </dc:creator>
            <dc:date>2020-02-11T14:14:22.519118404</dc:date>
          </office:change-info>
          <table:previous>
            <table:change-track-table-cell/>
          </table:previous>
        </table:cell-content-change>
        <table:cell-content-change table:id="ct16">
          <table:cell-address table:column="1" table:row="16" table:table="0"/>
          <office:change-info>
            <dc:creator> </dc:creator>
            <dc:date>2020-02-11T14:14:51.268656902</dc:date>
          </office:change-info>
          <table:previous>
            <table:change-track-table-cell/>
          </table:previous>
        </table:cell-content-change>
        <table:cell-content-change table:id="ct17">
          <table:cell-address table:column="1" table:row="18" table:table="0"/>
          <office:change-info>
            <dc:creator> </dc:creator>
            <dc:date>2020-02-11T14:14:56.099937014</dc:date>
          </office:change-info>
          <table:previous>
            <table:change-track-table-cell/>
          </table:previous>
        </table:cell-content-change>
        <table:insertion table:id="ct18" table:type="row" table:position="17" table:table="0">
          <office:change-info>
            <dc:creator> </dc:creator>
            <dc:date>2020-02-11T14:17:39.019609055</dc:date>
          </office:change-info>
          <table:dependencies>
            <table:dependency table:id="ct19"/>
          </table:dependencies>
        </table:insertion>
        <table:cell-content-change table:id="ct19">
          <table:cell-address table:column="2" table:row="17" table:table="0"/>
          <office:change-info>
            <dc:creator> </dc:creator>
            <dc:date>2020-02-11T14:18:05.856697589</dc:date>
          </office:change-info>
          <table:previous>
            <table:change-track-table-cell/>
          </table:previous>
        </table:cell-content-change>
        <table:cell-content-change table:id="ct20">
          <table:cell-address table:column="2" table:row="19" table:table="0"/>
          <office:change-info>
            <dc:creator> </dc:creator>
            <dc:date>2020-02-11T14:23:06.259689861</dc:date>
          </office:change-info>
          <table:previous>
            <table:change-track-table-cell/>
          </table:previous>
        </table:cell-content-change>
        <table:cell-content-change table:id="ct21">
          <table:cell-address table:column="4" table:row="1" table:table="0"/>
          <office:change-info>
            <dc:creator> </dc:creator>
            <dc:date>2020-02-11T14:23:48.911364316</dc:date>
          </office:change-info>
          <table:previous>
            <table:change-track-table-cell/>
          </table:previous>
        </table:cell-content-change>
        <table:cell-content-change table:id="ct22">
          <table:cell-address table:column="4" table:row="2" table:table="0"/>
          <office:change-info>
            <dc:creator> </dc:creator>
            <dc:date>2020-02-11T14:24:21.559753943</dc:date>
          </office:change-info>
          <table:previous>
            <table:change-track-table-cell/>
          </table:previous>
        </table:cell-content-change>
        <table:cell-content-change table:id="ct23">
          <table:cell-address table:column="4" table:row="2" table:table="0"/>
          <office:change-info>
            <dc:creator> </dc:creator>
            <dc:date>2020-02-11T14:24:26.771225095</dc:date>
          </office:change-info>
          <table:previous table:id="ct22">
            <table:change-track-table-cell office:value-type="string">
              <text:p>resource directory</text:p>
            </table:change-track-table-cell>
          </table:previous>
        </table:cell-content-change>
        <table:cell-content-change table:id="ct24">
          <table:cell-address table:column="4" table:row="3" table:table="0"/>
          <office:change-info>
            <dc:creator> </dc:creator>
            <dc:date>2020-02-11T14:24:40.621837345</dc:date>
          </office:change-info>
          <table:previous>
            <table:change-track-table-cell/>
          </table:previous>
        </table:cell-content-change>
        <table:cell-content-change table:id="ct25">
          <table:cell-address table:column="4" table:row="3" table:table="0"/>
          <office:change-info>
            <dc:creator> </dc:creator>
            <dc:date>2020-02-11T14:24:56.291819164</dc:date>
          </office:change-info>
          <table:previous table:id="ct24">
            <table:change-track-table-cell office:value-type="string">
              <text:p>resource files</text:p>
            </table:change-track-table-cell>
          </table:previous>
        </table:cell-content-change>
        <table:cell-content-change table:id="ct26">
          <table:cell-address table:column="4" table:row="4" table:table="0"/>
          <office:change-info>
            <dc:creator> </dc:creator>
            <dc:date>2020-02-11T14:25:18.922025463</dc:date>
          </office:change-info>
          <table:previous>
            <table:change-track-table-cell/>
          </table:previous>
        </table:cell-content-change>
        <table:cell-content-change table:id="ct27">
          <table:cell-address table:column="2" table:row="228" table:table="0"/>
          <office:change-info>
            <dc:creator> </dc:creator>
            <dc:date>2020-02-11T14:25:37.264401948</dc:date>
          </office:change-info>
          <table:previous>
            <table:change-track-table-cell/>
          </table:previous>
        </table:cell-content-change>
        <table:cell-content-change table:id="ct28">
          <table:cell-address table:column="3" table:row="229" table:table="0"/>
          <office:change-info>
            <dc:creator> </dc:creator>
            <dc:date>2020-02-11T14:26:35.517198878</dc:date>
          </office:change-info>
          <table:previous>
            <table:change-track-table-cell/>
          </table:previous>
        </table:cell-content-change>
        <table:cell-content-change table:id="ct29">
          <table:cell-address table:column="3" table:row="230" table:table="0"/>
          <office:change-info>
            <dc:creator> </dc:creator>
            <dc:date>2020-02-11T14:26:59.219868883</dc:date>
          </office:change-info>
          <table:previous>
            <table:change-track-table-cell/>
          </table:previous>
        </table:cell-content-change>
        <table:cell-content-change table:id="ct30">
          <table:cell-address table:column="3" table:row="231" table:table="0"/>
          <office:change-info>
            <dc:creator> </dc:creator>
            <dc:date>2020-02-11T14:27:04.206560277</dc:date>
          </office:change-info>
          <table:previous>
            <table:change-track-table-cell/>
          </table:previous>
        </table:cell-content-change>
        <table:cell-content-change table:id="ct31">
          <table:cell-address table:column="3" table:row="230" table:table="0"/>
          <office:change-info>
            <dc:creator> </dc:creator>
            <dc:date>2020-02-11T14:27:11.714624287</dc:date>
          </office:change-info>
          <table:previous table:id="ct29">
            <table:change-track-table-cell office:value-type="string">
              <text:p><text:s/>application-dve.yml</text:p>
            </table:change-track-table-cell>
          </table:previous>
        </table:cell-content-change>
        <table:cell-content-change table:id="ct32">
          <table:cell-address table:column="3" table:row="232" table:table="0"/>
          <office:change-info>
            <dc:creator> </dc:creator>
            <dc:date>2020-02-11T14:27:24.786913182</dc:date>
          </office:change-info>
          <table:previous>
            <table:change-track-table-cell/>
          </table:previous>
        </table:cell-content-change>
        <table:cell-content-change table:id="ct33">
          <table:cell-address table:column="3" table:row="233" table:table="0"/>
          <office:change-info>
            <dc:creator> </dc:creator>
            <dc:date>2020-02-11T14:27:31.515249173</dc:date>
          </office:change-info>
          <table:previous>
            <table:change-track-table-cell/>
          </table:previous>
        </table:cell-content-change>
        <table:cell-content-change table:id="ct34">
          <table:cell-address table:column="3" table:row="234" table:table="0"/>
          <office:change-info>
            <dc:creator> </dc:creator>
            <dc:date>2020-02-11T14:27:34.747153543</dc:date>
          </office:change-info>
          <table:previous>
            <table:change-track-table-cell/>
          </table:previous>
        </table:cell-content-change>
        <table:cell-content-change table:id="ct35">
          <table:cell-address table:column="3" table:row="235" table:table="0"/>
          <office:change-info>
            <dc:creator> </dc:creator>
            <dc:date>2020-02-11T14:27:35.657352696</dc:date>
          </office:change-info>
          <table:previous>
            <table:change-track-table-cell/>
          </table:previous>
        </table:cell-content-change>
        <table:cell-content-change table:id="ct36">
          <table:cell-address table:column="3" table:row="236" table:table="0"/>
          <office:change-info>
            <dc:creator> </dc:creator>
            <dc:date>2020-02-11T14:28:03.845195387</dc:date>
          </office:change-info>
          <table:previous>
            <table:change-track-table-cell/>
          </table:previous>
        </table:cell-content-change>
        <table:cell-content-change table:id="ct37">
          <table:cell-address table:column="3" table:row="247" table:table="0"/>
          <office:change-info>
            <dc:creator> </dc:creator>
            <dc:date>2020-02-11T14:28:38.087035555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255" table:table="0"/>
          <office:change-info>
            <dc:creator> </dc:creator>
            <dc:date>2020-02-11T14:28:41.762763563</dc:date>
          </office:change-info>
          <table:previous>
            <table:change-track-table-cell/>
          </table:previous>
        </table:cell-content-change>
        <table:cell-content-change table:id="ct39">
          <table:cell-address table:column="3" table:row="335" table:table="0"/>
          <office:change-info>
            <dc:creator> </dc:creator>
            <dc:date>2020-02-11T14:28:46.864505117</dc:date>
          </office:change-info>
          <table:previous>
            <table:change-track-table-cell/>
          </table:previous>
        </table:cell-content-change>
        <table:insertion table:id="ct40" table:type="row" table:position="242" table:table="0">
          <office:change-info>
            <dc:creator> </dc:creator>
            <dc:date>2020-02-11T14:29:27.694720815</dc:date>
          </office:change-info>
          <table:dependencies>
            <table:dependency table:id="ct51"/>
          </table:dependencies>
        </table:insertion>
        <table:insertion table:id="ct41" table:type="row" table:position="241" table:table="0">
          <office:change-info>
            <dc:creator> </dc:creator>
            <dc:date>2020-02-11T14:29:29.717682213</dc:date>
          </office:change-info>
          <table:dependencies>
            <table:dependency table:id="ct50"/>
          </table:dependencies>
        </table:insertion>
        <table:insertion table:id="ct42" table:type="row" table:position="240" table:table="0">
          <office:change-info>
            <dc:creator> </dc:creator>
            <dc:date>2020-02-11T14:29:31.853856662</dc:date>
          </office:change-info>
          <table:dependencies>
            <table:dependency table:id="ct49"/>
          </table:dependencies>
        </table:insertion>
        <table:insertion table:id="ct43" table:type="row" table:position="239" table:table="0">
          <office:change-info>
            <dc:creator> </dc:creator>
            <dc:date>2020-02-11T14:29:35.739416163</dc:date>
          </office:change-info>
          <table:dependencies>
            <table:dependency table:id="ct48"/>
          </table:dependencies>
        </table:insertion>
        <table:insertion table:id="ct44" table:type="row" table:position="238" table:table="0">
          <office:change-info>
            <dc:creator> </dc:creator>
            <dc:date>2020-02-11T14:29:37.836102454</dc:date>
          </office:change-info>
          <table:dependencies>
            <table:dependency table:id="ct47"/>
          </table:dependencies>
        </table:insertion>
        <table:insertion table:id="ct45" table:type="row" table:position="237" table:table="0">
          <office:change-info>
            <dc:creator> </dc:creator>
            <dc:date>2020-02-11T14:29:40.020209717</dc:date>
          </office:change-info>
          <table:dependencies>
            <table:dependency table:id="ct46"/>
          </table:dependencies>
        </table:insertion>
        <table:cell-content-change table:id="ct46">
          <table:cell-address table:column="4" table:row="237" table:table="0"/>
          <office:change-info>
            <dc:creator> </dc:creator>
            <dc:date>2020-02-11T14:33:51.317783202</dc:date>
          </office:change-info>
          <table:previous>
            <table:change-track-table-cell/>
          </table:previous>
        </table:cell-content-change>
        <table:cell-content-change table:id="ct47">
          <table:cell-address table:column="4" table:row="238" table:table="0"/>
          <office:change-info>
            <dc:creator> </dc:creator>
            <dc:date>2020-02-11T14:34:00.305687199</dc:date>
          </office:change-info>
          <table:previous>
            <table:change-track-table-cell/>
          </table:previous>
        </table:cell-content-change>
        <table:cell-content-change table:id="ct48">
          <table:cell-address table:column="4" table:row="239" table:table="0"/>
          <office:change-info>
            <dc:creator> </dc:creator>
            <dc:date>2020-02-11T14:34:03.883164628</dc:date>
          </office:change-info>
          <table:previous>
            <table:change-track-table-cell/>
          </table:previous>
        </table:cell-content-change>
        <table:cell-content-change table:id="ct49">
          <table:cell-address table:column="4" table:row="240" table:table="0"/>
          <office:change-info>
            <dc:creator> </dc:creator>
            <dc:date>2020-02-11T14:34:07.434271121</dc:date>
          </office:change-info>
          <table:previous>
            <table:change-track-table-cell/>
          </table:previous>
        </table:cell-content-change>
        <table:cell-content-change table:id="ct50">
          <table:cell-address table:column="4" table:row="241" table:table="0"/>
          <office:change-info>
            <dc:creator> </dc:creator>
            <dc:date>2020-02-11T14:34:11.549557378</dc:date>
          </office:change-info>
          <table:previous>
            <table:change-track-table-cell/>
          </table:previous>
        </table:cell-content-change>
        <table:cell-content-change table:id="ct51">
          <table:cell-address table:column="4" table:row="242" table:table="0"/>
          <office:change-info>
            <dc:creator> </dc:creator>
            <dc:date>2020-02-11T14:34:15.201884413</dc:date>
          </office:change-info>
          <table:previous>
            <table:change-track-table-cell/>
          </table:previous>
        </table:cell-content-change>
        <table:insertion table:id="ct52" table:type="row" table:position="243" table:table="0">
          <office:change-info>
            <dc:creator> </dc:creator>
            <dc:date>2020-02-11T14:34:21.196347540</dc:date>
          </office:change-info>
          <table:dependencies>
            <table:dependency table:id="ct53"/>
          </table:dependencies>
        </table:insertion>
        <table:cell-content-change table:id="ct53">
          <table:cell-address table:column="4" table:row="243" table:table="0"/>
          <office:change-info>
            <dc:creator> </dc:creator>
            <dc:date>2020-02-11T14:34:29.480242478</dc:date>
          </office:change-info>
          <table:previous>
            <table:change-track-table-cell/>
          </table:previous>
        </table:cell-content-change>
        <table:insertion table:id="ct54" table:type="row" table:position="244" table:table="0">
          <office:change-info>
            <dc:creator> </dc:creator>
            <dc:date>2020-02-11T14:34:46.968692546</dc:date>
          </office:change-info>
          <table:dependencies>
            <table:dependency table:id="ct55"/>
          </table:dependencies>
        </table:insertion>
        <table:cell-content-change table:id="ct55">
          <table:cell-address table:column="4" table:row="244" table:table="0"/>
          <office:change-info>
            <dc:creator> </dc:creator>
            <dc:date>2020-02-11T14:34:49.583534083</dc:date>
          </office:change-info>
          <table:previous>
            <table:change-track-table-cell/>
          </table:previous>
        </table:cell-content-change>
        <table:insertion table:id="ct56" table:type="row" table:position="246" table:table="0">
          <office:change-info>
            <dc:creator> </dc:creator>
            <dc:date>2020-02-11T14:35:30.625771374</dc:date>
          </office:change-info>
          <table:dependencies>
            <table:dependency table:id="ct59"/>
          </table:dependencies>
        </table:insertion>
        <table:insertion table:id="ct57" table:type="row" table:position="245" table:table="0">
          <office:change-info>
            <dc:creator> </dc:creator>
            <dc:date>2020-02-11T14:35:32.757749640</dc:date>
          </office:change-info>
          <table:dependencies>
            <table:dependency table:id="ct58"/>
          </table:dependencies>
        </table:insertion>
        <table:cell-content-change table:id="ct58">
          <table:cell-address table:column="5" table:row="245" table:table="0"/>
          <office:change-info>
            <dc:creator> </dc:creator>
            <dc:date>2020-02-11T14:35:47.238481472</dc:date>
          </office:change-info>
          <table:previous>
            <table:change-track-table-cell/>
          </table:previous>
        </table:cell-content-change>
        <table:cell-content-change table:id="ct59">
          <table:cell-address table:column="5" table:row="246" table:table="0"/>
          <office:change-info>
            <dc:creator> </dc:creator>
            <dc:date>2020-02-11T14:35:52.307586976</dc:date>
          </office:change-info>
          <table:previous>
            <table:change-track-table-cell/>
          </table:previous>
        </table:cell-content-change>
        <table:insertion table:id="ct60" table:type="row" table:position="252" table:table="0">
          <office:change-info>
            <dc:creator> </dc:creator>
            <dc:date>2020-02-11T14:36:25.238113173</dc:date>
          </office:change-info>
          <table:dependencies>
            <table:dependency table:id="ct68"/>
            <table:dependency table:id="ct65"/>
          </table:dependencies>
        </table:insertion>
        <table:insertion table:id="ct61" table:type="row" table:position="249" table:table="0">
          <office:change-info>
            <dc:creator> </dc:creator>
            <dc:date>2020-02-11T14:36:27.062936116</dc:date>
          </office:change-info>
          <table:dependencies>
            <table:dependency table:id="ct64"/>
          </table:dependencies>
        </table:insertion>
        <table:insertion table:id="ct62" table:type="row" table:position="248" table:table="0">
          <office:change-info>
            <dc:creator> </dc:creator>
            <dc:date>2020-02-11T14:36:28.541680426</dc:date>
          </office:change-info>
          <table:dependencies>
            <table:dependency table:id="ct67"/>
            <table:dependency table:id="ct63"/>
          </table:dependencies>
        </table:insertion>
        <table:cell-content-change table:id="ct63">
          <table:cell-address table:column="4" table:row="252" table:table="0"/>
          <office:change-info>
            <dc:creator> </dc:creator>
            <dc:date>2020-02-11T14:36:40.133455723</dc:date>
          </office:change-info>
          <table:previous>
            <table:change-track-table-cell/>
          </table:previous>
        </table:cell-content-change>
        <table:cell-content-change table:id="ct64">
          <table:cell-address table:column="4" table:row="249" table:table="0"/>
          <office:change-info>
            <dc:creator> </dc:creator>
            <dc:date>2020-02-11T14:36:43.647999390</dc:date>
          </office:change-info>
          <table:previous>
            <table:change-track-table-cell/>
          </table:previous>
        </table:cell-content-change>
        <table:cell-content-change table:id="ct65">
          <table:cell-address table:column="4" table:row="248" table:table="0"/>
          <office:change-info>
            <dc:creator> </dc:creator>
            <dc:date>2020-02-11T14:36:44.464631419</dc:date>
          </office:change-info>
          <table:previous>
            <table:change-track-table-cell/>
          </table:previous>
        </table:cell-content-change>
        <table:movement table:id="ct66">
          <table:source-range-address table:column="4" table:row="248" table:table="0"/>
          <table:target-range-address table:column="4" table:row="337" table:table="0"/>
          <office:change-info>
            <dc:creator> </dc:creator>
            <dc:date>2020-02-11T14:36:50.253031572</dc:date>
          </office:change-info>
          <table:dependencies>
            <table:dependency table:id="ct68"/>
          </table:dependencies>
        </table:movement>
        <table:movement table:id="ct67">
          <table:source-range-address table:column="4" table:row="252" table:table="0"/>
          <table:target-range-address table:column="4" table:row="248" table:table="0"/>
          <office:change-info>
            <dc:creator> </dc:creator>
            <dc:date>2020-02-11T14:36:53.768960898</dc:date>
          </office:change-info>
        </table:movement>
        <table:movement table:id="ct68">
          <table:source-range-address table:column="4" table:row="337" table:table="0"/>
          <table:target-range-address table:column="4" table:row="252" table:table="0"/>
          <office:change-info>
            <dc:creator> </dc:creator>
            <dc:date>2020-02-11T14:36:56.948108248</dc:date>
          </office:change-info>
        </table:movement>
        <table:insertion table:id="ct69" table:type="row" table:position="251" table:table="0">
          <office:change-info>
            <dc:creator> </dc:creator>
            <dc:date>2020-02-11T14:37:49.960257249</dc:date>
          </office:change-info>
          <table:dependencies>
            <table:dependency table:id="ct72"/>
          </table:dependencies>
        </table:insertion>
        <table:insertion table:id="ct70" table:type="row" table:position="250" table:table="0">
          <office:change-info>
            <dc:creator> </dc:creator>
            <dc:date>2020-02-11T14:37:55.953198439</dc:date>
          </office:change-info>
          <table:dependencies>
            <table:dependency table:id="ct71"/>
          </table:dependencies>
        </table:insertion>
        <table:cell-content-change table:id="ct71">
          <table:cell-address table:column="5" table:row="250" table:table="0"/>
          <office:change-info>
            <dc:creator> </dc:creator>
            <dc:date>2020-02-11T14:38:06.091658953</dc:date>
          </office:change-info>
          <table:previous>
            <table:change-track-table-cell/>
          </table:previous>
        </table:cell-content-change>
        <table:cell-content-change table:id="ct72">
          <table:cell-address table:column="5" table:row="251" table:table="0"/>
          <office:change-info>
            <dc:creator> </dc:creator>
            <dc:date>2020-02-11T14:38:10.139361521</dc:date>
          </office:change-info>
          <table:previous>
            <table:change-track-table-cell/>
          </table:previous>
        </table:cell-content-change>
        <table:insertion table:id="ct73" table:type="row" table:position="254" table:table="0">
          <office:change-info>
            <dc:creator> </dc:creator>
            <dc:date>2020-02-11T14:38:18.761060251</dc:date>
          </office:change-info>
          <table:dependencies>
            <table:dependency table:id="ct76"/>
          </table:dependencies>
        </table:insertion>
        <table:insertion table:id="ct74" table:type="row" table:position="253" table:table="0">
          <office:change-info>
            <dc:creator> </dc:creator>
            <dc:date>2020-02-11T14:38:20.862269882</dc:date>
          </office:change-info>
          <table:dependencies>
            <table:dependency table:id="ct75"/>
          </table:dependencies>
        </table:insertion>
        <table:cell-content-change table:id="ct75">
          <table:cell-address table:column="5" table:row="253" table:table="0"/>
          <office:change-info>
            <dc:creator> </dc:creator>
            <dc:date>2020-02-11T14:38:40.033649858</dc:date>
          </office:change-info>
          <table:previous>
            <table:change-track-table-cell/>
          </table:previous>
        </table:cell-content-change>
        <table:cell-content-change table:id="ct76">
          <table:cell-address table:column="5" table:row="254" table:table="0"/>
          <office:change-info>
            <dc:creator> </dc:creator>
            <dc:date>2020-02-11T14:38:40.970864733</dc:date>
          </office:change-info>
          <table:previous>
            <table:change-track-table-cell/>
          </table:previous>
        </table:cell-content-change>
        <table:insertion table:id="ct77" table:type="row" table:position="322" table:table="0">
          <office:change-info>
            <dc:creator> </dc:creator>
            <dc:date>2020-02-11T14:38:59.662206240</dc:date>
          </office:change-info>
          <table:dependencies>
            <table:dependency table:id="ct92"/>
          </table:dependencies>
        </table:insertion>
        <table:insertion table:id="ct78" table:type="row" table:position="289" table:table="0">
          <office:change-info>
            <dc:creator> </dc:creator>
            <dc:date>2020-02-11T14:39:01.735393850</dc:date>
          </office:change-info>
          <table:dependencies>
            <table:dependency table:id="ct91"/>
          </table:dependencies>
        </table:insertion>
        <table:insertion table:id="ct79" table:type="row" table:position="286" table:table="0">
          <office:change-info>
            <dc:creator> </dc:creator>
            <dc:date>2020-02-11T14:39:03.247159675</dc:date>
          </office:change-info>
          <table:dependencies>
            <table:dependency table:id="ct90"/>
          </table:dependencies>
        </table:insertion>
        <table:insertion table:id="ct80" table:type="row" table:position="284" table:table="0">
          <office:change-info>
            <dc:creator> </dc:creator>
            <dc:date>2020-02-11T14:39:09.933707388</dc:date>
          </office:change-info>
          <table:dependencies>
            <table:dependency table:id="ct89"/>
          </table:dependencies>
        </table:insertion>
        <table:insertion table:id="ct81" table:type="row" table:position="282" table:table="0">
          <office:change-info>
            <dc:creator> </dc:creator>
            <dc:date>2020-02-11T14:39:11.884867148</dc:date>
          </office:change-info>
          <table:dependencies>
            <table:dependency table:id="ct88"/>
          </table:dependencies>
        </table:insertion>
        <table:insertion table:id="ct82" table:type="row" table:position="267" table:table="0">
          <office:change-info>
            <dc:creator> </dc:creator>
            <dc:date>2020-02-11T14:39:13.556548319</dc:date>
          </office:change-info>
          <table:dependencies>
            <table:dependency table:id="ct87"/>
          </table:dependencies>
        </table:insertion>
        <table:insertion table:id="ct83" table:type="row" table:position="265" table:table="0">
          <office:change-info>
            <dc:creator> </dc:creator>
            <dc:date>2020-02-11T14:39:15.427551003</dc:date>
          </office:change-info>
          <table:dependencies>
            <table:dependency table:id="ct86"/>
          </table:dependencies>
        </table:insertion>
        <table:insertion table:id="ct84" table:type="row" table:position="256" table:table="0">
          <office:change-info>
            <dc:creator> </dc:creator>
            <dc:date>2020-02-11T14:39:18.249446896</dc:date>
          </office:change-info>
          <table:dependencies>
            <table:dependency table:id="ct85"/>
          </table:dependencies>
        </table:insertion>
        <table:cell-content-change table:id="ct85">
          <table:cell-address table:column="4" table:row="256" table:table="0"/>
          <office:change-info>
            <dc:creator> </dc:creator>
            <dc:date>2020-02-11T14:40:16.696842042</dc:date>
          </office:change-info>
          <table:previous>
            <table:change-track-table-cell/>
          </table:previous>
        </table:cell-content-change>
        <table:cell-content-change table:id="ct86">
          <table:cell-address table:column="4" table:row="265" table:table="0"/>
          <office:change-info>
            <dc:creator> </dc:creator>
            <dc:date>2020-02-11T14:40:21.889980328</dc:date>
          </office:change-info>
          <table:previous>
            <table:change-track-table-cell/>
          </table:previous>
        </table:cell-content-change>
        <table:cell-content-change table:id="ct87">
          <table:cell-address table:column="4" table:row="267" table:table="0"/>
          <office:change-info>
            <dc:creator> </dc:creator>
            <dc:date>2020-02-11T14:40:24.907636680</dc:date>
          </office:change-info>
          <table:previous>
            <table:change-track-table-cell/>
          </table:previous>
        </table:cell-content-change>
        <table:cell-content-change table:id="ct88">
          <table:cell-address table:column="4" table:row="282" table:table="0"/>
          <office:change-info>
            <dc:creator> </dc:creator>
            <dc:date>2020-02-11T14:40:29.903975696</dc:date>
          </office:change-info>
          <table:previous>
            <table:change-track-table-cell/>
          </table:previous>
        </table:cell-content-change>
        <table:cell-content-change table:id="ct89">
          <table:cell-address table:column="4" table:row="284" table:table="0"/>
          <office:change-info>
            <dc:creator> </dc:creator>
            <dc:date>2020-02-11T14:40:33.569804445</dc:date>
          </office:change-info>
          <table:previous>
            <table:change-track-table-cell/>
          </table:previous>
        </table:cell-content-change>
        <table:cell-content-change table:id="ct90">
          <table:cell-address table:column="4" table:row="286" table:table="0"/>
          <office:change-info>
            <dc:creator> </dc:creator>
            <dc:date>2020-02-11T14:40:36.575151412</dc:date>
          </office:change-info>
          <table:previous>
            <table:change-track-table-cell/>
          </table:previous>
        </table:cell-content-change>
        <table:cell-content-change table:id="ct91">
          <table:cell-address table:column="4" table:row="289" table:table="0"/>
          <office:change-info>
            <dc:creator> </dc:creator>
            <dc:date>2020-02-11T14:40:40.725795018</dc:date>
          </office:change-info>
          <table:previous>
            <table:change-track-table-cell/>
          </table:previous>
        </table:cell-content-change>
        <table:cell-content-change table:id="ct92">
          <table:cell-address table:column="4" table:row="322" table:table="0"/>
          <office:change-info>
            <dc:creator> </dc:creator>
            <dc:date>2020-02-11T14:40:41.642604387</dc:date>
          </office:change-info>
          <table:previous>
            <table:change-track-table-cell/>
          </table:previous>
        </table:cell-content-change>
        <table:insertion table:id="ct93" table:type="row" table:position="323" table:table="0">
          <office:change-info>
            <dc:creator> </dc:creator>
            <dc:date>2020-02-11T14:41:08.616569506</dc:date>
          </office:change-info>
          <table:dependencies>
            <table:dependency table:id="ct105"/>
          </table:dependencies>
        </table:insertion>
        <table:insertion table:id="ct94" table:type="row" table:position="324" table:table="0">
          <office:change-info>
            <dc:creator> </dc:creator>
            <dc:date>2020-02-11T14:41:10.868159135</dc:date>
          </office:change-info>
          <table:dependencies>
            <table:dependency table:id="ct106"/>
          </table:dependencies>
        </table:insertion>
        <table:insertion table:id="ct95" table:type="row" table:position="325" table:table="0">
          <office:change-info>
            <dc:creator> </dc:creator>
            <dc:date>2020-02-11T14:41:13.818777804</dc:date>
          </office:change-info>
          <table:dependencies>
            <table:dependency table:id="ct107"/>
          </table:dependencies>
        </table:insertion>
        <table:insertion table:id="ct96" table:type="row" table:position="334" table:table="0">
          <office:change-info>
            <dc:creator> </dc:creator>
            <dc:date>2020-02-11T14:41:32.926816618</dc:date>
          </office:change-info>
          <table:dependencies>
            <table:dependency table:id="ct116"/>
          </table:dependencies>
        </table:insertion>
        <table:insertion table:id="ct97" table:type="row" table:position="333" table:table="0">
          <office:change-info>
            <dc:creator> </dc:creator>
            <dc:date>2020-02-11T14:41:35.082197376</dc:date>
          </office:change-info>
          <table:dependencies>
            <table:dependency table:id="ct115"/>
          </table:dependencies>
        </table:insertion>
        <table:insertion table:id="ct98" table:type="row" table:position="332" table:table="0">
          <office:change-info>
            <dc:creator> </dc:creator>
            <dc:date>2020-02-11T14:41:37.088829838</dc:date>
          </office:change-info>
          <table:dependencies>
            <table:dependency table:id="ct114"/>
          </table:dependencies>
        </table:insertion>
        <table:insertion table:id="ct99" table:type="row" table:position="331" table:table="0">
          <office:change-info>
            <dc:creator> </dc:creator>
            <dc:date>2020-02-11T14:41:38.656635155</dc:date>
          </office:change-info>
          <table:dependencies>
            <table:dependency table:id="ct113"/>
          </table:dependencies>
        </table:insertion>
        <table:insertion table:id="ct100" table:type="row" table:position="330" table:table="0">
          <office:change-info>
            <dc:creator> </dc:creator>
            <dc:date>2020-02-11T14:41:40.544855388</dc:date>
          </office:change-info>
          <table:dependencies>
            <table:dependency table:id="ct112"/>
          </table:dependencies>
        </table:insertion>
        <table:insertion table:id="ct101" table:type="row" table:position="328" table:table="0">
          <office:change-info>
            <dc:creator> </dc:creator>
            <dc:date>2020-02-11T14:41:42.801607438</dc:date>
          </office:change-info>
          <table:dependencies>
            <table:dependency table:id="ct110"/>
          </table:dependencies>
        </table:insertion>
        <table:insertion table:id="ct102" table:type="row" table:position="329" table:table="0">
          <office:change-info>
            <dc:creator> </dc:creator>
            <dc:date>2020-02-11T14:41:44.559971942</dc:date>
          </office:change-info>
          <table:dependencies>
            <table:dependency table:id="ct111"/>
          </table:dependencies>
        </table:insertion>
        <table:insertion table:id="ct103" table:type="row" table:position="327" table:table="0">
          <office:change-info>
            <dc:creator> </dc:creator>
            <dc:date>2020-02-11T14:41:46.745787665</dc:date>
          </office:change-info>
          <table:dependencies>
            <table:dependency table:id="ct109"/>
          </table:dependencies>
        </table:insertion>
        <table:insertion table:id="ct104" table:type="row" table:position="326" table:table="0">
          <office:change-info>
            <dc:creator> </dc:creator>
            <dc:date>2020-02-11T14:41:48.801306653</dc:date>
          </office:change-info>
          <table:dependencies>
            <table:dependency table:id="ct108"/>
          </table:dependencies>
        </table:insertion>
        <table:cell-content-change table:id="ct105">
          <table:cell-address table:column="5" table:row="323" table:table="0"/>
          <office:change-info>
            <dc:creator> </dc:creator>
            <dc:date>2020-02-11T14:42:14.612950996</dc:date>
          </office:change-info>
          <table:previous>
            <table:change-track-table-cell/>
          </table:previous>
        </table:cell-content-change>
        <table:cell-content-change table:id="ct106">
          <table:cell-address table:column="5" table:row="324" table:table="0"/>
          <office:change-info>
            <dc:creator> </dc:creator>
            <dc:date>2020-02-11T14:42:17.506881497</dc:date>
          </office:change-info>
          <table:previous>
            <table:change-track-table-cell/>
          </table:previous>
        </table:cell-content-change>
        <table:cell-content-change table:id="ct107">
          <table:cell-address table:column="5" table:row="325" table:table="0"/>
          <office:change-info>
            <dc:creator> </dc:creator>
            <dc:date>2020-02-11T14:42:20.425138492</dc:date>
          </office:change-info>
          <table:previous>
            <table:change-track-table-cell/>
          </table:previous>
        </table:cell-content-change>
        <table:cell-content-change table:id="ct108">
          <table:cell-address table:column="5" table:row="326" table:table="0"/>
          <office:change-info>
            <dc:creator> </dc:creator>
            <dc:date>2020-02-11T14:42:23.010198562</dc:date>
          </office:change-info>
          <table:previous>
            <table:change-track-table-cell/>
          </table:previous>
        </table:cell-content-change>
        <table:cell-content-change table:id="ct109">
          <table:cell-address table:column="5" table:row="327" table:table="0"/>
          <office:change-info>
            <dc:creator> </dc:creator>
            <dc:date>2020-02-11T14:42:25.657000031</dc:date>
          </office:change-info>
          <table:previous>
            <table:change-track-table-cell/>
          </table:previous>
        </table:cell-content-change>
        <table:cell-content-change table:id="ct110">
          <table:cell-address table:column="5" table:row="328" table:table="0"/>
          <office:change-info>
            <dc:creator> </dc:creator>
            <dc:date>2020-02-11T14:42:28.103917183</dc:date>
          </office:change-info>
          <table:previous>
            <table:change-track-table-cell/>
          </table:previous>
        </table:cell-content-change>
        <table:cell-content-change table:id="ct111">
          <table:cell-address table:column="5" table:row="329" table:table="0"/>
          <office:change-info>
            <dc:creator> </dc:creator>
            <dc:date>2020-02-11T14:42:31.194214489</dc:date>
          </office:change-info>
          <table:previous>
            <table:change-track-table-cell/>
          </table:previous>
        </table:cell-content-change>
        <table:cell-content-change table:id="ct112">
          <table:cell-address table:column="5" table:row="330" table:table="0"/>
          <office:change-info>
            <dc:creator> </dc:creator>
            <dc:date>2020-02-11T14:42:34.555885351</dc:date>
          </office:change-info>
          <table:previous>
            <table:change-track-table-cell/>
          </table:previous>
        </table:cell-content-change>
        <table:cell-content-change table:id="ct113">
          <table:cell-address table:column="5" table:row="331" table:table="0"/>
          <office:change-info>
            <dc:creator> </dc:creator>
            <dc:date>2020-02-11T14:42:37.343647117</dc:date>
          </office:change-info>
          <table:previous>
            <table:change-track-table-cell/>
          </table:previous>
        </table:cell-content-change>
        <table:cell-content-change table:id="ct114">
          <table:cell-address table:column="5" table:row="332" table:table="0"/>
          <office:change-info>
            <dc:creator> </dc:creator>
            <dc:date>2020-02-11T14:42:40.151433825</dc:date>
          </office:change-info>
          <table:previous>
            <table:change-track-table-cell/>
          </table:previous>
        </table:cell-content-change>
        <table:cell-content-change table:id="ct115">
          <table:cell-address table:column="5" table:row="333" table:table="0"/>
          <office:change-info>
            <dc:creator> </dc:creator>
            <dc:date>2020-02-11T14:42:43.433686678</dc:date>
          </office:change-info>
          <table:previous>
            <table:change-track-table-cell/>
          </table:previous>
        </table:cell-content-change>
        <table:cell-content-change table:id="ct116">
          <table:cell-address table:column="5" table:row="334" table:table="0"/>
          <office:change-info>
            <dc:creator> </dc:creator>
            <dc:date>2020-02-11T14:42:44.291568659</dc:date>
          </office:change-info>
          <table:previous>
            <table:change-track-table-cell/>
          </table:previous>
        </table:cell-content-change>
        <table:insertion table:id="ct117" table:type="row" table:position="319" table:table="0">
          <office:change-info>
            <dc:creator> </dc:creator>
            <dc:date>2020-02-11T14:43:12.722140427</dc:date>
          </office:change-info>
          <table:dependencies>
            <table:dependency table:id="ct120"/>
          </table:dependencies>
        </table:insertion>
        <table:insertion table:id="ct118" table:type="row" table:position="290" table:table="0">
          <office:change-info>
            <dc:creator> </dc:creator>
            <dc:date>2020-02-11T14:43:15.319355761</dc:date>
          </office:change-info>
          <table:dependencies>
            <table:dependency table:id="ct119"/>
          </table:dependencies>
        </table:insertion>
        <table:cell-content-change table:id="ct119">
          <table:cell-address table:column="5" table:row="290" table:table="0"/>
          <office:change-info>
            <dc:creator> </dc:creator>
            <dc:date>2020-02-11T14:43:29.783609575</dc:date>
          </office:change-info>
          <table:previous>
            <table:change-track-table-cell/>
          </table:previous>
        </table:cell-content-change>
        <table:cell-content-change table:id="ct120">
          <table:cell-address table:column="5" table:row="319" table:table="0"/>
          <office:change-info>
            <dc:creator> </dc:creator>
            <dc:date>2020-02-11T14:43:30.551892320</dc:date>
          </office:change-info>
          <table:previous>
            <table:change-track-table-cell/>
          </table:previous>
        </table:cell-content-change>
        <table:insertion table:id="ct121" table:type="row" table:position="321" table:table="0">
          <office:change-info>
            <dc:creator> </dc:creator>
            <dc:date>2020-02-11T14:43:43.948218650</dc:date>
          </office:change-info>
          <table:dependencies>
            <table:dependency table:id="ct124"/>
          </table:dependencies>
        </table:insertion>
        <table:insertion table:id="ct122" table:type="row" table:position="320" table:table="0">
          <office:change-info>
            <dc:creator> </dc:creator>
            <dc:date>2020-02-11T14:43:45.661625220</dc:date>
          </office:change-info>
          <table:dependencies>
            <table:dependency table:id="ct123"/>
          </table:dependencies>
        </table:insertion>
        <table:cell-content-change table:id="ct123">
          <table:cell-address table:column="6" table:row="320" table:table="0"/>
          <office:change-info>
            <dc:creator> </dc:creator>
            <dc:date>2020-02-11T14:44:11.360308762</dc:date>
          </office:change-info>
          <table:previous>
            <table:change-track-table-cell/>
          </table:previous>
        </table:cell-content-change>
        <table:cell-content-change table:id="ct124">
          <table:cell-address table:column="6" table:row="321" table:table="0"/>
          <office:change-info>
            <dc:creator> </dc:creator>
            <dc:date>2020-02-11T14:44:12.211802572</dc:date>
          </office:change-info>
          <table:previous>
            <table:change-track-table-cell/>
          </table:previous>
        </table:cell-content-change>
        <table:insertion table:id="ct125" table:type="row" table:position="315" table:table="0">
          <office:change-info>
            <dc:creator> </dc:creator>
            <dc:date>2020-02-11T14:44:27.879856541</dc:date>
          </office:change-info>
          <table:dependencies>
            <table:dependency table:id="ct136"/>
          </table:dependencies>
        </table:insertion>
        <table:insertion table:id="ct126" table:type="row" table:position="307" table:table="0">
          <office:change-info>
            <dc:creator> </dc:creator>
            <dc:date>2020-02-11T14:44:30.336480734</dc:date>
          </office:change-info>
          <table:dependencies>
            <table:dependency table:id="ct135"/>
          </table:dependencies>
        </table:insertion>
        <table:insertion table:id="ct127" table:type="row" table:position="305" table:table="0">
          <office:change-info>
            <dc:creator> </dc:creator>
            <dc:date>2020-02-11T14:44:31.856357502</dc:date>
          </office:change-info>
          <table:dependencies>
            <table:dependency table:id="ct134"/>
          </table:dependencies>
        </table:insertion>
        <table:insertion table:id="ct128" table:type="row" table:position="300" table:table="0">
          <office:change-info>
            <dc:creator> </dc:creator>
            <dc:date>2020-02-11T14:44:33.497164479</dc:date>
          </office:change-info>
          <table:dependencies>
            <table:dependency table:id="ct133"/>
          </table:dependencies>
        </table:insertion>
        <table:insertion table:id="ct129" table:type="row" table:position="297" table:table="0">
          <office:change-info>
            <dc:creator> </dc:creator>
            <dc:date>2020-02-11T14:44:35.136625206</dc:date>
          </office:change-info>
          <table:dependencies>
            <table:dependency table:id="ct132"/>
          </table:dependencies>
        </table:insertion>
        <table:insertion table:id="ct130" table:type="row" table:position="291" table:table="0">
          <office:change-info>
            <dc:creator> </dc:creator>
            <dc:date>2020-02-11T14:44:36.727050561</dc:date>
          </office:change-info>
          <table:dependencies>
            <table:dependency table:id="ct131"/>
          </table:dependencies>
        </table:insertion>
        <table:cell-content-change table:id="ct131">
          <table:cell-address table:column="6" table:row="291" table:table="0"/>
          <office:change-info>
            <dc:creator> </dc:creator>
            <dc:date>2020-02-11T14:44:57.331458711</dc:date>
          </office:change-info>
          <table:previous>
            <table:change-track-table-cell/>
          </table:previous>
        </table:cell-content-change>
        <table:cell-content-change table:id="ct132">
          <table:cell-address table:column="6" table:row="297" table:table="0"/>
          <office:change-info>
            <dc:creator> </dc:creator>
            <dc:date>2020-02-11T14:45:00.139118929</dc:date>
          </office:change-info>
          <table:previous>
            <table:change-track-table-cell/>
          </table:previous>
        </table:cell-content-change>
        <table:cell-content-change table:id="ct133">
          <table:cell-address table:column="6" table:row="300" table:table="0"/>
          <office:change-info>
            <dc:creator> </dc:creator>
            <dc:date>2020-02-11T14:45:03.014523853</dc:date>
          </office:change-info>
          <table:previous>
            <table:change-track-table-cell/>
          </table:previous>
        </table:cell-content-change>
        <table:cell-content-change table:id="ct134">
          <table:cell-address table:column="6" table:row="305" table:table="0"/>
          <office:change-info>
            <dc:creator> </dc:creator>
            <dc:date>2020-02-11T14:45:05.848663256</dc:date>
          </office:change-info>
          <table:previous>
            <table:change-track-table-cell/>
          </table:previous>
        </table:cell-content-change>
        <table:cell-content-change table:id="ct135">
          <table:cell-address table:column="6" table:row="307" table:table="0"/>
          <office:change-info>
            <dc:creator> </dc:creator>
            <dc:date>2020-02-11T14:45:09.032923560</dc:date>
          </office:change-info>
          <table:previous>
            <table:change-track-table-cell/>
          </table:previous>
        </table:cell-content-change>
        <table:cell-content-change table:id="ct136">
          <table:cell-address table:column="6" table:row="315" table:table="0"/>
          <office:change-info>
            <dc:creator> </dc:creator>
            <dc:date>2020-02-11T14:45:09.800572597</dc:date>
          </office:change-info>
          <table:previous>
            <table:change-track-table-cell/>
          </table:previous>
        </table:cell-content-change>
        <table:insertion table:id="ct137" table:type="row" table:position="318" table:table="0">
          <office:change-info>
            <dc:creator> </dc:creator>
            <dc:date>2020-02-11T14:48:03.649628113</dc:date>
          </office:change-info>
          <table:dependencies>
            <table:dependency table:id="ct140"/>
          </table:dependencies>
        </table:insertion>
        <table:insertion table:id="ct138" table:type="row" table:position="316" table:table="0">
          <office:change-info>
            <dc:creator> </dc:creator>
            <dc:date>2020-02-11T14:48:05.339268509</dc:date>
          </office:change-info>
          <table:dependencies>
            <table:dependency table:id="ct139"/>
          </table:dependencies>
        </table:insertion>
        <table:cell-content-change table:id="ct139">
          <table:cell-address table:column="7" table:row="316" table:table="0"/>
          <office:change-info>
            <dc:creator> </dc:creator>
            <dc:date>2020-02-11T14:48:21.033699994</dc:date>
          </office:change-info>
          <table:previous>
            <table:change-track-table-cell/>
          </table:previous>
        </table:cell-content-change>
        <table:cell-content-change table:id="ct140">
          <table:cell-address table:column="7" table:row="318" table:table="0"/>
          <office:change-info>
            <dc:creator> </dc:creator>
            <dc:date>2020-02-11T14:48:21.846729512</dc:date>
          </office:change-info>
          <table:previous>
            <table:change-track-table-cell/>
          </table:previous>
        </table:cell-content-change>
        <table:insertion table:id="ct141" table:type="row" table:position="317" table:table="0">
          <office:change-info>
            <dc:creator> </dc:creator>
            <dc:date>2020-02-11T14:54:39.848803142</dc:date>
          </office:change-info>
          <table:dependencies>
            <table:dependency table:id="ct144"/>
            <table:dependency table:id="ct142"/>
          </table:dependencies>
        </table:insertion>
        <table:cell-content-change table:id="ct142">
          <table:cell-address table:column="8" table:row="317" table:table="0"/>
          <office:change-info>
            <dc:creator> </dc:creator>
            <dc:date>2020-02-11T14:54:52.690013793</dc:date>
          </office:change-info>
          <table:previous>
            <table:change-track-table-cell/>
          </table:previous>
        </table:cell-content-change>
        <table:cell-content-change table:id="ct143">
          <table:cell-address table:column="4" table:row="5" table:table="0"/>
          <office:change-info>
            <dc:creator> </dc:creator>
            <dc:date>2020-02-11T14:55:52.801002138</dc:date>
          </office:change-info>
          <table:previous>
            <table:change-track-table-cell/>
          </table:previous>
        </table:cell-content-change>
        <table:cell-content-change table:id="ct144">
          <table:cell-address table:column="8" table:row="317" table:table="0"/>
          <office:change-info>
            <dc:creator> </dc:creator>
            <dc:date>2020-02-11T14:56:25.865760045</dc:date>
          </office:change-info>
          <table:previous table:id="ct142">
            <table:change-track-table-cell office:value-type="string">
              <text:p>...</text:p>
            </table:change-track-table-cell>
          </table:previous>
        </table:cell-content-change>
        <table:cell-content-change table:id="ct145">
          <table:cell-address table:column="4" table:row="5" table:table="0"/>
          <office:change-info>
            <dc:creator> </dc:creator>
            <dc:date>2020-02-11T14:57:09.617963222</dc:date>
          </office:change-info>
          <table:previous table:id="ct143">
            <table:change-track-table-cell office:value-type="string">
              <text:p>too much files</text:p>
            </table:change-track-table-cell>
          </table:previous>
        </table:cell-content-change>
        <table:insertion table:id="ct146" table:type="row" table:position="313" table:table="0">
          <office:change-info>
            <dc:creator> </dc:creator>
            <dc:date>2020-02-11T14:57:25.675137102</dc:date>
          </office:change-info>
          <table:dependencies>
            <table:dependency table:id="ct155"/>
          </table:dependencies>
        </table:insertion>
        <table:insertion table:id="ct147" table:type="row" table:position="311" table:table="0">
          <office:change-info>
            <dc:creator> </dc:creator>
            <dc:date>2020-02-11T14:57:27.593519567</dc:date>
          </office:change-info>
          <table:dependencies>
            <table:dependency table:id="ct154"/>
          </table:dependencies>
        </table:insertion>
        <table:insertion table:id="ct148" table:type="row" table:position="310" table:table="0">
          <office:change-info>
            <dc:creator> </dc:creator>
            <dc:date>2020-02-11T14:57:29.300291521</dc:date>
          </office:change-info>
          <table:dependencies>
            <table:dependency table:id="ct153"/>
          </table:dependencies>
        </table:insertion>
        <table:insertion table:id="ct149" table:type="row" table:position="309" table:table="0">
          <office:change-info>
            <dc:creator> </dc:creator>
            <dc:date>2020-02-11T14:57:30.738888822</dc:date>
          </office:change-info>
          <table:dependencies>
            <table:dependency table:id="ct152"/>
          </table:dependencies>
        </table:insertion>
        <table:insertion table:id="ct150" table:type="row" table:position="308" table:table="0">
          <office:change-info>
            <dc:creator> </dc:creator>
            <dc:date>2020-02-11T14:57:32.516554164</dc:date>
          </office:change-info>
          <table:dependencies>
            <table:dependency table:id="ct151"/>
          </table:dependencies>
        </table:insertion>
        <table:cell-content-change table:id="ct151">
          <table:cell-address table:column="7" table:row="308" table:table="0"/>
          <office:change-info>
            <dc:creator> </dc:creator>
            <dc:date>2020-02-11T14:57:46.770093728</dc:date>
          </office:change-info>
          <table:previous>
            <table:change-track-table-cell/>
          </table:previous>
        </table:cell-content-change>
        <table:cell-content-change table:id="ct152">
          <table:cell-address table:column="7" table:row="309" table:table="0"/>
          <office:change-info>
            <dc:creator> </dc:creator>
            <dc:date>2020-02-11T14:57:49.745365516</dc:date>
          </office:change-info>
          <table:previous>
            <table:change-track-table-cell/>
          </table:previous>
        </table:cell-content-change>
        <table:cell-content-change table:id="ct153">
          <table:cell-address table:column="7" table:row="310" table:table="0"/>
          <office:change-info>
            <dc:creator> </dc:creator>
            <dc:date>2020-02-11T14:57:52.261698494</dc:date>
          </office:change-info>
          <table:previous>
            <table:change-track-table-cell/>
          </table:previous>
        </table:cell-content-change>
        <table:cell-content-change table:id="ct154">
          <table:cell-address table:column="7" table:row="311" table:table="0"/>
          <office:change-info>
            <dc:creator> </dc:creator>
            <dc:date>2020-02-11T14:58:00.149273358</dc:date>
          </office:change-info>
          <table:previous>
            <table:change-track-table-cell/>
          </table:previous>
        </table:cell-content-change>
        <table:cell-content-change table:id="ct155">
          <table:cell-address table:column="7" table:row="313" table:table="0"/>
          <office:change-info>
            <dc:creator> </dc:creator>
            <dc:date>2020-02-11T14:58:01.410166080</dc:date>
          </office:change-info>
          <table:previous>
            <table:change-track-table-cell/>
          </table:previous>
        </table:cell-content-change>
        <table:insertion table:id="ct156" table:type="row" table:position="312" table:table="0">
          <office:change-info>
            <dc:creator> </dc:creator>
            <dc:date>2020-02-11T14:58:14.712733909</dc:date>
          </office:change-info>
          <table:dependencies>
            <table:dependency table:id="ct158"/>
          </table:dependencies>
        </table:insertion>
        <table:insertion table:id="ct157" table:type="row" table:position="314" table:table="0">
          <office:change-info>
            <dc:creator> </dc:creator>
            <dc:date>2020-02-11T14:58:18.597146522</dc:date>
          </office:change-info>
          <table:dependencies>
            <table:dependency table:id="ct159"/>
          </table:dependencies>
        </table:insertion>
        <table:cell-content-change table:id="ct158">
          <table:cell-address table:column="8" table:row="312" table:table="0"/>
          <office:change-info>
            <dc:creator> </dc:creator>
            <dc:date>2020-02-11T14:58:31.169589591</dc:date>
          </office:change-info>
          <table:previous>
            <table:change-track-table-cell/>
          </table:previous>
        </table:cell-content-change>
        <table:cell-content-change table:id="ct159">
          <table:cell-address table:column="8" table:row="314" table:table="0"/>
          <office:change-info>
            <dc:creator> </dc:creator>
            <dc:date>2020-02-11T14:58:33.759592839</dc:date>
          </office:change-info>
          <table:previous>
            <table:change-track-table-cell/>
          </table:previous>
        </table:cell-content-change>
        <table:insertion table:id="ct160" table:type="row" table:position="306" table:table="0">
          <office:change-info>
            <dc:creator> </dc:creator>
            <dc:date>2020-02-11T14:58:58.761557692</dc:date>
          </office:change-info>
          <table:dependencies>
            <table:dependency table:id="ct161"/>
          </table:dependencies>
        </table:insertion>
        <table:cell-content-change table:id="ct161">
          <table:cell-address table:column="7" table:row="306" table:table="0"/>
          <office:change-info>
            <dc:creator> </dc:creator>
            <dc:date>2020-02-11T14:59:04.076976962</dc:date>
          </office:change-info>
          <table:previous>
            <table:change-track-table-cell/>
          </table:previous>
        </table:cell-content-change>
        <table:insertion table:id="ct162" table:type="row" table:position="304" table:table="0">
          <office:change-info>
            <dc:creator> </dc:creator>
            <dc:date>2020-02-11T14:59:18.838281735</dc:date>
          </office:change-info>
          <table:dependencies>
            <table:dependency table:id="ct169"/>
          </table:dependencies>
        </table:insertion>
        <table:insertion table:id="ct163" table:type="row" table:position="303" table:table="0">
          <office:change-info>
            <dc:creator> </dc:creator>
            <dc:date>2020-02-11T14:59:21.010081009</dc:date>
          </office:change-info>
          <table:dependencies>
            <table:dependency table:id="ct168"/>
          </table:dependencies>
        </table:insertion>
        <table:insertion table:id="ct164" table:type="row" table:position="302" table:table="0">
          <office:change-info>
            <dc:creator> </dc:creator>
            <dc:date>2020-02-11T14:59:23.434547274</dc:date>
          </office:change-info>
          <table:dependencies>
            <table:dependency table:id="ct167"/>
          </table:dependencies>
        </table:insertion>
        <table:insertion table:id="ct165" table:type="row" table:position="301" table:table="0">
          <office:change-info>
            <dc:creator> </dc:creator>
            <dc:date>2020-02-11T14:59:24.933766170</dc:date>
          </office:change-info>
          <table:dependencies>
            <table:dependency table:id="ct166"/>
          </table:dependencies>
        </table:insertion>
        <table:cell-content-change table:id="ct166">
          <table:cell-address table:column="7" table:row="301" table:table="0"/>
          <office:change-info>
            <dc:creator> </dc:creator>
            <dc:date>2020-02-11T14:59:37.193877060</dc:date>
          </office:change-info>
          <table:previous>
            <table:change-track-table-cell/>
          </table:previous>
        </table:cell-content-change>
        <table:cell-content-change table:id="ct167">
          <table:cell-address table:column="7" table:row="302" table:table="0"/>
          <office:change-info>
            <dc:creator> </dc:creator>
            <dc:date>2020-02-11T14:59:50.744525504</dc:date>
          </office:change-info>
          <table:previous>
            <table:change-track-table-cell/>
          </table:previous>
        </table:cell-content-change>
        <table:cell-content-change table:id="ct168">
          <table:cell-address table:column="7" table:row="303" table:table="0"/>
          <office:change-info>
            <dc:creator> </dc:creator>
            <dc:date>2020-02-11T14:59:53.800192107</dc:date>
          </office:change-info>
          <table:previous>
            <table:change-track-table-cell/>
          </table:previous>
        </table:cell-content-change>
        <table:cell-content-change table:id="ct169">
          <table:cell-address table:column="7" table:row="304" table:table="0"/>
          <office:change-info>
            <dc:creator> </dc:creator>
            <dc:date>2020-02-11T14:59:54.732117030</dc:date>
          </office:change-info>
          <table:previous>
            <table:change-track-table-cell/>
          </table:previous>
        </table:cell-content-change>
        <table:insertion table:id="ct170" table:type="row" table:position="299" table:table="0">
          <office:change-info>
            <dc:creator> </dc:creator>
            <dc:date>2020-02-11T15:00:08.128578792</dc:date>
          </office:change-info>
          <table:dependencies>
            <table:dependency table:id="ct173"/>
          </table:dependencies>
        </table:insertion>
        <table:insertion table:id="ct171" table:type="row" table:position="298" table:table="0">
          <office:change-info>
            <dc:creator> </dc:creator>
            <dc:date>2020-02-11T15:00:09.738131239</dc:date>
          </office:change-info>
          <table:dependencies>
            <table:dependency table:id="ct172"/>
          </table:dependencies>
        </table:insertion>
        <table:cell-content-change table:id="ct172">
          <table:cell-address table:column="7" table:row="298" table:table="0"/>
          <office:change-info>
            <dc:creator> </dc:creator>
            <dc:date>2020-02-11T15:00:19.959393408</dc:date>
          </office:change-info>
          <table:previous>
            <table:change-track-table-cell/>
          </table:previous>
        </table:cell-content-change>
        <table:cell-content-change table:id="ct173">
          <table:cell-address table:column="7" table:row="299" table:table="0"/>
          <office:change-info>
            <dc:creator> </dc:creator>
            <dc:date>2020-02-11T15:00:20.912291455</dc:date>
          </office:change-info>
          <table:previous>
            <table:change-track-table-cell/>
          </table:previous>
        </table:cell-content-change>
        <table:insertion table:id="ct174" table:type="row" table:position="296" table:table="0">
          <office:change-info>
            <dc:creator> </dc:creator>
            <dc:date>2020-02-11T15:00:42.489253349</dc:date>
          </office:change-info>
          <table:dependencies>
            <table:dependency table:id="ct187"/>
            <table:dependency table:id="ct183"/>
          </table:dependencies>
        </table:insertion>
        <table:insertion table:id="ct175" table:type="row" table:position="295" table:table="0">
          <office:change-info>
            <dc:creator> </dc:creator>
            <dc:date>2020-02-11T15:00:44.831774681</dc:date>
          </office:change-info>
          <table:dependencies>
            <table:dependency table:id="ct186"/>
            <table:dependency table:id="ct182"/>
          </table:dependencies>
        </table:insertion>
        <table:insertion table:id="ct176" table:type="row" table:position="294" table:table="0">
          <office:change-info>
            <dc:creator> </dc:creator>
            <dc:date>2020-02-11T15:00:46.526361159</dc:date>
          </office:change-info>
          <table:dependencies>
            <table:dependency table:id="ct185"/>
            <table:dependency table:id="ct181"/>
          </table:dependencies>
        </table:insertion>
        <table:insertion table:id="ct177" table:type="row" table:position="293" table:table="0">
          <office:change-info>
            <dc:creator> </dc:creator>
            <dc:date>2020-02-11T15:00:48.199897673</dc:date>
          </office:change-info>
          <table:dependencies>
            <table:dependency table:id="ct184"/>
            <table:dependency table:id="ct180"/>
          </table:dependencies>
        </table:insertion>
        <table:insertion table:id="ct178" table:type="row" table:position="292" table:table="0">
          <office:change-info>
            <dc:creator> </dc:creator>
            <dc:date>2020-02-11T15:00:50.278983010</dc:date>
          </office:change-info>
          <table:dependencies>
            <table:dependency table:id="ct179"/>
          </table:dependencies>
        </table:insertion>
        <table:cell-content-change table:id="ct179">
          <table:cell-address table:column="7" table:row="292" table:table="0"/>
          <office:change-info>
            <dc:creator> </dc:creator>
            <dc:date>2020-02-11T15:01:05.545237429</dc:date>
          </office:change-info>
          <table:previous>
            <table:change-track-table-cell/>
          </table:previous>
        </table:cell-content-change>
        <table:cell-content-change table:id="ct180">
          <table:cell-address table:column="7" table:row="293" table:table="0"/>
          <office:change-info>
            <dc:creator> </dc:creator>
            <dc:date>2020-02-11T15:01:08.111909376</dc:date>
          </office:change-info>
          <table:previous>
            <table:change-track-table-cell/>
          </table:previous>
        </table:cell-content-change>
        <table:cell-content-change table:id="ct181">
          <table:cell-address table:column="7" table:row="294" table:table="0"/>
          <office:change-info>
            <dc:creator> </dc:creator>
            <dc:date>2020-02-11T15:01:10.897781284</dc:date>
          </office:change-info>
          <table:previous>
            <table:change-track-table-cell/>
          </table:previous>
        </table:cell-content-change>
        <table:cell-content-change table:id="ct182">
          <table:cell-address table:column="7" table:row="295" table:table="0"/>
          <office:change-info>
            <dc:creator> </dc:creator>
            <dc:date>2020-02-11T15:01:13.672208470</dc:date>
          </office:change-info>
          <table:previous>
            <table:change-track-table-cell/>
          </table:previous>
        </table:cell-content-change>
        <table:cell-content-change table:id="ct183">
          <table:cell-address table:column="7" table:row="296" table:table="0"/>
          <office:change-info>
            <dc:creator> </dc:creator>
            <dc:date>2020-02-11T15:01:14.404390336</dc:date>
          </office:change-info>
          <table:previous>
            <table:change-track-table-cell/>
          </table:previous>
        </table:cell-content-change>
        <table:cell-content-change table:id="ct184">
          <table:cell-address table:column="7" table:row="293" table:table="0"/>
          <office:change-info>
            <dc:creator> </dc:creator>
            <dc:date>2020-02-11T15:01:32.695744275</dc:date>
          </office:change-info>
          <table:previous table:id="ct180">
            <table:change-track-table-cell office:value-type="string">
              <text:p>bootstrap.min.css</text:p>
            </table:change-track-table-cell>
          </table:previous>
        </table:cell-content-change>
        <table:cell-content-change table:id="ct185">
          <table:cell-address table:column="7" table:row="294" table:table="0"/>
          <office:change-info>
            <dc:creator> </dc:creator>
            <dc:date>2020-02-11T15:01:35.953757390</dc:date>
          </office:change-info>
          <table:previous table:id="ct181">
            <table:change-track-table-cell office:value-type="string">
              <text:p>bootstrap.min.css</text:p>
            </table:change-track-table-cell>
          </table:previous>
        </table:cell-content-change>
        <table:cell-content-change table:id="ct186">
          <table:cell-address table:column="7" table:row="295" table:table="0"/>
          <office:change-info>
            <dc:creator> </dc:creator>
            <dc:date>2020-02-11T15:01:39.730113540</dc:date>
          </office:change-info>
          <table:previous table:id="ct182">
            <table:change-track-table-cell office:value-type="string">
              <text:p>bootstrap.min.css</text:p>
            </table:change-track-table-cell>
          </table:previous>
        </table:cell-content-change>
        <table:cell-content-change table:id="ct187">
          <table:cell-address table:column="7" table:row="296" table:table="0"/>
          <office:change-info>
            <dc:creator> </dc:creator>
            <dc:date>2020-02-11T15:01:40.653928821</dc:date>
          </office:change-info>
          <table:previous table:id="ct183">
            <table:change-track-table-cell office:value-type="string">
              <text:p>bootstrap.min.css</text:p>
            </table:change-track-table-cell>
          </table:previous>
        </table:cell-content-change>
        <table:insertion table:id="ct188" table:type="row" table:position="288" table:table="0">
          <office:change-info>
            <dc:creator> </dc:creator>
            <dc:date>2020-02-11T15:02:10.640267204</dc:date>
          </office:change-info>
          <table:dependencies>
            <table:dependency table:id="ct191"/>
          </table:dependencies>
        </table:insertion>
        <table:insertion table:id="ct189" table:type="row" table:position="287" table:table="0">
          <office:change-info>
            <dc:creator> </dc:creator>
            <dc:date>2020-02-11T15:02:13.425062604</dc:date>
          </office:change-info>
          <table:dependencies>
            <table:dependency table:id="ct190"/>
          </table:dependencies>
        </table:insertion>
        <table:cell-content-change table:id="ct190">
          <table:cell-address table:column="5" table:row="287" table:table="0"/>
          <office:change-info>
            <dc:creator> </dc:creator>
            <dc:date>2020-02-11T15:02:23.767661046</dc:date>
          </office:change-info>
          <table:previous>
            <table:change-track-table-cell/>
          </table:previous>
        </table:cell-content-change>
        <table:cell-content-change table:id="ct191">
          <table:cell-address table:column="5" table:row="288" table:table="0"/>
          <office:change-info>
            <dc:creator> </dc:creator>
            <dc:date>2020-02-11T15:02:24.910967424</dc:date>
          </office:change-info>
          <table:previous>
            <table:change-track-table-cell/>
          </table:previous>
        </table:cell-content-change>
        <table:insertion table:id="ct192" table:type="row" table:position="285" table:table="0">
          <office:change-info>
            <dc:creator> </dc:creator>
            <dc:date>2020-02-11T15:02:43.685515823</dc:date>
          </office:change-info>
          <table:dependencies>
            <table:dependency table:id="ct193"/>
          </table:dependencies>
        </table:insertion>
        <table:cell-content-change table:id="ct193">
          <table:cell-address table:column="5" table:row="285" table:table="0"/>
          <office:change-info>
            <dc:creator> </dc:creator>
            <dc:date>2020-02-11T15:02:49.784945625</dc:date>
          </office:change-info>
          <table:previous>
            <table:change-track-table-cell/>
          </table:previous>
        </table:cell-content-change>
        <table:insertion table:id="ct194" table:type="row" table:position="283" table:table="0">
          <office:change-info>
            <dc:creator> </dc:creator>
            <dc:date>2020-02-11T15:03:23.540692944</dc:date>
          </office:change-info>
          <table:dependencies>
            <table:dependency table:id="ct195"/>
          </table:dependencies>
        </table:insertion>
        <table:cell-content-change table:id="ct195">
          <table:cell-address table:column="5" table:row="283" table:table="0"/>
          <office:change-info>
            <dc:creator> </dc:creator>
            <dc:date>2020-02-11T15:03:30.452067498</dc:date>
          </office:change-info>
          <table:previous>
            <table:change-track-table-cell/>
          </table:previous>
        </table:cell-content-change>
        <table:insertion table:id="ct196" table:type="row" table:position="280" table:table="0">
          <office:change-info>
            <dc:creator> </dc:creator>
            <dc:date>2020-02-11T15:03:57.941370675</dc:date>
          </office:change-info>
          <table:dependencies>
            <table:dependency table:id="ct209"/>
          </table:dependencies>
        </table:insertion>
        <table:insertion table:id="ct197" table:type="row" table:position="278" table:table="0">
          <office:change-info>
            <dc:creator> </dc:creator>
            <dc:date>2020-02-11T15:03:59.842625110</dc:date>
          </office:change-info>
          <table:dependencies>
            <table:dependency table:id="ct208"/>
          </table:dependencies>
        </table:insertion>
        <table:insertion table:id="ct198" table:type="row" table:position="276" table:table="0">
          <office:change-info>
            <dc:creator> </dc:creator>
            <dc:date>2020-02-11T15:04:01.322575283</dc:date>
          </office:change-info>
          <table:dependencies>
            <table:dependency table:id="ct207"/>
          </table:dependencies>
        </table:insertion>
        <table:insertion table:id="ct199" table:type="row" table:position="274" table:table="0">
          <office:change-info>
            <dc:creator> </dc:creator>
            <dc:date>2020-02-11T15:04:04.910369169</dc:date>
          </office:change-info>
          <table:dependencies>
            <table:dependency table:id="ct206"/>
          </table:dependencies>
        </table:insertion>
        <table:insertion table:id="ct200" table:type="row" table:position="272" table:table="0">
          <office:change-info>
            <dc:creator> </dc:creator>
            <dc:date>2020-02-11T15:04:06.937409557</dc:date>
          </office:change-info>
          <table:dependencies>
            <table:dependency table:id="ct205"/>
          </table:dependencies>
        </table:insertion>
        <table:insertion table:id="ct201" table:type="row" table:position="270" table:table="0">
          <office:change-info>
            <dc:creator> </dc:creator>
            <dc:date>2020-02-11T15:04:08.746201717</dc:date>
          </office:change-info>
          <table:dependencies>
            <table:dependency table:id="ct204"/>
          </table:dependencies>
        </table:insertion>
        <table:insertion table:id="ct202" table:type="row" table:position="268" table:table="0">
          <office:change-info>
            <dc:creator> </dc:creator>
            <dc:date>2020-02-11T15:04:12.889124983</dc:date>
          </office:change-info>
          <table:dependencies>
            <table:dependency table:id="ct203"/>
          </table:dependencies>
        </table:insertion>
        <table:cell-content-change table:id="ct203">
          <table:cell-address table:column="5" table:row="268" table:table="0"/>
          <office:change-info>
            <dc:creator> </dc:creator>
            <dc:date>2020-02-11T15:04:28.408778390</dc:date>
          </office:change-info>
          <table:previous>
            <table:change-track-table-cell/>
          </table:previous>
        </table:cell-content-change>
        <table:cell-content-change table:id="ct204">
          <table:cell-address table:column="5" table:row="270" table:table="0"/>
          <office:change-info>
            <dc:creator> </dc:creator>
            <dc:date>2020-02-11T15:04:31.275944908</dc:date>
          </office:change-info>
          <table:previous>
            <table:change-track-table-cell/>
          </table:previous>
        </table:cell-content-change>
        <table:cell-content-change table:id="ct205">
          <table:cell-address table:column="5" table:row="272" table:table="0"/>
          <office:change-info>
            <dc:creator> </dc:creator>
            <dc:date>2020-02-11T15:04:33.948481684</dc:date>
          </office:change-info>
          <table:previous>
            <table:change-track-table-cell/>
          </table:previous>
        </table:cell-content-change>
        <table:cell-content-change table:id="ct206">
          <table:cell-address table:column="5" table:row="274" table:table="0"/>
          <office:change-info>
            <dc:creator> </dc:creator>
            <dc:date>2020-02-11T15:04:36.525964687</dc:date>
          </office:change-info>
          <table:previous>
            <table:change-track-table-cell/>
          </table:previous>
        </table:cell-content-change>
        <table:cell-content-change table:id="ct207">
          <table:cell-address table:column="5" table:row="276" table:table="0"/>
          <office:change-info>
            <dc:creator> </dc:creator>
            <dc:date>2020-02-11T15:04:39.094574535</dc:date>
          </office:change-info>
          <table:previous>
            <table:change-track-table-cell/>
          </table:previous>
        </table:cell-content-change>
        <table:cell-content-change table:id="ct208">
          <table:cell-address table:column="5" table:row="278" table:table="0"/>
          <office:change-info>
            <dc:creator> </dc:creator>
            <dc:date>2020-02-11T15:04:42.391636220</dc:date>
          </office:change-info>
          <table:previous>
            <table:change-track-table-cell/>
          </table:previous>
        </table:cell-content-change>
        <table:cell-content-change table:id="ct209">
          <table:cell-address table:column="5" table:row="280" table:table="0"/>
          <office:change-info>
            <dc:creator> </dc:creator>
            <dc:date>2020-02-11T15:04:43.315257050</dc:date>
          </office:change-info>
          <table:previous>
            <table:change-track-table-cell/>
          </table:previous>
        </table:cell-content-change>
        <table:insertion table:id="ct210" table:type="row" table:position="269" table:table="0">
          <office:change-info>
            <dc:creator> </dc:creator>
            <dc:date>2020-02-11T15:04:56.543326654</dc:date>
          </office:change-info>
          <table:dependencies>
            <table:dependency table:id="ct217"/>
          </table:dependencies>
        </table:insertion>
        <table:insertion table:id="ct211" table:type="row" table:position="271" table:table="0">
          <office:change-info>
            <dc:creator> </dc:creator>
            <dc:date>2020-02-11T15:05:01.721909447</dc:date>
          </office:change-info>
          <table:dependencies>
            <table:dependency table:id="ct218"/>
          </table:dependencies>
        </table:insertion>
        <table:insertion table:id="ct212" table:type="row" table:position="273" table:table="0">
          <office:change-info>
            <dc:creator> </dc:creator>
            <dc:date>2020-02-11T15:05:06.217742863</dc:date>
          </office:change-info>
          <table:dependencies>
            <table:dependency table:id="ct219"/>
          </table:dependencies>
        </table:insertion>
        <table:insertion table:id="ct213" table:type="row" table:position="275" table:table="0">
          <office:change-info>
            <dc:creator> </dc:creator>
            <dc:date>2020-02-11T15:05:09.711286591</dc:date>
          </office:change-info>
          <table:dependencies>
            <table:dependency table:id="ct220"/>
          </table:dependencies>
        </table:insertion>
        <table:insertion table:id="ct214" table:type="row" table:position="277" table:table="0">
          <office:change-info>
            <dc:creator> </dc:creator>
            <dc:date>2020-02-11T15:05:13.073830195</dc:date>
          </office:change-info>
          <table:dependencies>
            <table:dependency table:id="ct221"/>
          </table:dependencies>
        </table:insertion>
        <table:insertion table:id="ct215" table:type="row" table:position="279" table:table="0">
          <office:change-info>
            <dc:creator> </dc:creator>
            <dc:date>2020-02-11T15:05:16.002970960</dc:date>
          </office:change-info>
          <table:dependencies>
            <table:dependency table:id="ct222"/>
          </table:dependencies>
        </table:insertion>
        <table:insertion table:id="ct216" table:type="row" table:position="281" table:table="0">
          <office:change-info>
            <dc:creator> </dc:creator>
            <dc:date>2020-02-11T15:05:19.775045722</dc:date>
          </office:change-info>
          <table:dependencies>
            <table:dependency table:id="ct223"/>
          </table:dependencies>
        </table:insertion>
        <table:cell-content-change table:id="ct217">
          <table:cell-address table:column="6" table:row="269" table:table="0"/>
          <office:change-info>
            <dc:creator> </dc:creator>
            <dc:date>2020-02-11T15:05:52.120525262</dc:date>
          </office:change-info>
          <table:previous>
            <table:change-track-table-cell/>
          </table:previous>
        </table:cell-content-change>
        <table:cell-content-change table:id="ct218">
          <table:cell-address table:column="6" table:row="271" table:table="0"/>
          <office:change-info>
            <dc:creator> </dc:creator>
            <dc:date>2020-02-11T15:05:53.990599696</dc:date>
          </office:change-info>
          <table:previous>
            <table:change-track-table-cell/>
          </table:previous>
        </table:cell-content-change>
        <table:cell-content-change table:id="ct219">
          <table:cell-address table:column="6" table:row="273" table:table="0"/>
          <office:change-info>
            <dc:creator> </dc:creator>
            <dc:date>2020-02-11T15:05:55.358322487</dc:date>
          </office:change-info>
          <table:previous>
            <table:change-track-table-cell/>
          </table:previous>
        </table:cell-content-change>
        <table:cell-content-change table:id="ct220">
          <table:cell-address table:column="6" table:row="275" table:table="0"/>
          <office:change-info>
            <dc:creator> </dc:creator>
            <dc:date>2020-02-11T15:05:56.594220587</dc:date>
          </office:change-info>
          <table:previous>
            <table:change-track-table-cell/>
          </table:previous>
        </table:cell-content-change>
        <table:cell-content-change table:id="ct221">
          <table:cell-address table:column="6" table:row="277" table:table="0"/>
          <office:change-info>
            <dc:creator> </dc:creator>
            <dc:date>2020-02-11T15:05:57.370406627</dc:date>
          </office:change-info>
          <table:previous>
            <table:change-track-table-cell/>
          </table:previous>
        </table:cell-content-change>
        <table:cell-content-change table:id="ct222">
          <table:cell-address table:column="6" table:row="279" table:table="0"/>
          <office:change-info>
            <dc:creator> </dc:creator>
            <dc:date>2020-02-11T15:05:58.272385875</dc:date>
          </office:change-info>
          <table:previous>
            <table:change-track-table-cell/>
          </table:previous>
        </table:cell-content-change>
        <table:cell-content-change table:id="ct223">
          <table:cell-address table:column="6" table:row="281" table:table="0"/>
          <office:change-info>
            <dc:creator> </dc:creator>
            <dc:date>2020-02-11T15:05:59.470260066</dc:date>
          </office:change-info>
          <table:previous>
            <table:change-track-table-cell/>
          </table:previous>
        </table:cell-content-change>
        <table:insertion table:id="ct224" table:type="row" table:position="266" table:table="0">
          <office:change-info>
            <dc:creator> </dc:creator>
            <dc:date>2020-02-11T15:06:19.003540680</dc:date>
          </office:change-info>
          <table:dependencies>
            <table:dependency table:id="ct225"/>
          </table:dependencies>
        </table:insertion>
        <table:cell-content-change table:id="ct225">
          <table:cell-address table:column="5" table:row="266" table:table="0"/>
          <office:change-info>
            <dc:creator> </dc:creator>
            <dc:date>2020-02-11T15:06:27.663751215</dc:date>
          </office:change-info>
          <table:previous>
            <table:change-track-table-cell/>
          </table:previous>
        </table:cell-content-change>
        <table:insertion table:id="ct226" table:type="row" table:position="263" table:table="0">
          <office:change-info>
            <dc:creator> </dc:creator>
            <dc:date>2020-02-11T15:06:45.506192592</dc:date>
          </office:change-info>
          <table:dependencies>
            <table:dependency table:id="ct239"/>
          </table:dependencies>
        </table:insertion>
        <table:insertion table:id="ct227" table:type="row" table:position="262" table:table="0">
          <office:change-info>
            <dc:creator> </dc:creator>
            <dc:date>2020-02-11T15:06:47.095689032</dc:date>
          </office:change-info>
          <table:dependencies>
            <table:dependency table:id="ct238"/>
          </table:dependencies>
        </table:insertion>
        <table:insertion table:id="ct228" table:type="row" table:position="261" table:table="0">
          <office:change-info>
            <dc:creator> </dc:creator>
            <dc:date>2020-02-11T15:06:48.496235727</dc:date>
          </office:change-info>
          <table:dependencies>
            <table:dependency table:id="ct237"/>
          </table:dependencies>
        </table:insertion>
        <table:insertion table:id="ct229" table:type="row" table:position="260" table:table="0">
          <office:change-info>
            <dc:creator> </dc:creator>
            <dc:date>2020-02-11T15:06:50.068144196</dc:date>
          </office:change-info>
          <table:dependencies>
            <table:dependency table:id="ct236"/>
          </table:dependencies>
        </table:insertion>
        <table:insertion table:id="ct230" table:type="row" table:position="259" table:table="0">
          <office:change-info>
            <dc:creator> </dc:creator>
            <dc:date>2020-02-11T15:06:51.636180102</dc:date>
          </office:change-info>
          <table:dependencies>
            <table:dependency table:id="ct235"/>
          </table:dependencies>
        </table:insertion>
        <table:insertion table:id="ct231" table:type="row" table:position="258" table:table="0">
          <office:change-info>
            <dc:creator> </dc:creator>
            <dc:date>2020-02-11T15:06:56.033791406</dc:date>
          </office:change-info>
          <table:dependencies>
            <table:dependency table:id="ct234"/>
          </table:dependencies>
        </table:insertion>
        <table:insertion table:id="ct232" table:type="row" table:position="257" table:table="0">
          <office:change-info>
            <dc:creator> </dc:creator>
            <dc:date>2020-02-11T15:06:57.780325612</dc:date>
          </office:change-info>
          <table:dependencies>
            <table:dependency table:id="ct233"/>
          </table:dependencies>
        </table:insertion>
        <table:cell-content-change table:id="ct233">
          <table:cell-address table:column="5" table:row="257" table:table="0"/>
          <office:change-info>
            <dc:creator> </dc:creator>
            <dc:date>2020-02-11T15:07:08.705511160</dc:date>
          </office:change-info>
          <table:previous>
            <table:change-track-table-cell/>
          </table:previous>
        </table:cell-content-change>
        <table:cell-content-change table:id="ct234">
          <table:cell-address table:column="5" table:row="258" table:table="0"/>
          <office:change-info>
            <dc:creator> </dc:creator>
            <dc:date>2020-02-11T15:07:11.236477406</dc:date>
          </office:change-info>
          <table:previous>
            <table:change-track-table-cell/>
          </table:previous>
        </table:cell-content-change>
        <table:cell-content-change table:id="ct235">
          <table:cell-address table:column="5" table:row="259" table:table="0"/>
          <office:change-info>
            <dc:creator> </dc:creator>
            <dc:date>2020-02-11T15:07:14.184406833</dc:date>
          </office:change-info>
          <table:previous>
            <table:change-track-table-cell/>
          </table:previous>
        </table:cell-content-change>
        <table:cell-content-change table:id="ct236">
          <table:cell-address table:column="5" table:row="260" table:table="0"/>
          <office:change-info>
            <dc:creator> </dc:creator>
            <dc:date>2020-02-11T15:07:16.821750503</dc:date>
          </office:change-info>
          <table:previous>
            <table:change-track-table-cell/>
          </table:previous>
        </table:cell-content-change>
        <table:cell-content-change table:id="ct237">
          <table:cell-address table:column="5" table:row="261" table:table="0"/>
          <office:change-info>
            <dc:creator> </dc:creator>
            <dc:date>2020-02-11T15:07:20.619910314</dc:date>
          </office:change-info>
          <table:previous>
            <table:change-track-table-cell/>
          </table:previous>
        </table:cell-content-change>
        <table:cell-content-change table:id="ct238">
          <table:cell-address table:column="5" table:row="262" table:table="0"/>
          <office:change-info>
            <dc:creator> </dc:creator>
            <dc:date>2020-02-11T15:07:23.320047676</dc:date>
          </office:change-info>
          <table:previous>
            <table:change-track-table-cell/>
          </table:previous>
        </table:cell-content-change>
        <table:cell-content-change table:id="ct239">
          <table:cell-address table:column="5" table:row="263" table:table="0"/>
          <office:change-info>
            <dc:creator> </dc:creator>
            <dc:date>2020-02-11T15:07:25.342126809</dc:date>
          </office:change-info>
          <table:previous>
            <table:change-track-table-cell/>
          </table:previous>
        </table:cell-content-change>
        <table:insertion table:id="ct240" table:type="row" table:position="264" table:table="0">
          <office:change-info>
            <dc:creator> </dc:creator>
            <dc:date>2020-02-11T15:07:26.643395864</dc:date>
          </office:change-info>
          <table:dependencies>
            <table:dependency table:id="ct241"/>
          </table:dependencies>
        </table:insertion>
        <table:cell-content-change table:id="ct241">
          <table:cell-address table:column="5" table:row="264" table:table="0"/>
          <office:change-info>
            <dc:creator> </dc:creator>
            <dc:date>2020-02-11T15:07:30.665421471</dc:date>
          </office:change-info>
          <table:previous>
            <table:change-track-table-cell/>
          </table:previous>
        </table:cell-content-change>
        <table:insertion table:id="ct242" table:type="row" table:position="20" table:table="0">
          <office:change-info>
            <dc:creator> </dc:creator>
            <dc:date>2020-02-11T15:08:51.681753571</dc:date>
          </office:change-info>
          <table:dependencies>
            <table:dependency table:id="ct244"/>
          </table:dependencies>
        </table:insertion>
        <table:insertion table:id="ct243" table:type="row" table:position="21" table:table="0">
          <office:change-info>
            <dc:creator> </dc:creator>
            <dc:date>2020-02-11T15:08:54.232650345</dc:date>
          </office:change-info>
          <table:dependencies>
            <table:dependency table:id="ct245"/>
          </table:dependencies>
        </table:insertion>
        <table:cell-content-change table:id="ct244">
          <table:cell-address table:column="3" table:row="20" table:table="0"/>
          <office:change-info>
            <dc:creator> </dc:creator>
            <dc:date>2020-02-11T15:09:09.377188917</dc:date>
          </office:change-info>
          <table:previous>
            <table:change-track-table-cell/>
          </table:previous>
        </table:cell-content-change>
        <table:cell-content-change table:id="ct245">
          <table:cell-address table:column="3" table:row="21" table:table="0"/>
          <office:change-info>
            <dc:creator> </dc:creator>
            <dc:date>2020-02-11T15:09:10.025858059</dc:date>
          </office:change-info>
          <table:previous>
            <table:change-track-table-cell/>
          </table:previous>
        </table:cell-content-change>
        <table:insertion table:id="ct246" table:type="row" table:position="22" table:table="0">
          <office:change-info>
            <dc:creator> </dc:creator>
            <dc:date>2020-02-11T15:09:24.396345420</dc:date>
          </office:change-info>
          <table:dependencies>
            <table:dependency table:id="ct262"/>
          </table:dependencies>
        </table:insertion>
        <table:insertion table:id="ct247" table:type="row" table:position="32" table:table="0">
          <office:change-info>
            <dc:creator> </dc:creator>
            <dc:date>2020-02-11T15:09:28.405106261</dc:date>
          </office:change-info>
          <table:dependencies>
            <table:dependency table:id="ct264"/>
          </table:dependencies>
        </table:insertion>
        <table:insertion table:id="ct248" table:type="row" table:position="177" table:table="0">
          <office:change-info>
            <dc:creator> </dc:creator>
            <dc:date>2020-02-11T15:09:36.063880918</dc:date>
          </office:change-info>
          <table:dependencies>
            <table:dependency table:id="ct277"/>
          </table:dependencies>
        </table:insertion>
        <table:insertion table:id="ct249" table:type="row" table:position="164" table:table="0">
          <office:change-info>
            <dc:creator> </dc:creator>
            <dc:date>2020-02-11T15:09:41.480987623</dc:date>
          </office:change-info>
          <table:dependencies>
            <table:dependency table:id="ct276"/>
          </table:dependencies>
        </table:insertion>
        <table:insertion table:id="ct250" table:type="row" table:position="139" table:table="0">
          <office:change-info>
            <dc:creator> </dc:creator>
            <dc:date>2020-02-11T15:09:43.000495957</dc:date>
          </office:change-info>
          <table:dependencies>
            <table:dependency table:id="ct275"/>
          </table:dependencies>
        </table:insertion>
        <table:insertion table:id="ct251" table:type="row" table:position="135" table:table="0">
          <office:change-info>
            <dc:creator> </dc:creator>
            <dc:date>2020-02-11T15:09:44.522351441</dc:date>
          </office:change-info>
          <table:dependencies>
            <table:dependency table:id="ct274"/>
          </table:dependencies>
        </table:insertion>
        <table:insertion table:id="ct252" table:type="row" table:position="46" table:table="0">
          <office:change-info>
            <dc:creator> </dc:creator>
            <dc:date>2020-02-11T15:09:47.326264638</dc:date>
          </office:change-info>
          <table:dependencies>
            <table:dependency table:id="ct265"/>
          </table:dependencies>
        </table:insertion>
        <table:insertion table:id="ct253" table:type="row" table:position="24" table:table="0">
          <office:change-info>
            <dc:creator> </dc:creator>
            <dc:date>2020-02-11T15:09:49.161090257</dc:date>
          </office:change-info>
          <table:dependencies>
            <table:dependency table:id="ct263"/>
          </table:dependencies>
        </table:insertion>
        <table:insertion table:id="ct254" table:type="row" table:position="48" table:table="0">
          <office:change-info>
            <dc:creator> </dc:creator>
            <dc:date>2020-02-11T15:09:50.657594487</dc:date>
          </office:change-info>
          <table:dependencies>
            <table:dependency table:id="ct266"/>
          </table:dependencies>
        </table:insertion>
        <table:insertion table:id="ct255" table:type="row" table:position="64" table:table="0">
          <office:change-info>
            <dc:creator> </dc:creator>
            <dc:date>2020-02-11T15:09:52.208921084</dc:date>
          </office:change-info>
          <table:dependencies>
            <table:dependency table:id="ct267"/>
          </table:dependencies>
        </table:insertion>
        <table:insertion table:id="ct256" table:type="row" table:position="106" table:table="0">
          <office:change-info>
            <dc:creator> </dc:creator>
            <dc:date>2020-02-11T15:09:53.728697225</dc:date>
          </office:change-info>
          <table:dependencies>
            <table:dependency table:id="ct268"/>
          </table:dependencies>
        </table:insertion>
        <table:insertion table:id="ct257" table:type="row" table:position="132" table:table="0">
          <office:change-info>
            <dc:creator> </dc:creator>
            <dc:date>2020-02-11T15:09:55.215565197</dc:date>
          </office:change-info>
          <table:dependencies>
            <table:dependency table:id="ct273"/>
          </table:dependencies>
        </table:insertion>
        <table:insertion table:id="ct258" table:type="row" table:position="125" table:table="0">
          <office:change-info>
            <dc:creator> </dc:creator>
            <dc:date>2020-02-11T15:09:56.615665223</dc:date>
          </office:change-info>
          <table:dependencies>
            <table:dependency table:id="ct270"/>
          </table:dependencies>
        </table:insertion>
        <table:insertion table:id="ct259" table:type="row" table:position="127" table:table="0">
          <office:change-info>
            <dc:creator> </dc:creator>
            <dc:date>2020-02-11T15:09:58.552697381</dc:date>
          </office:change-info>
          <table:dependencies>
            <table:dependency table:id="ct271"/>
          </table:dependencies>
        </table:insertion>
        <table:insertion table:id="ct260" table:type="row" table:position="129" table:table="0">
          <office:change-info>
            <dc:creator> </dc:creator>
            <dc:date>2020-02-11T15:10:01.703534944</dc:date>
          </office:change-info>
          <table:dependencies>
            <table:dependency table:id="ct272"/>
          </table:dependencies>
        </table:insertion>
        <table:insertion table:id="ct261" table:type="row" table:position="110" table:table="0">
          <office:change-info>
            <dc:creator> </dc:creator>
            <dc:date>2020-02-11T15:10:03.826042131</dc:date>
          </office:change-info>
          <table:dependencies>
            <table:dependency table:id="ct269"/>
          </table:dependencies>
        </table:insertion>
        <table:cell-content-change table:id="ct262">
          <table:cell-address table:column="3" table:row="22" table:table="0"/>
          <office:change-info>
            <dc:creator> </dc:creator>
            <dc:date>2020-02-11T15:10:17.151584944</dc:date>
          </office:change-info>
          <table:previous>
            <table:change-track-table-cell/>
          </table:previous>
        </table:cell-content-change>
        <table:cell-content-change table:id="ct263">
          <table:cell-address table:column="3" table:row="24" table:table="0"/>
          <office:change-info>
            <dc:creator> </dc:creator>
            <dc:date>2020-02-11T15:10:20.925728692</dc:date>
          </office:change-info>
          <table:previous>
            <table:change-track-table-cell/>
          </table:previous>
        </table:cell-content-change>
        <table:cell-content-change table:id="ct264">
          <table:cell-address table:column="3" table:row="32" table:table="0"/>
          <office:change-info>
            <dc:creator> </dc:creator>
            <dc:date>2020-02-11T15:10:23.884638428</dc:date>
          </office:change-info>
          <table:previous>
            <table:change-track-table-cell/>
          </table:previous>
        </table:cell-content-change>
        <table:cell-content-change table:id="ct265">
          <table:cell-address table:column="3" table:row="46" table:table="0"/>
          <office:change-info>
            <dc:creator> </dc:creator>
            <dc:date>2020-02-11T15:10:26.449985014</dc:date>
          </office:change-info>
          <table:previous>
            <table:change-track-table-cell/>
          </table:previous>
        </table:cell-content-change>
        <table:cell-content-change table:id="ct266">
          <table:cell-address table:column="3" table:row="48" table:table="0"/>
          <office:change-info>
            <dc:creator> </dc:creator>
            <dc:date>2020-02-11T15:10:29.590647344</dc:date>
          </office:change-info>
          <table:previous>
            <table:change-track-table-cell/>
          </table:previous>
        </table:cell-content-change>
        <table:cell-content-change table:id="ct267">
          <table:cell-address table:column="3" table:row="64" table:table="0"/>
          <office:change-info>
            <dc:creator> </dc:creator>
            <dc:date>2020-02-11T15:10:32.202158979</dc:date>
          </office:change-info>
          <table:previous>
            <table:change-track-table-cell/>
          </table:previous>
        </table:cell-content-change>
        <table:cell-content-change table:id="ct268">
          <table:cell-address table:column="3" table:row="106" table:table="0"/>
          <office:change-info>
            <dc:creator> </dc:creator>
            <dc:date>2020-02-11T15:10:34.871011895</dc:date>
          </office:change-info>
          <table:previous>
            <table:change-track-table-cell/>
          </table:previous>
        </table:cell-content-change>
        <table:cell-content-change table:id="ct269">
          <table:cell-address table:column="3" table:row="110" table:table="0"/>
          <office:change-info>
            <dc:creator> </dc:creator>
            <dc:date>2020-02-11T15:10:37.568170807</dc:date>
          </office:change-info>
          <table:previous>
            <table:change-track-table-cell/>
          </table:previous>
        </table:cell-content-change>
        <table:cell-content-change table:id="ct270">
          <table:cell-address table:column="3" table:row="125" table:table="0"/>
          <office:change-info>
            <dc:creator> </dc:creator>
            <dc:date>2020-02-11T15:10:41.217718606</dc:date>
          </office:change-info>
          <table:previous>
            <table:change-track-table-cell/>
          </table:previous>
        </table:cell-content-change>
        <table:cell-content-change table:id="ct271">
          <table:cell-address table:column="3" table:row="127" table:table="0"/>
          <office:change-info>
            <dc:creator> </dc:creator>
            <dc:date>2020-02-11T15:10:44.279536212</dc:date>
          </office:change-info>
          <table:previous>
            <table:change-track-table-cell/>
          </table:previous>
        </table:cell-content-change>
        <table:cell-content-change table:id="ct272">
          <table:cell-address table:column="3" table:row="129" table:table="0"/>
          <office:change-info>
            <dc:creator> </dc:creator>
            <dc:date>2020-02-11T15:10:46.964092484</dc:date>
          </office:change-info>
          <table:previous>
            <table:change-track-table-cell/>
          </table:previous>
        </table:cell-content-change>
        <table:cell-content-change table:id="ct273">
          <table:cell-address table:column="3" table:row="132" table:table="0"/>
          <office:change-info>
            <dc:creator> </dc:creator>
            <dc:date>2020-02-11T15:10:50.473437733</dc:date>
          </office:change-info>
          <table:previous>
            <table:change-track-table-cell/>
          </table:previous>
        </table:cell-content-change>
        <table:cell-content-change table:id="ct274">
          <table:cell-address table:column="3" table:row="135" table:table="0"/>
          <office:change-info>
            <dc:creator> </dc:creator>
            <dc:date>2020-02-11T15:10:53.211904985</dc:date>
          </office:change-info>
          <table:previous>
            <table:change-track-table-cell/>
          </table:previous>
        </table:cell-content-change>
        <table:cell-content-change table:id="ct275">
          <table:cell-address table:column="3" table:row="139" table:table="0"/>
          <office:change-info>
            <dc:creator> </dc:creator>
            <dc:date>2020-02-11T15:10:57.506199596</dc:date>
          </office:change-info>
          <table:previous>
            <table:change-track-table-cell/>
          </table:previous>
        </table:cell-content-change>
        <table:cell-content-change table:id="ct276">
          <table:cell-address table:column="3" table:row="164" table:table="0"/>
          <office:change-info>
            <dc:creator> </dc:creator>
            <dc:date>2020-02-11T15:11:01.302007892</dc:date>
          </office:change-info>
          <table:previous>
            <table:change-track-table-cell/>
          </table:previous>
        </table:cell-content-change>
        <table:cell-content-change table:id="ct277">
          <table:cell-address table:column="3" table:row="177" table:table="0"/>
          <office:change-info>
            <dc:creator> </dc:creator>
            <dc:date>2020-02-11T15:11:05.440840210</dc:date>
          </office:change-info>
          <table:previous>
            <table:change-track-table-cell/>
          </table:previous>
        </table:cell-content-change>
        <table:insertion table:id="ct278" table:type="row" table:position="183" table:table="0">
          <office:change-info>
            <dc:creator> </dc:creator>
            <dc:date>2020-02-11T15:11:06.817803049</dc:date>
          </office:change-info>
          <table:dependencies>
            <table:dependency table:id="ct573"/>
            <table:dependency table:id="ct279"/>
          </table:dependencies>
        </table:insertion>
        <table:cell-content-change table:id="ct279">
          <table:cell-address table:column="3" table:row="183" table:table="0"/>
          <office:change-info>
            <dc:creator> </dc:creator>
            <dc:date>2020-02-11T15:11:10.864136640</dc:date>
          </office:change-info>
          <table:previous>
            <table:change-track-table-cell/>
          </table:previous>
        </table:cell-content-change>
        <table:insertion table:id="ct280" table:type="row" table:position="197" table:table="0">
          <office:change-info>
            <dc:creator> </dc:creator>
            <dc:date>2020-02-11T15:11:11.909812570</dc:date>
          </office:change-info>
          <table:dependencies>
            <table:dependency table:id="ct281"/>
          </table:dependencies>
        </table:insertion>
        <table:cell-content-change table:id="ct281">
          <table:cell-address table:column="3" table:row="197" table:table="0"/>
          <office:change-info>
            <dc:creator> </dc:creator>
            <dc:date>2020-02-11T15:11:13.703148294</dc:date>
          </office:change-info>
          <table:previous>
            <table:change-track-table-cell/>
          </table:previous>
        </table:cell-content-change>
        <table:insertion table:id="ct282" table:type="row" table:position="23" table:table="0">
          <office:change-info>
            <dc:creator> </dc:creator>
            <dc:date>2020-02-11T15:11:36.199066796</dc:date>
          </office:change-info>
          <table:dependencies>
            <table:dependency table:id="ct283"/>
          </table:dependencies>
        </table:insertion>
        <table:cell-content-change table:id="ct283">
          <table:cell-address table:column="4" table:row="23" table:table="0"/>
          <office:change-info>
            <dc:creator> </dc:creator>
            <dc:date>2020-02-11T15:11:39.878794291</dc:date>
          </office:change-info>
          <table:previous>
            <table:change-track-table-cell/>
          </table:previous>
        </table:cell-content-change>
        <table:insertion table:id="ct284" table:type="row" table:position="29" table:table="0">
          <office:change-info>
            <dc:creator> </dc:creator>
            <dc:date>2020-02-11T15:12:14.012777183</dc:date>
          </office:change-info>
          <table:dependencies>
            <table:dependency table:id="ct287"/>
          </table:dependencies>
        </table:insertion>
        <table:insertion table:id="ct285" table:type="row" table:position="25" table:table="0">
          <office:change-info>
            <dc:creator> </dc:creator>
            <dc:date>2020-02-11T15:12:16.485514533</dc:date>
          </office:change-info>
          <table:dependencies>
            <table:dependency table:id="ct286"/>
          </table:dependencies>
        </table:insertion>
        <table:cell-content-change table:id="ct286">
          <table:cell-address table:column="4" table:row="25" table:table="0"/>
          <office:change-info>
            <dc:creator> </dc:creator>
            <dc:date>2020-02-11T15:12:26.705886055</dc:date>
          </office:change-info>
          <table:previous>
            <table:change-track-table-cell/>
          </table:previous>
        </table:cell-content-change>
        <table:cell-content-change table:id="ct287">
          <table:cell-address table:column="4" table:row="29" table:table="0"/>
          <office:change-info>
            <dc:creator> </dc:creator>
            <dc:date>2020-02-11T15:12:27.498470658</dc:date>
          </office:change-info>
          <table:previous>
            <table:change-track-table-cell/>
          </table:previous>
        </table:cell-content-change>
        <table:insertion table:id="ct288" table:type="row" table:position="28" table:table="0">
          <office:change-info>
            <dc:creator> </dc:creator>
            <dc:date>2020-02-11T15:12:47.733121080</dc:date>
          </office:change-info>
          <table:dependencies>
            <table:dependency table:id="ct293"/>
          </table:dependencies>
        </table:insertion>
        <table:insertion table:id="ct289" table:type="row" table:position="27" table:table="0">
          <office:change-info>
            <dc:creator> </dc:creator>
            <dc:date>2020-02-11T15:12:49.401820877</dc:date>
          </office:change-info>
          <table:dependencies>
            <table:dependency table:id="ct292"/>
          </table:dependencies>
        </table:insertion>
        <table:insertion table:id="ct290" table:type="row" table:position="26" table:table="0">
          <office:change-info>
            <dc:creator> </dc:creator>
            <dc:date>2020-02-11T15:12:51.202918444</dc:date>
          </office:change-info>
          <table:dependencies>
            <table:dependency table:id="ct291"/>
          </table:dependencies>
        </table:insertion>
        <table:cell-content-change table:id="ct291">
          <table:cell-address table:column="5" table:row="26" table:table="0"/>
          <office:change-info>
            <dc:creator> </dc:creator>
            <dc:date>2020-02-11T15:13:01.732564362</dc:date>
          </office:change-info>
          <table:previous>
            <table:change-track-table-cell/>
          </table:previous>
        </table:cell-content-change>
        <table:cell-content-change table:id="ct292">
          <table:cell-address table:column="5" table:row="27" table:table="0"/>
          <office:change-info>
            <dc:creator> </dc:creator>
            <dc:date>2020-02-11T15:13:06.127443025</dc:date>
          </office:change-info>
          <table:previous>
            <table:change-track-table-cell/>
          </table:previous>
        </table:cell-content-change>
        <table:cell-content-change table:id="ct293">
          <table:cell-address table:column="5" table:row="28" table:table="0"/>
          <office:change-info>
            <dc:creator> </dc:creator>
            <dc:date>2020-02-11T15:13:07.768209877</dc:date>
          </office:change-info>
          <table:previous>
            <table:change-track-table-cell/>
          </table:previous>
        </table:cell-content-change>
        <table:insertion table:id="ct294" table:type="row" table:position="31" table:table="0">
          <office:change-info>
            <dc:creator> </dc:creator>
            <dc:date>2020-02-11T15:13:20.493545330</dc:date>
          </office:change-info>
          <table:dependencies>
            <table:dependency table:id="ct297"/>
          </table:dependencies>
        </table:insertion>
        <table:insertion table:id="ct295" table:type="row" table:position="30" table:table="0">
          <office:change-info>
            <dc:creator> </dc:creator>
            <dc:date>2020-02-11T15:13:25.437671649</dc:date>
          </office:change-info>
          <table:dependencies>
            <table:dependency table:id="ct296"/>
          </table:dependencies>
        </table:insertion>
        <table:cell-content-change table:id="ct296">
          <table:cell-address table:column="5" table:row="30" table:table="0"/>
          <office:change-info>
            <dc:creator> </dc:creator>
            <dc:date>2020-02-11T15:13:37.206084380</dc:date>
          </office:change-info>
          <table:previous>
            <table:change-track-table-cell/>
          </table:previous>
        </table:cell-content-change>
        <table:cell-content-change table:id="ct297">
          <table:cell-address table:column="5" table:row="31" table:table="0"/>
          <office:change-info>
            <dc:creator> </dc:creator>
            <dc:date>2020-02-11T15:13:37.923706744</dc:date>
          </office:change-info>
          <table:previous>
            <table:change-track-table-cell/>
          </table:previous>
        </table:cell-content-change>
        <table:insertion table:id="ct298" table:type="row" table:position="45" table:table="0">
          <office:change-info>
            <dc:creator> </dc:creator>
            <dc:date>2020-02-11T15:14:07.316041589</dc:date>
          </office:change-info>
          <table:dependencies>
            <table:dependency table:id="ct311"/>
          </table:dependencies>
        </table:insertion>
        <table:insertion table:id="ct299" table:type="row" table:position="44" table:table="0">
          <office:change-info>
            <dc:creator> </dc:creator>
            <dc:date>2020-02-11T15:14:09.077615769</dc:date>
          </office:change-info>
          <table:dependencies>
            <table:dependency table:id="ct310"/>
          </table:dependencies>
        </table:insertion>
        <table:insertion table:id="ct300" table:type="row" table:position="43" table:table="0">
          <office:change-info>
            <dc:creator> </dc:creator>
            <dc:date>2020-02-11T15:14:10.529401945</dc:date>
          </office:change-info>
          <table:dependencies>
            <table:dependency table:id="ct309"/>
          </table:dependencies>
        </table:insertion>
        <table:insertion table:id="ct301" table:type="row" table:position="36" table:table="0">
          <office:change-info>
            <dc:creator> </dc:creator>
            <dc:date>2020-02-11T15:14:12.098772825</dc:date>
          </office:change-info>
          <table:dependencies>
            <table:dependency table:id="ct308"/>
          </table:dependencies>
        </table:insertion>
        <table:insertion table:id="ct302" table:type="row" table:position="35" table:table="0">
          <office:change-info>
            <dc:creator> </dc:creator>
            <dc:date>2020-02-11T15:14:13.605563651</dc:date>
          </office:change-info>
          <table:dependencies>
            <table:dependency table:id="ct307"/>
          </table:dependencies>
        </table:insertion>
        <table:insertion table:id="ct303" table:type="row" table:position="34" table:table="0">
          <office:change-info>
            <dc:creator> </dc:creator>
            <dc:date>2020-02-11T15:14:15.371009241</dc:date>
          </office:change-info>
          <table:dependencies>
            <table:dependency table:id="ct306"/>
          </table:dependencies>
        </table:insertion>
        <table:insertion table:id="ct304" table:type="row" table:position="33" table:table="0">
          <office:change-info>
            <dc:creator> </dc:creator>
            <dc:date>2020-02-11T15:14:16.842909999</dc:date>
          </office:change-info>
          <table:dependencies>
            <table:dependency table:id="ct305"/>
          </table:dependencies>
        </table:insertion>
        <table:cell-content-change table:id="ct305">
          <table:cell-address table:column="4" table:row="33" table:table="0"/>
          <office:change-info>
            <dc:creator> </dc:creator>
            <dc:date>2020-02-11T15:14:29.173524373</dc:date>
          </office:change-info>
          <table:previous>
            <table:change-track-table-cell/>
          </table:previous>
        </table:cell-content-change>
        <table:cell-content-change table:id="ct306">
          <table:cell-address table:column="4" table:row="34" table:table="0"/>
          <office:change-info>
            <dc:creator> </dc:creator>
            <dc:date>2020-02-11T15:14:32.099763683</dc:date>
          </office:change-info>
          <table:previous>
            <table:change-track-table-cell/>
          </table:previous>
        </table:cell-content-change>
        <table:cell-content-change table:id="ct307">
          <table:cell-address table:column="4" table:row="35" table:table="0"/>
          <office:change-info>
            <dc:creator> </dc:creator>
            <dc:date>2020-02-11T15:14:35.479881251</dc:date>
          </office:change-info>
          <table:previous>
            <table:change-track-table-cell/>
          </table:previous>
        </table:cell-content-change>
        <table:cell-content-change table:id="ct308">
          <table:cell-address table:column="4" table:row="36" table:table="0"/>
          <office:change-info>
            <dc:creator> </dc:creator>
            <dc:date>2020-02-11T15:14:38.139491257</dc:date>
          </office:change-info>
          <table:previous>
            <table:change-track-table-cell/>
          </table:previous>
        </table:cell-content-change>
        <table:cell-content-change table:id="ct309">
          <table:cell-address table:column="4" table:row="43" table:table="0"/>
          <office:change-info>
            <dc:creator> </dc:creator>
            <dc:date>2020-02-11T15:14:40.626528188</dc:date>
          </office:change-info>
          <table:previous>
            <table:change-track-table-cell/>
          </table:previous>
        </table:cell-content-change>
        <table:cell-content-change table:id="ct310">
          <table:cell-address table:column="4" table:row="44" table:table="0"/>
          <office:change-info>
            <dc:creator> </dc:creator>
            <dc:date>2020-02-11T15:14:43.893942890</dc:date>
          </office:change-info>
          <table:previous>
            <table:change-track-table-cell/>
          </table:previous>
        </table:cell-content-change>
        <table:cell-content-change table:id="ct311">
          <table:cell-address table:column="4" table:row="45" table:table="0"/>
          <office:change-info>
            <dc:creator> </dc:creator>
            <dc:date>2020-02-11T15:14:46.436188405</dc:date>
          </office:change-info>
          <table:previous>
            <table:change-track-table-cell/>
          </table:previous>
        </table:cell-content-change>
        <table:insertion table:id="ct312" table:type="row" table:position="40" table:table="0">
          <office:change-info>
            <dc:creator> </dc:creator>
            <dc:date>2020-02-11T15:15:25.440367935</dc:date>
          </office:change-info>
          <table:dependencies>
            <table:dependency table:id="ct319"/>
          </table:dependencies>
        </table:insertion>
        <table:insertion table:id="ct313" table:type="row" table:position="39" table:table="0">
          <office:change-info>
            <dc:creator> </dc:creator>
            <dc:date>2020-02-11T15:15:37.510013342</dc:date>
          </office:change-info>
          <table:dependencies>
            <table:dependency table:id="ct318"/>
          </table:dependencies>
        </table:insertion>
        <table:insertion table:id="ct314" table:type="row" table:position="38" table:table="0">
          <office:change-info>
            <dc:creator> </dc:creator>
            <dc:date>2020-02-11T15:15:39.398598668</dc:date>
          </office:change-info>
          <table:dependencies>
            <table:dependency table:id="ct317"/>
          </table:dependencies>
        </table:insertion>
        <table:insertion table:id="ct315" table:type="row" table:position="37" table:table="0">
          <office:change-info>
            <dc:creator> </dc:creator>
            <dc:date>2020-02-11T15:15:42.222505181</dc:date>
          </office:change-info>
          <table:dependencies>
            <table:dependency table:id="ct316"/>
          </table:dependencies>
        </table:insertion>
        <table:cell-content-change table:id="ct316">
          <table:cell-address table:column="5" table:row="37" table:table="0"/>
          <office:change-info>
            <dc:creator> </dc:creator>
            <dc:date>2020-02-11T15:15:57.425804888</dc:date>
          </office:change-info>
          <table:previous>
            <table:change-track-table-cell/>
          </table:previous>
        </table:cell-content-change>
        <table:cell-content-change table:id="ct317">
          <table:cell-address table:column="5" table:row="38" table:table="0"/>
          <office:change-info>
            <dc:creator> </dc:creator>
            <dc:date>2020-02-11T15:16:00.199388830</dc:date>
          </office:change-info>
          <table:previous>
            <table:change-track-table-cell/>
          </table:previous>
        </table:cell-content-change>
        <table:cell-content-change table:id="ct318">
          <table:cell-address table:column="5" table:row="39" table:table="0"/>
          <office:change-info>
            <dc:creator> </dc:creator>
            <dc:date>2020-02-11T15:16:03.185438196</dc:date>
          </office:change-info>
          <table:previous>
            <table:change-track-table-cell/>
          </table:previous>
        </table:cell-content-change>
        <table:cell-content-change table:id="ct319">
          <table:cell-address table:column="5" table:row="40" table:table="0"/>
          <office:change-info>
            <dc:creator> </dc:creator>
            <dc:date>2020-02-11T15:16:04.336975847</dc:date>
          </office:change-info>
          <table:previous>
            <table:change-track-table-cell/>
          </table:previous>
        </table:cell-content-change>
        <table:insertion table:id="ct320" table:type="row" table:position="42" table:table="0">
          <office:change-info>
            <dc:creator> </dc:creator>
            <dc:date>2020-02-11T15:16:17.166869338</dc:date>
          </office:change-info>
          <table:dependencies>
            <table:dependency table:id="ct323"/>
          </table:dependencies>
        </table:insertion>
        <table:insertion table:id="ct321" table:type="row" table:position="41" table:table="0">
          <office:change-info>
            <dc:creator> </dc:creator>
            <dc:date>2020-02-11T15:16:19.649884697</dc:date>
          </office:change-info>
          <table:dependencies>
            <table:dependency table:id="ct322"/>
          </table:dependencies>
        </table:insertion>
        <table:cell-content-change table:id="ct322">
          <table:cell-address table:column="6" table:row="41" table:table="0"/>
          <office:change-info>
            <dc:creator> </dc:creator>
            <dc:date>2020-02-11T15:16:33.528228722</dc:date>
          </office:change-info>
          <table:previous>
            <table:change-track-table-cell/>
          </table:previous>
        </table:cell-content-change>
        <table:cell-content-change table:id="ct323">
          <table:cell-address table:column="6" table:row="42" table:table="0"/>
          <office:change-info>
            <dc:creator> </dc:creator>
            <dc:date>2020-02-11T15:16:39.500469978</dc:date>
          </office:change-info>
          <table:previous>
            <table:change-track-table-cell/>
          </table:previous>
        </table:cell-content-change>
        <table:insertion table:id="ct324" table:type="row" table:position="47" table:table="0">
          <office:change-info>
            <dc:creator> </dc:creator>
            <dc:date>2020-02-11T15:46:06.900831871</dc:date>
          </office:change-info>
          <table:dependencies>
            <table:dependency table:id="ct325"/>
          </table:dependencies>
        </table:insertion>
        <table:cell-content-change table:id="ct325">
          <table:cell-address table:column="4" table:row="47" table:table="0"/>
          <office:change-info>
            <dc:creator> </dc:creator>
            <dc:date>2020-02-11T15:46:11.011120428</dc:date>
          </office:change-info>
          <table:previous>
            <table:change-track-table-cell/>
          </table:previous>
        </table:cell-content-change>
        <table:insertion table:id="ct326" table:type="row" table:position="62" table:table="0">
          <office:change-info>
            <dc:creator> </dc:creator>
            <dc:date>2020-02-11T15:46:34.188231863</dc:date>
          </office:change-info>
          <table:dependencies>
            <table:dependency table:id="ct343"/>
          </table:dependencies>
        </table:insertion>
        <table:insertion table:id="ct327" table:type="row" table:position="56" table:table="0">
          <office:change-info>
            <dc:creator> </dc:creator>
            <dc:date>2020-02-11T15:46:36.128680654</dc:date>
          </office:change-info>
          <table:dependencies>
            <table:dependency table:id="ct342"/>
          </table:dependencies>
        </table:insertion>
        <table:insertion table:id="ct328" table:type="row" table:position="55" table:table="0">
          <office:change-info>
            <dc:creator> </dc:creator>
            <dc:date>2020-02-11T15:46:37.871132093</dc:date>
          </office:change-info>
          <table:dependencies>
            <table:dependency table:id="ct341"/>
          </table:dependencies>
        </table:insertion>
        <table:insertion table:id="ct329" table:type="row" table:position="49" table:table="0">
          <office:change-info>
            <dc:creator> </dc:creator>
            <dc:date>2020-02-11T15:46:40.123947243</dc:date>
          </office:change-info>
          <table:dependencies>
            <table:dependency table:id="ct335"/>
          </table:dependencies>
        </table:insertion>
        <table:insertion table:id="ct330" table:type="row" table:position="54" table:table="0">
          <office:change-info>
            <dc:creator> </dc:creator>
            <dc:date>2020-02-11T15:46:48.708006382</dc:date>
          </office:change-info>
          <table:dependencies>
            <table:dependency table:id="ct340"/>
          </table:dependencies>
        </table:insertion>
        <table:insertion table:id="ct331" table:type="row" table:position="53" table:table="0">
          <office:change-info>
            <dc:creator> </dc:creator>
            <dc:date>2020-02-11T15:46:50.835911436</dc:date>
          </office:change-info>
          <table:dependencies>
            <table:dependency table:id="ct339"/>
          </table:dependencies>
        </table:insertion>
        <table:insertion table:id="ct332" table:type="row" table:position="52" table:table="0">
          <office:change-info>
            <dc:creator> </dc:creator>
            <dc:date>2020-02-11T15:46:52.551807856</dc:date>
          </office:change-info>
          <table:dependencies>
            <table:dependency table:id="ct338"/>
          </table:dependencies>
        </table:insertion>
        <table:insertion table:id="ct333" table:type="row" table:position="51" table:table="0">
          <office:change-info>
            <dc:creator> </dc:creator>
            <dc:date>2020-02-11T15:46:54.163832646</dc:date>
          </office:change-info>
          <table:dependencies>
            <table:dependency table:id="ct337"/>
          </table:dependencies>
        </table:insertion>
        <table:insertion table:id="ct334" table:type="row" table:position="50" table:table="0">
          <office:change-info>
            <dc:creator> </dc:creator>
            <dc:date>2020-02-11T15:46:56.123798800</dc:date>
          </office:change-info>
          <table:dependencies>
            <table:dependency table:id="ct336"/>
          </table:dependencies>
        </table:insertion>
        <table:cell-content-change table:id="ct335">
          <table:cell-address table:column="4" table:row="49" table:table="0"/>
          <office:change-info>
            <dc:creator> </dc:creator>
            <dc:date>2020-02-11T15:47:12.496411734</dc:date>
          </office:change-info>
          <table:previous>
            <table:change-track-table-cell/>
          </table:previous>
        </table:cell-content-change>
        <table:cell-content-change table:id="ct336">
          <table:cell-address table:column="4" table:row="50" table:table="0"/>
          <office:change-info>
            <dc:creator> </dc:creator>
            <dc:date>2020-02-11T15:47:15.266163956</dc:date>
          </office:change-info>
          <table:previous>
            <table:change-track-table-cell/>
          </table:previous>
        </table:cell-content-change>
        <table:cell-content-change table:id="ct337">
          <table:cell-address table:column="4" table:row="51" table:table="0"/>
          <office:change-info>
            <dc:creator> </dc:creator>
            <dc:date>2020-02-11T15:47:17.959309985</dc:date>
          </office:change-info>
          <table:previous>
            <table:change-track-table-cell/>
          </table:previous>
        </table:cell-content-change>
        <table:cell-content-change table:id="ct338">
          <table:cell-address table:column="4" table:row="52" table:table="0"/>
          <office:change-info>
            <dc:creator> </dc:creator>
            <dc:date>2020-02-11T15:47:20.954942418</dc:date>
          </office:change-info>
          <table:previous>
            <table:change-track-table-cell/>
          </table:previous>
        </table:cell-content-change>
        <table:cell-content-change table:id="ct339">
          <table:cell-address table:column="4" table:row="53" table:table="0"/>
          <office:change-info>
            <dc:creator> </dc:creator>
            <dc:date>2020-02-11T15:47:24.388481704</dc:date>
          </office:change-info>
          <table:previous>
            <table:change-track-table-cell/>
          </table:previous>
        </table:cell-content-change>
        <table:cell-content-change table:id="ct340">
          <table:cell-address table:column="4" table:row="54" table:table="0"/>
          <office:change-info>
            <dc:creator> </dc:creator>
            <dc:date>2020-02-11T15:47:27.576708819</dc:date>
          </office:change-info>
          <table:previous>
            <table:change-track-table-cell/>
          </table:previous>
        </table:cell-content-change>
        <table:cell-content-change table:id="ct341">
          <table:cell-address table:column="4" table:row="55" table:table="0"/>
          <office:change-info>
            <dc:creator> </dc:creator>
            <dc:date>2020-02-11T15:47:31.843452389</dc:date>
          </office:change-info>
          <table:previous>
            <table:change-track-table-cell/>
          </table:previous>
        </table:cell-content-change>
        <table:cell-content-change table:id="ct342">
          <table:cell-address table:column="4" table:row="56" table:table="0"/>
          <office:change-info>
            <dc:creator> </dc:creator>
            <dc:date>2020-02-11T15:47:34.458242645</dc:date>
          </office:change-info>
          <table:previous>
            <table:change-track-table-cell/>
          </table:previous>
        </table:cell-content-change>
        <table:cell-content-change table:id="ct343">
          <table:cell-address table:column="4" table:row="62" table:table="0"/>
          <office:change-info>
            <dc:creator> </dc:creator>
            <dc:date>2020-02-11T15:47:36.083429820</dc:date>
          </office:change-info>
          <table:previous>
            <table:change-track-table-cell/>
          </table:previous>
        </table:cell-content-change>
        <table:insertion table:id="ct344" table:type="row" table:position="60" table:table="0">
          <office:change-info>
            <dc:creator> </dc:creator>
            <dc:date>2020-02-11T15:48:00.294908531</dc:date>
          </office:change-info>
          <table:dependencies>
            <table:dependency table:id="ct351"/>
          </table:dependencies>
        </table:insertion>
        <table:insertion table:id="ct345" table:type="row" table:position="59" table:table="0">
          <office:change-info>
            <dc:creator> </dc:creator>
            <dc:date>2020-02-11T15:48:02.170858488</dc:date>
          </office:change-info>
          <table:dependencies>
            <table:dependency table:id="ct350"/>
          </table:dependencies>
        </table:insertion>
        <table:insertion table:id="ct346" table:type="row" table:position="58" table:table="0">
          <office:change-info>
            <dc:creator> </dc:creator>
            <dc:date>2020-02-11T15:48:04.987834786</dc:date>
          </office:change-info>
          <table:dependencies>
            <table:dependency table:id="ct349"/>
          </table:dependencies>
        </table:insertion>
        <table:insertion table:id="ct347" table:type="row" table:position="57" table:table="0">
          <office:change-info>
            <dc:creator> </dc:creator>
            <dc:date>2020-02-11T15:48:06.771903476</dc:date>
          </office:change-info>
          <table:dependencies>
            <table:dependency table:id="ct348"/>
          </table:dependencies>
        </table:insertion>
        <table:cell-content-change table:id="ct348">
          <table:cell-address table:column="5" table:row="57" table:table="0"/>
          <office:change-info>
            <dc:creator> </dc:creator>
            <dc:date>2020-02-11T15:48:20.237076463</dc:date>
          </office:change-info>
          <table:previous>
            <table:change-track-table-cell/>
          </table:previous>
        </table:cell-content-change>
        <table:cell-content-change table:id="ct349">
          <table:cell-address table:column="5" table:row="58" table:table="0"/>
          <office:change-info>
            <dc:creator> </dc:creator>
            <dc:date>2020-02-11T15:48:23.019619381</dc:date>
          </office:change-info>
          <table:previous>
            <table:change-track-table-cell/>
          </table:previous>
        </table:cell-content-change>
        <table:cell-content-change table:id="ct350">
          <table:cell-address table:column="5" table:row="59" table:table="0"/>
          <office:change-info>
            <dc:creator> </dc:creator>
            <dc:date>2020-02-11T15:48:26.603106175</dc:date>
          </office:change-info>
          <table:previous>
            <table:change-track-table-cell/>
          </table:previous>
        </table:cell-content-change>
        <table:cell-content-change table:id="ct351">
          <table:cell-address table:column="5" table:row="60" table:table="0"/>
          <office:change-info>
            <dc:creator> </dc:creator>
            <dc:date>2020-02-11T15:48:27.235689055</dc:date>
          </office:change-info>
          <table:previous>
            <table:change-track-table-cell/>
          </table:previous>
        </table:cell-content-change>
        <table:insertion table:id="ct352" table:type="row" table:position="61" table:table="0">
          <office:change-info>
            <dc:creator> </dc:creator>
            <dc:date>2020-02-11T15:48:51.682304790</dc:date>
          </office:change-info>
          <table:dependencies>
            <table:dependency table:id="ct353"/>
          </table:dependencies>
        </table:insertion>
        <table:cell-content-change table:id="ct353">
          <table:cell-address table:column="6" table:row="61" table:table="0"/>
          <office:change-info>
            <dc:creator> </dc:creator>
            <dc:date>2020-02-11T15:49:09.008224985</dc:date>
          </office:change-info>
          <table:previous>
            <table:change-track-table-cell/>
          </table:previous>
        </table:cell-content-change>
        <table:insertion table:id="ct354" table:type="row" table:position="63" table:table="0">
          <office:change-info>
            <dc:creator> </dc:creator>
            <dc:date>2020-02-11T15:49:21.882523486</dc:date>
          </office:change-info>
          <table:dependencies>
            <table:dependency table:id="ct355"/>
          </table:dependencies>
        </table:insertion>
        <table:cell-content-change table:id="ct355">
          <table:cell-address table:column="5" table:row="63" table:table="0"/>
          <office:change-info>
            <dc:creator> </dc:creator>
            <dc:date>2020-02-11T15:49:25.967937317</dc:date>
          </office:change-info>
          <table:previous>
            <table:change-track-table-cell/>
          </table:previous>
        </table:cell-content-change>
        <table:insertion table:id="ct356" table:type="row" table:position="94" table:table="0">
          <office:change-info>
            <dc:creator> </dc:creator>
            <dc:date>2020-02-11T15:49:56.410040549</dc:date>
          </office:change-info>
          <table:dependencies>
            <table:dependency table:id="ct378"/>
            <table:dependency table:id="ct377"/>
            <table:dependency table:id="ct376"/>
          </table:dependencies>
        </table:insertion>
        <table:insertion table:id="ct357" table:type="row" table:position="90" table:table="0">
          <office:change-info>
            <dc:creator> </dc:creator>
            <dc:date>2020-02-11T15:49:58.326059937</dc:date>
          </office:change-info>
          <table:dependencies>
            <table:dependency table:id="ct374"/>
          </table:dependencies>
        </table:insertion>
        <table:insertion table:id="ct358" table:type="row" table:position="87" table:table="0">
          <office:change-info>
            <dc:creator> </dc:creator>
            <dc:date>2020-02-11T15:50:00.018671257</dc:date>
          </office:change-info>
          <table:dependencies>
            <table:dependency table:id="ct375"/>
            <table:dependency table:id="ct373"/>
          </table:dependencies>
        </table:insertion>
        <table:insertion table:id="ct359" table:type="row" table:position="83" table:table="0">
          <office:change-info>
            <dc:creator> </dc:creator>
            <dc:date>2020-02-11T15:50:02.202469156</dc:date>
          </office:change-info>
          <table:dependencies>
            <table:dependency table:id="ct372"/>
          </table:dependencies>
        </table:insertion>
        <table:insertion table:id="ct360" table:type="row" table:position="81" table:table="0">
          <office:change-info>
            <dc:creator> </dc:creator>
            <dc:date>2020-02-11T15:50:03.890315797</dc:date>
          </office:change-info>
          <table:dependencies>
            <table:dependency table:id="ct371"/>
          </table:dependencies>
        </table:insertion>
        <table:insertion table:id="ct361" table:type="row" table:position="79" table:table="0">
          <office:change-info>
            <dc:creator> </dc:creator>
            <dc:date>2020-02-11T15:50:05.446410118</dc:date>
          </office:change-info>
          <table:dependencies>
            <table:dependency table:id="ct370"/>
          </table:dependencies>
        </table:insertion>
        <table:insertion table:id="ct362" table:type="row" table:position="72" table:table="0">
          <office:change-info>
            <dc:creator> </dc:creator>
            <dc:date>2020-02-11T15:50:07.177920173</dc:date>
          </office:change-info>
          <table:dependencies>
            <table:dependency table:id="ct369"/>
          </table:dependencies>
        </table:insertion>
        <table:insertion table:id="ct363" table:type="row" table:position="69" table:table="0">
          <office:change-info>
            <dc:creator> </dc:creator>
            <dc:date>2020-02-11T15:50:08.907766867</dc:date>
          </office:change-info>
          <table:dependencies>
            <table:dependency table:id="ct368"/>
          </table:dependencies>
        </table:insertion>
        <table:insertion table:id="ct364" table:type="row" table:position="66" table:table="0">
          <office:change-info>
            <dc:creator> </dc:creator>
            <dc:date>2020-02-11T15:50:10.344507091</dc:date>
          </office:change-info>
          <table:dependencies>
            <table:dependency table:id="ct367"/>
          </table:dependencies>
        </table:insertion>
        <table:insertion table:id="ct365" table:type="row" table:position="65" table:table="0">
          <office:change-info>
            <dc:creator> </dc:creator>
            <dc:date>2020-02-11T15:50:12.170892970</dc:date>
          </office:change-info>
          <table:dependencies>
            <table:dependency table:id="ct366"/>
          </table:dependencies>
        </table:insertion>
        <table:cell-content-change table:id="ct366">
          <table:cell-address table:column="4" table:row="65" table:table="0"/>
          <office:change-info>
            <dc:creator> </dc:creator>
            <dc:date>2020-02-11T15:50:15.279446406</dc:date>
          </office:change-info>
          <table:previous>
            <table:change-track-table-cell/>
          </table:previous>
        </table:cell-content-change>
        <table:cell-content-change table:id="ct367">
          <table:cell-address table:column="4" table:row="66" table:table="0"/>
          <office:change-info>
            <dc:creator> </dc:creator>
            <dc:date>2020-02-11T15:50:31.146442045</dc:date>
          </office:change-info>
          <table:previous>
            <table:change-track-table-cell/>
          </table:previous>
        </table:cell-content-change>
        <table:cell-content-change table:id="ct368">
          <table:cell-address table:column="4" table:row="69" table:table="0"/>
          <office:change-info>
            <dc:creator> </dc:creator>
            <dc:date>2020-02-11T15:50:33.541679348</dc:date>
          </office:change-info>
          <table:previous>
            <table:change-track-table-cell/>
          </table:previous>
        </table:cell-content-change>
        <table:cell-content-change table:id="ct369">
          <table:cell-address table:column="4" table:row="72" table:table="0"/>
          <office:change-info>
            <dc:creator> </dc:creator>
            <dc:date>2020-02-11T15:50:36.173447528</dc:date>
          </office:change-info>
          <table:previous>
            <table:change-track-table-cell/>
          </table:previous>
        </table:cell-content-change>
        <table:cell-content-change table:id="ct370">
          <table:cell-address table:column="4" table:row="79" table:table="0"/>
          <office:change-info>
            <dc:creator> </dc:creator>
            <dc:date>2020-02-11T15:50:38.606417270</dc:date>
          </office:change-info>
          <table:previous>
            <table:change-track-table-cell/>
          </table:previous>
        </table:cell-content-change>
        <table:cell-content-change table:id="ct371">
          <table:cell-address table:column="4" table:row="81" table:table="0"/>
          <office:change-info>
            <dc:creator> </dc:creator>
            <dc:date>2020-02-11T15:50:41.082954649</dc:date>
          </office:change-info>
          <table:previous>
            <table:change-track-table-cell/>
          </table:previous>
        </table:cell-content-change>
        <table:cell-content-change table:id="ct372">
          <table:cell-address table:column="4" table:row="83" table:table="0"/>
          <office:change-info>
            <dc:creator> </dc:creator>
            <dc:date>2020-02-11T15:50:43.910009545</dc:date>
          </office:change-info>
          <table:previous>
            <table:change-track-table-cell/>
          </table:previous>
        </table:cell-content-change>
        <table:cell-content-change table:id="ct373">
          <table:cell-address table:column="4" table:row="87" table:table="0"/>
          <office:change-info>
            <dc:creator> </dc:creator>
            <dc:date>2020-02-11T15:50:46.819078209</dc:date>
          </office:change-info>
          <table:previous>
            <table:change-track-table-cell/>
          </table:previous>
        </table:cell-content-change>
        <table:cell-content-change table:id="ct374">
          <table:cell-address table:column="4" table:row="90" table:table="0"/>
          <office:change-info>
            <dc:creator> </dc:creator>
            <dc:date>2020-02-11T15:50:47.828038054</dc:date>
          </office:change-info>
          <table:previous>
            <table:change-track-table-cell/>
          </table:previous>
        </table:cell-content-change>
        <table:cell-content-change table:id="ct375">
          <table:cell-address table:column="4" table:row="87" table:table="0"/>
          <office:change-info>
            <dc:creator> </dc:creator>
            <dc:date>2020-02-11T15:50:50.613048146</dc:date>
          </office:change-info>
          <table:previous table:id="ct373">
            <table:change-track-table-cell office:value-type="string">
              <text:p>SecurityConfig.java</text:p>
            </table:change-track-table-cell>
          </table:previous>
        </table:cell-content-change>
        <table:cell-content-change table:id="ct376">
          <table:cell-address table:column="4" table:row="94" table:table="0"/>
          <office:change-info>
            <dc:creator> </dc:creator>
            <dc:date>2020-02-11T15:50:54.756161068</dc:date>
          </office:change-info>
          <table:previous>
            <table:change-track-table-cell/>
          </table:previous>
        </table:cell-content-change>
        <table:cell-content-change table:id="ct377">
          <table:cell-address table:column="4" table:row="94" table:table="0"/>
          <office:change-info>
            <dc:creator> </dc:creator>
            <dc:date>2020-02-11T15:50:58.671580109</dc:date>
          </office:change-info>
          <table:previous table:id="ct376">
            <table:change-track-table-cell office:value-type="string">
              <text:p>UserController.java</text:p>
            </table:change-track-table-cell>
          </table:previous>
        </table:cell-content-change>
        <table:cell-content-change table:id="ct378">
          <table:cell-address table:column="4" table:row="94" table:table="0"/>
          <office:change-info>
            <dc:creator> </dc:creator>
            <dc:date>2020-02-11T15:51:05.931318989</dc:date>
          </office:change-info>
          <table:previous table:id="ct377">
            <table:change-track-table-cell office:value-type="string">
              <text:p>User</text:p>
            </table:change-track-table-cell>
          </table:previous>
        </table:cell-content-change>
        <table:insertion table:id="ct379" table:type="row" table:position="68" table:table="0">
          <office:change-info>
            <dc:creator> </dc:creator>
            <dc:date>2020-02-11T15:51:24.966772579</dc:date>
          </office:change-info>
          <table:dependencies>
            <table:dependency table:id="ct382"/>
          </table:dependencies>
        </table:insertion>
        <table:insertion table:id="ct380" table:type="row" table:position="67" table:table="0">
          <office:change-info>
            <dc:creator> </dc:creator>
            <dc:date>2020-02-11T15:51:27.046694277</dc:date>
          </office:change-info>
          <table:dependencies>
            <table:dependency table:id="ct381"/>
          </table:dependencies>
        </table:insertion>
        <table:cell-content-change table:id="ct381">
          <table:cell-address table:column="5" table:row="67" table:table="0"/>
          <office:change-info>
            <dc:creator> </dc:creator>
            <dc:date>2020-02-11T15:51:38.864383515</dc:date>
          </office:change-info>
          <table:previous>
            <table:change-track-table-cell/>
          </table:previous>
        </table:cell-content-change>
        <table:cell-content-change table:id="ct382">
          <table:cell-address table:column="5" table:row="68" table:table="0"/>
          <office:change-info>
            <dc:creator> </dc:creator>
            <dc:date>2020-02-11T15:51:40.229082122</dc:date>
          </office:change-info>
          <table:previous>
            <table:change-track-table-cell/>
          </table:previous>
        </table:cell-content-change>
        <table:insertion table:id="ct383" table:type="row" table:position="71" table:table="0">
          <office:change-info>
            <dc:creator> </dc:creator>
            <dc:date>2020-02-11T15:51:50.866259544</dc:date>
          </office:change-info>
          <table:dependencies>
            <table:dependency table:id="ct386"/>
          </table:dependencies>
        </table:insertion>
        <table:insertion table:id="ct384" table:type="row" table:position="70" table:table="0">
          <office:change-info>
            <dc:creator> </dc:creator>
            <dc:date>2020-02-11T15:51:53.201755289</dc:date>
          </office:change-info>
          <table:dependencies>
            <table:dependency table:id="ct385"/>
          </table:dependencies>
        </table:insertion>
        <table:cell-content-change table:id="ct385">
          <table:cell-address table:column="5" table:row="70" table:table="0"/>
          <office:change-info>
            <dc:creator> </dc:creator>
            <dc:date>2020-02-11T15:51:59.848679955</dc:date>
          </office:change-info>
          <table:previous>
            <table:change-track-table-cell/>
          </table:previous>
        </table:cell-content-change>
        <table:cell-content-change table:id="ct386">
          <table:cell-address table:column="5" table:row="71" table:table="0"/>
          <office:change-info>
            <dc:creator> </dc:creator>
            <dc:date>2020-02-11T15:52:00.719012767</dc:date>
          </office:change-info>
          <table:previous>
            <table:change-track-table-cell/>
          </table:previous>
        </table:cell-content-change>
        <table:insertion table:id="ct387" table:type="row" table:position="73" table:table="0">
          <office:change-info>
            <dc:creator> </dc:creator>
            <dc:date>2020-02-11T15:52:18.442460074</dc:date>
          </office:change-info>
          <table:dependencies>
            <table:dependency table:id="ct388"/>
          </table:dependencies>
        </table:insertion>
        <table:cell-content-change table:id="ct388">
          <table:cell-address table:column="5" table:row="73" table:table="0"/>
          <office:change-info>
            <dc:creator> </dc:creator>
            <dc:date>2020-02-11T15:52:24.460653345</dc:date>
          </office:change-info>
          <table:previous>
            <table:change-track-table-cell/>
          </table:previous>
        </table:cell-content-change>
        <table:insertion table:id="ct389" table:type="row" table:position="74" table:table="0">
          <office:change-info>
            <dc:creator> </dc:creator>
            <dc:date>2020-02-11T15:52:25.378473401</dc:date>
          </office:change-info>
          <table:dependencies>
            <table:dependency table:id="ct390"/>
          </table:dependencies>
        </table:insertion>
        <table:cell-content-change table:id="ct390">
          <table:cell-address table:column="5" table:row="74" table:table="0"/>
          <office:change-info>
            <dc:creator> </dc:creator>
            <dc:date>2020-02-11T15:52:29.490730835</dc:date>
          </office:change-info>
          <table:previous>
            <table:change-track-table-cell/>
          </table:previous>
        </table:cell-content-change>
        <table:insertion table:id="ct391" table:type="row" table:position="75" table:table="0">
          <office:change-info>
            <dc:creator> </dc:creator>
            <dc:date>2020-02-11T15:52:34.086533720</dc:date>
          </office:change-info>
          <table:dependencies>
            <table:dependency table:id="ct392"/>
          </table:dependencies>
        </table:insertion>
        <table:cell-content-change table:id="ct392">
          <table:cell-address table:column="5" table:row="75" table:table="0"/>
          <office:change-info>
            <dc:creator> </dc:creator>
            <dc:date>2020-02-11T15:52:41.468266458</dc:date>
          </office:change-info>
          <table:previous>
            <table:change-track-table-cell/>
          </table:previous>
        </table:cell-content-change>
        <table:insertion table:id="ct393" table:type="row" table:position="76" table:table="0">
          <office:change-info>
            <dc:creator> </dc:creator>
            <dc:date>2020-02-11T15:52:42.710479311</dc:date>
          </office:change-info>
          <table:dependencies>
            <table:dependency table:id="ct394"/>
          </table:dependencies>
        </table:insertion>
        <table:cell-content-change table:id="ct394">
          <table:cell-address table:column="5" table:row="76" table:table="0"/>
          <office:change-info>
            <dc:creator> </dc:creator>
            <dc:date>2020-02-11T15:52:46.906657820</dc:date>
          </office:change-info>
          <table:previous>
            <table:change-track-table-cell/>
          </table:previous>
        </table:cell-content-change>
        <table:insertion table:id="ct395" table:type="row" table:position="77" table:table="0">
          <office:change-info>
            <dc:creator> </dc:creator>
            <dc:date>2020-02-11T15:52:48.086055861</dc:date>
          </office:change-info>
          <table:dependencies>
            <table:dependency table:id="ct396"/>
          </table:dependencies>
        </table:insertion>
        <table:cell-content-change table:id="ct396">
          <table:cell-address table:column="5" table:row="77" table:table="0"/>
          <office:change-info>
            <dc:creator> </dc:creator>
            <dc:date>2020-02-11T15:52:49.978924223</dc:date>
          </office:change-info>
          <table:previous>
            <table:change-track-table-cell/>
          </table:previous>
        </table:cell-content-change>
        <table:insertion table:id="ct397" table:type="row" table:position="78" table:table="0">
          <office:change-info>
            <dc:creator> </dc:creator>
            <dc:date>2020-02-11T15:53:09.401723277</dc:date>
          </office:change-info>
          <table:dependencies>
            <table:dependency table:id="ct398"/>
          </table:dependencies>
        </table:insertion>
        <table:cell-content-change table:id="ct398">
          <table:cell-address table:column="6" table:row="78" table:table="0"/>
          <office:change-info>
            <dc:creator> </dc:creator>
            <dc:date>2020-02-11T15:53:20.101479665</dc:date>
          </office:change-info>
          <table:previous>
            <table:change-track-table-cell/>
          </table:previous>
        </table:cell-content-change>
        <table:insertion table:id="ct399" table:type="row" table:position="80" table:table="0">
          <office:change-info>
            <dc:creator> </dc:creator>
            <dc:date>2020-02-11T15:53:56.263595628</dc:date>
          </office:change-info>
          <table:dependencies>
            <table:dependency table:id="ct400"/>
          </table:dependencies>
        </table:insertion>
        <table:cell-content-change table:id="ct400">
          <table:cell-address table:column="5" table:row="80" table:table="0"/>
          <office:change-info>
            <dc:creator> </dc:creator>
            <dc:date>2020-02-11T15:54:01.675730482</dc:date>
          </office:change-info>
          <table:previous>
            <table:change-track-table-cell/>
          </table:previous>
        </table:cell-content-change>
        <table:insertion table:id="ct401" table:type="row" table:position="82" table:table="0">
          <office:change-info>
            <dc:creator> </dc:creator>
            <dc:date>2020-02-11T15:54:11.851789350</dc:date>
          </office:change-info>
          <table:dependencies>
            <table:dependency table:id="ct402"/>
          </table:dependencies>
        </table:insertion>
        <table:cell-content-change table:id="ct402">
          <table:cell-address table:column="5" table:row="82" table:table="0"/>
          <office:change-info>
            <dc:creator> </dc:creator>
            <dc:date>2020-02-11T15:54:17.895517368</dc:date>
          </office:change-info>
          <table:previous>
            <table:change-track-table-cell/>
          </table:previous>
        </table:cell-content-change>
        <table:insertion table:id="ct403" table:type="row" table:position="84" table:table="0">
          <office:change-info>
            <dc:creator> </dc:creator>
            <dc:date>2020-02-11T15:54:30.616534879</dc:date>
          </office:change-info>
          <table:dependencies>
            <table:dependency table:id="ct404"/>
          </table:dependencies>
        </table:insertion>
        <table:cell-content-change table:id="ct404">
          <table:cell-address table:column="5" table:row="84" table:table="0"/>
          <office:change-info>
            <dc:creator> </dc:creator>
            <dc:date>2020-02-11T15:54:38.733275614</dc:date>
          </office:change-info>
          <table:previous>
            <table:change-track-table-cell/>
          </table:previous>
        </table:cell-content-change>
        <table:insertion table:id="ct405" table:type="row" table:position="85" table:table="0">
          <office:change-info>
            <dc:creator> </dc:creator>
            <dc:date>2020-02-11T15:54:39.639172833</dc:date>
          </office:change-info>
          <table:dependencies>
            <table:dependency table:id="ct406"/>
          </table:dependencies>
        </table:insertion>
        <table:cell-content-change table:id="ct406">
          <table:cell-address table:column="5" table:row="85" table:table="0"/>
          <office:change-info>
            <dc:creator> </dc:creator>
            <dc:date>2020-02-11T15:54:43.393347141</dc:date>
          </office:change-info>
          <table:previous>
            <table:change-track-table-cell/>
          </table:previous>
        </table:cell-content-change>
        <table:insertion table:id="ct407" table:type="row" table:position="86" table:table="0">
          <office:change-info>
            <dc:creator> </dc:creator>
            <dc:date>2020-02-11T15:54:44.607685489</dc:date>
          </office:change-info>
          <table:dependencies>
            <table:dependency table:id="ct408"/>
          </table:dependencies>
        </table:insertion>
        <table:cell-content-change table:id="ct408">
          <table:cell-address table:column="5" table:row="86" table:table="0"/>
          <office:change-info>
            <dc:creator> </dc:creator>
            <dc:date>2020-02-11T15:54:46.611675228</dc:date>
          </office:change-info>
          <table:previous>
            <table:change-track-table-cell/>
          </table:previous>
        </table:cell-content-change>
        <table:insertion table:id="ct409" table:type="row" table:position="88" table:table="0">
          <office:change-info>
            <dc:creator> </dc:creator>
            <dc:date>2020-02-11T15:55:13.991316293</dc:date>
          </office:change-info>
          <table:dependencies>
            <table:dependency table:id="ct410"/>
          </table:dependencies>
        </table:insertion>
        <table:cell-content-change table:id="ct410">
          <table:cell-address table:column="5" table:row="88" table:table="0"/>
          <office:change-info>
            <dc:creator> </dc:creator>
            <dc:date>2020-02-11T15:55:21.225059351</dc:date>
          </office:change-info>
          <table:previous>
            <table:change-track-table-cell/>
          </table:previous>
        </table:cell-content-change>
        <table:insertion table:id="ct411" table:type="row" table:position="89" table:table="0">
          <office:change-info>
            <dc:creator> </dc:creator>
            <dc:date>2020-02-11T15:55:22.165498010</dc:date>
          </office:change-info>
          <table:dependencies>
            <table:dependency table:id="ct412"/>
          </table:dependencies>
        </table:insertion>
        <table:cell-content-change table:id="ct412">
          <table:cell-address table:column="5" table:row="89" table:table="0"/>
          <office:change-info>
            <dc:creator> </dc:creator>
            <dc:date>2020-02-11T15:55:24.504326847</dc:date>
          </office:change-info>
          <table:previous>
            <table:change-track-table-cell/>
          </table:previous>
        </table:cell-content-change>
        <table:insertion table:id="ct413" table:type="row" table:position="93" table:table="0">
          <office:change-info>
            <dc:creator> </dc:creator>
            <dc:date>2020-02-11T15:55:49.597848503</dc:date>
          </office:change-info>
          <table:dependencies>
            <table:dependency table:id="ct418"/>
          </table:dependencies>
        </table:insertion>
        <table:insertion table:id="ct414" table:type="row" table:position="92" table:table="0">
          <office:change-info>
            <dc:creator> </dc:creator>
            <dc:date>2020-02-11T15:55:51.056764998</dc:date>
          </office:change-info>
          <table:dependencies>
            <table:dependency table:id="ct417"/>
          </table:dependencies>
        </table:insertion>
        <table:insertion table:id="ct415" table:type="row" table:position="91" table:table="0">
          <office:change-info>
            <dc:creator> </dc:creator>
            <dc:date>2020-02-11T15:55:52.525187953</dc:date>
          </office:change-info>
          <table:dependencies>
            <table:dependency table:id="ct416"/>
          </table:dependencies>
        </table:insertion>
        <table:cell-content-change table:id="ct416">
          <table:cell-address table:column="5" table:row="91" table:table="0"/>
          <office:change-info>
            <dc:creator> </dc:creator>
            <dc:date>2020-02-11T15:55:58.790878710</dc:date>
          </office:change-info>
          <table:previous>
            <table:change-track-table-cell/>
          </table:previous>
        </table:cell-content-change>
        <table:cell-content-change table:id="ct417">
          <table:cell-address table:column="5" table:row="92" table:table="0"/>
          <office:change-info>
            <dc:creator> </dc:creator>
            <dc:date>2020-02-11T15:56:01.507353776</dc:date>
          </office:change-info>
          <table:previous>
            <table:change-track-table-cell/>
          </table:previous>
        </table:cell-content-change>
        <table:cell-content-change table:id="ct418">
          <table:cell-address table:column="5" table:row="93" table:table="0"/>
          <office:change-info>
            <dc:creator> </dc:creator>
            <dc:date>2020-02-11T15:56:02.479657397</dc:date>
          </office:change-info>
          <table:previous>
            <table:change-track-table-cell/>
          </table:previous>
        </table:cell-content-change>
        <table:insertion table:id="ct419" table:type="row" table:position="95" table:table="0">
          <office:change-info>
            <dc:creator> </dc:creator>
            <dc:date>2020-02-11T15:56:23.586060232</dc:date>
          </office:change-info>
          <table:dependencies>
            <table:dependency table:id="ct420"/>
          </table:dependencies>
        </table:insertion>
        <table:cell-content-change table:id="ct420">
          <table:cell-address table:column="5" table:row="95" table:table="0"/>
          <office:change-info>
            <dc:creator> </dc:creator>
            <dc:date>2020-02-11T15:56:27.623555303</dc:date>
          </office:change-info>
          <table:previous>
            <table:change-track-table-cell/>
          </table:previous>
        </table:cell-content-change>
        <table:insertion table:id="ct421" table:type="row" table:position="96" table:table="0">
          <office:change-info>
            <dc:creator> </dc:creator>
            <dc:date>2020-02-11T15:56:28.772652563</dc:date>
          </office:change-info>
          <table:dependencies>
            <table:dependency table:id="ct422"/>
          </table:dependencies>
        </table:insertion>
        <table:cell-content-change table:id="ct422">
          <table:cell-address table:column="5" table:row="96" table:table="0"/>
          <office:change-info>
            <dc:creator> </dc:creator>
            <dc:date>2020-02-11T15:56:32.507523717</dc:date>
          </office:change-info>
          <table:previous>
            <table:change-track-table-cell/>
          </table:previous>
        </table:cell-content-change>
        <table:insertion table:id="ct423" table:type="row" table:position="97" table:table="0">
          <office:change-info>
            <dc:creator> </dc:creator>
            <dc:date>2020-02-11T15:56:33.401047267</dc:date>
          </office:change-info>
          <table:dependencies>
            <table:dependency table:id="ct424"/>
          </table:dependencies>
        </table:insertion>
        <table:cell-content-change table:id="ct424">
          <table:cell-address table:column="5" table:row="97" table:table="0"/>
          <office:change-info>
            <dc:creator> </dc:creator>
            <dc:date>2020-02-11T15:56:36.752270138</dc:date>
          </office:change-info>
          <table:previous>
            <table:change-track-table-cell/>
          </table:previous>
        </table:cell-content-change>
        <table:insertion table:id="ct425" table:type="row" table:position="98" table:table="0">
          <office:change-info>
            <dc:creator> </dc:creator>
            <dc:date>2020-02-11T15:56:37.864267506</dc:date>
          </office:change-info>
          <table:dependencies>
            <table:dependency table:id="ct426"/>
          </table:dependencies>
        </table:insertion>
        <table:cell-content-change table:id="ct426">
          <table:cell-address table:column="5" table:row="98" table:table="0"/>
          <office:change-info>
            <dc:creator> </dc:creator>
            <dc:date>2020-02-11T15:56:41.789014871</dc:date>
          </office:change-info>
          <table:previous>
            <table:change-track-table-cell/>
          </table:previous>
        </table:cell-content-change>
        <table:insertion table:id="ct427" table:type="row" table:position="99" table:table="0">
          <office:change-info>
            <dc:creator> </dc:creator>
            <dc:date>2020-02-11T15:56:42.722653779</dc:date>
          </office:change-info>
          <table:dependencies>
            <table:dependency table:id="ct428"/>
          </table:dependencies>
        </table:insertion>
        <table:cell-content-change table:id="ct428">
          <table:cell-address table:column="5" table:row="99" table:table="0"/>
          <office:change-info>
            <dc:creator> </dc:creator>
            <dc:date>2020-02-11T15:56:46.149411414</dc:date>
          </office:change-info>
          <table:previous>
            <table:change-track-table-cell/>
          </table:previous>
        </table:cell-content-change>
        <table:insertion table:id="ct429" table:type="row" table:position="100" table:table="0">
          <office:change-info>
            <dc:creator> </dc:creator>
            <dc:date>2020-02-11T15:56:47.038343260</dc:date>
          </office:change-info>
          <table:dependencies>
            <table:dependency table:id="ct430"/>
          </table:dependencies>
        </table:insertion>
        <table:cell-content-change table:id="ct430">
          <table:cell-address table:column="5" table:row="100" table:table="0"/>
          <office:change-info>
            <dc:creator> </dc:creator>
            <dc:date>2020-02-11T15:56:50.959840669</dc:date>
          </office:change-info>
          <table:previous>
            <table:change-track-table-cell/>
          </table:previous>
        </table:cell-content-change>
        <table:insertion table:id="ct431" table:type="row" table:position="101" table:table="0">
          <office:change-info>
            <dc:creator> </dc:creator>
            <dc:date>2020-02-11T15:56:52.190786795</dc:date>
          </office:change-info>
          <table:dependencies>
            <table:dependency table:id="ct432"/>
          </table:dependencies>
        </table:insertion>
        <table:cell-content-change table:id="ct432">
          <table:cell-address table:column="5" table:row="101" table:table="0"/>
          <office:change-info>
            <dc:creator> </dc:creator>
            <dc:date>2020-02-11T15:56:55.716212636</dc:date>
          </office:change-info>
          <table:previous>
            <table:change-track-table-cell/>
          </table:previous>
        </table:cell-content-change>
        <table:insertion table:id="ct433" table:type="row" table:position="102" table:table="0">
          <office:change-info>
            <dc:creator> </dc:creator>
            <dc:date>2020-02-11T15:56:58.766787761</dc:date>
          </office:change-info>
          <table:dependencies>
            <table:dependency table:id="ct434"/>
          </table:dependencies>
        </table:insertion>
        <table:cell-content-change table:id="ct434">
          <table:cell-address table:column="5" table:row="102" table:table="0"/>
          <office:change-info>
            <dc:creator> </dc:creator>
            <dc:date>2020-02-11T15:57:01.981348632</dc:date>
          </office:change-info>
          <table:previous>
            <table:change-track-table-cell/>
          </table:previous>
        </table:cell-content-change>
        <table:insertion table:id="ct435" table:type="row" table:position="103" table:table="0">
          <office:change-info>
            <dc:creator> </dc:creator>
            <dc:date>2020-02-11T15:57:03.182899063</dc:date>
          </office:change-info>
          <table:dependencies>
            <table:dependency table:id="ct436"/>
          </table:dependencies>
        </table:insertion>
        <table:cell-content-change table:id="ct436">
          <table:cell-address table:column="5" table:row="103" table:table="0"/>
          <office:change-info>
            <dc:creator> </dc:creator>
            <dc:date>2020-02-11T15:57:07.475189698</dc:date>
          </office:change-info>
          <table:previous>
            <table:change-track-table-cell/>
          </table:previous>
        </table:cell-content-change>
        <table:insertion table:id="ct437" table:type="row" table:position="104" table:table="0">
          <office:change-info>
            <dc:creator> </dc:creator>
            <dc:date>2020-02-11T15:57:08.333529538</dc:date>
          </office:change-info>
          <table:dependencies>
            <table:dependency table:id="ct438"/>
          </table:dependencies>
        </table:insertion>
        <table:cell-content-change table:id="ct438">
          <table:cell-address table:column="5" table:row="104" table:table="0"/>
          <office:change-info>
            <dc:creator> </dc:creator>
            <dc:date>2020-02-11T15:57:11.649533111</dc:date>
          </office:change-info>
          <table:previous>
            <table:change-track-table-cell/>
          </table:previous>
        </table:cell-content-change>
        <table:insertion table:id="ct439" table:type="row" table:position="105" table:table="0">
          <office:change-info>
            <dc:creator> </dc:creator>
            <dc:date>2020-02-11T15:57:12.866403435</dc:date>
          </office:change-info>
          <table:dependencies>
            <table:dependency table:id="ct440"/>
          </table:dependencies>
        </table:insertion>
        <table:cell-content-change table:id="ct440">
          <table:cell-address table:column="5" table:row="105" table:table="0"/>
          <office:change-info>
            <dc:creator> </dc:creator>
            <dc:date>2020-02-11T15:57:14.408905382</dc:date>
          </office:change-info>
          <table:previous>
            <table:change-track-table-cell/>
          </table:previous>
        </table:cell-content-change>
        <table:insertion table:id="ct441" table:type="row" table:position="107" table:table="0">
          <office:change-info>
            <dc:creator> </dc:creator>
            <dc:date>2020-02-11T15:57:37.874371291</dc:date>
          </office:change-info>
          <table:dependencies>
            <table:dependency table:id="ct442"/>
          </table:dependencies>
        </table:insertion>
        <table:cell-content-change table:id="ct442">
          <table:cell-address table:column="4" table:row="107" table:table="0"/>
          <office:change-info>
            <dc:creator> </dc:creator>
            <dc:date>2020-02-11T15:57:43.846608021</dc:date>
          </office:change-info>
          <table:previous>
            <table:change-track-table-cell/>
          </table:previous>
        </table:cell-content-change>
        <table:insertion table:id="ct443" table:type="row" table:position="108" table:table="0">
          <office:change-info>
            <dc:creator> </dc:creator>
            <dc:date>2020-02-11T15:57:44.858154661</dc:date>
          </office:change-info>
          <table:dependencies>
            <table:dependency table:id="ct444"/>
          </table:dependencies>
        </table:insertion>
        <table:cell-content-change table:id="ct444">
          <table:cell-address table:column="4" table:row="108" table:table="0"/>
          <office:change-info>
            <dc:creator> </dc:creator>
            <dc:date>2020-02-11T15:57:47.957778726</dc:date>
          </office:change-info>
          <table:previous>
            <table:change-track-table-cell/>
          </table:previous>
        </table:cell-content-change>
        <table:insertion table:id="ct445" table:type="row" table:position="109" table:table="0">
          <office:change-info>
            <dc:creator> </dc:creator>
            <dc:date>2020-02-11T15:58:03.093955223</dc:date>
          </office:change-info>
          <table:dependencies>
            <table:dependency table:id="ct446"/>
          </table:dependencies>
        </table:insertion>
        <table:cell-content-change table:id="ct446">
          <table:cell-address table:column="5" table:row="109" table:table="0"/>
          <office:change-info>
            <dc:creator> </dc:creator>
            <dc:date>2020-02-11T15:58:07.178935750</dc:date>
          </office:change-info>
          <table:previous>
            <table:change-track-table-cell/>
          </table:previous>
        </table:cell-content-change>
        <table:insertion table:id="ct447" table:type="row" table:position="120" table:table="0">
          <office:change-info>
            <dc:creator> </dc:creator>
            <dc:date>2020-02-11T15:58:34.907101990</dc:date>
          </office:change-info>
          <table:dependencies>
            <table:dependency table:id="ct452"/>
          </table:dependencies>
        </table:insertion>
        <table:insertion table:id="ct448" table:type="row" table:position="115" table:table="0">
          <office:change-info>
            <dc:creator> </dc:creator>
            <dc:date>2020-02-11T15:58:36.706003360</dc:date>
          </office:change-info>
          <table:dependencies>
            <table:dependency table:id="ct451"/>
          </table:dependencies>
        </table:insertion>
        <table:insertion table:id="ct449" table:type="row" table:position="111" table:table="0">
          <office:change-info>
            <dc:creator> </dc:creator>
            <dc:date>2020-02-11T15:58:38.640504079</dc:date>
          </office:change-info>
          <table:dependencies>
            <table:dependency table:id="ct450"/>
          </table:dependencies>
        </table:insertion>
        <table:cell-content-change table:id="ct450">
          <table:cell-address table:column="4" table:row="111" table:table="0"/>
          <office:change-info>
            <dc:creator> </dc:creator>
            <dc:date>2020-02-11T15:58:41.973174007</dc:date>
          </office:change-info>
          <table:previous>
            <table:change-track-table-cell/>
          </table:previous>
        </table:cell-content-change>
        <table:cell-content-change table:id="ct451">
          <table:cell-address table:column="4" table:row="115" table:table="0"/>
          <office:change-info>
            <dc:creator> </dc:creator>
            <dc:date>2020-02-11T15:58:44.481097882</dc:date>
          </office:change-info>
          <table:previous>
            <table:change-track-table-cell/>
          </table:previous>
        </table:cell-content-change>
        <table:cell-content-change table:id="ct452">
          <table:cell-address table:column="4" table:row="120" table:table="0"/>
          <office:change-info>
            <dc:creator> </dc:creator>
            <dc:date>2020-02-11T15:58:47.565705954</dc:date>
          </office:change-info>
          <table:previous>
            <table:change-track-table-cell/>
          </table:previous>
        </table:cell-content-change>
        <table:insertion table:id="ct453" table:type="row" table:position="112" table:table="0">
          <office:change-info>
            <dc:creator> </dc:creator>
            <dc:date>2020-02-11T15:59:03.581573911</dc:date>
          </office:change-info>
          <table:dependencies>
            <table:dependency table:id="ct454"/>
          </table:dependencies>
        </table:insertion>
        <table:cell-content-change table:id="ct454">
          <table:cell-address table:column="5" table:row="112" table:table="0"/>
          <office:change-info>
            <dc:creator> </dc:creator>
            <dc:date>2020-02-11T15:59:08.890980538</dc:date>
          </office:change-info>
          <table:previous>
            <table:change-track-table-cell/>
          </table:previous>
        </table:cell-content-change>
        <table:insertion table:id="ct455" table:type="row" table:position="113" table:table="0">
          <office:change-info>
            <dc:creator> </dc:creator>
            <dc:date>2020-02-11T15:59:10.226226894</dc:date>
          </office:change-info>
          <table:dependencies>
            <table:dependency table:id="ct456"/>
          </table:dependencies>
        </table:insertion>
        <table:cell-content-change table:id="ct456">
          <table:cell-address table:column="5" table:row="113" table:table="0"/>
          <office:change-info>
            <dc:creator> </dc:creator>
            <dc:date>2020-02-11T15:59:14.131146506</dc:date>
          </office:change-info>
          <table:previous>
            <table:change-track-table-cell/>
          </table:previous>
        </table:cell-content-change>
        <table:insertion table:id="ct457" table:type="row" table:position="114" table:table="0">
          <office:change-info>
            <dc:creator> </dc:creator>
            <dc:date>2020-02-11T15:59:15.606367818</dc:date>
          </office:change-info>
          <table:dependencies>
            <table:dependency table:id="ct458"/>
          </table:dependencies>
        </table:insertion>
        <table:cell-content-change table:id="ct458">
          <table:cell-address table:column="5" table:row="114" table:table="0"/>
          <office:change-info>
            <dc:creator> </dc:creator>
            <dc:date>2020-02-11T15:59:17.899518293</dc:date>
          </office:change-info>
          <table:previous>
            <table:change-track-table-cell/>
          </table:previous>
        </table:cell-content-change>
        <table:insertion table:id="ct459" table:type="row" table:position="116" table:table="0">
          <office:change-info>
            <dc:creator> </dc:creator>
            <dc:date>2020-02-11T15:59:46.561624114</dc:date>
          </office:change-info>
          <table:dependencies>
            <table:dependency table:id="ct460"/>
          </table:dependencies>
        </table:insertion>
        <table:cell-content-change table:id="ct460">
          <table:cell-address table:column="5" table:row="116" table:table="0"/>
          <office:change-info>
            <dc:creator> </dc:creator>
            <dc:date>2020-02-11T15:59:51.263101051</dc:date>
          </office:change-info>
          <table:previous>
            <table:change-track-table-cell/>
          </table:previous>
        </table:cell-content-change>
        <table:insertion table:id="ct461" table:type="row" table:position="117" table:table="0">
          <office:change-info>
            <dc:creator> </dc:creator>
            <dc:date>2020-02-11T15:59:52.321372457</dc:date>
          </office:change-info>
          <table:dependencies>
            <table:dependency table:id="ct462"/>
          </table:dependencies>
        </table:insertion>
        <table:cell-content-change table:id="ct462">
          <table:cell-address table:column="5" table:row="117" table:table="0"/>
          <office:change-info>
            <dc:creator> </dc:creator>
            <dc:date>2020-02-11T15:59:56.358725697</dc:date>
          </office:change-info>
          <table:previous>
            <table:change-track-table-cell/>
          </table:previous>
        </table:cell-content-change>
        <table:insertion table:id="ct463" table:type="row" table:position="118" table:table="0">
          <office:change-info>
            <dc:creator> </dc:creator>
            <dc:date>2020-02-11T15:59:57.382606782</dc:date>
          </office:change-info>
          <table:dependencies>
            <table:dependency table:id="ct464"/>
          </table:dependencies>
        </table:insertion>
        <table:cell-content-change table:id="ct464">
          <table:cell-address table:column="5" table:row="118" table:table="0"/>
          <office:change-info>
            <dc:creator> </dc:creator>
            <dc:date>2020-02-11T16:00:01.610104975</dc:date>
          </office:change-info>
          <table:previous>
            <table:change-track-table-cell/>
          </table:previous>
        </table:cell-content-change>
        <table:insertion table:id="ct465" table:type="row" table:position="119" table:table="0">
          <office:change-info>
            <dc:creator> </dc:creator>
            <dc:date>2020-02-11T16:00:02.734024888</dc:date>
          </office:change-info>
          <table:dependencies>
            <table:dependency table:id="ct466"/>
          </table:dependencies>
        </table:insertion>
        <table:cell-content-change table:id="ct466">
          <table:cell-address table:column="5" table:row="119" table:table="0"/>
          <office:change-info>
            <dc:creator> </dc:creator>
            <dc:date>2020-02-11T16:00:04.335656327</dc:date>
          </office:change-info>
          <table:previous>
            <table:change-track-table-cell/>
          </table:previous>
        </table:cell-content-change>
        <table:insertion table:id="ct467" table:type="row" table:position="121" table:table="0">
          <office:change-info>
            <dc:creator> </dc:creator>
            <dc:date>2020-02-11T16:00:30.056945265</dc:date>
          </office:change-info>
          <table:dependencies>
            <table:dependency table:id="ct468"/>
          </table:dependencies>
        </table:insertion>
        <table:cell-content-change table:id="ct468">
          <table:cell-address table:column="5" table:row="121" table:table="0"/>
          <office:change-info>
            <dc:creator> </dc:creator>
            <dc:date>2020-02-11T16:00:35.546862032</dc:date>
          </office:change-info>
          <table:previous>
            <table:change-track-table-cell/>
          </table:previous>
        </table:cell-content-change>
        <table:insertion table:id="ct469" table:type="row" table:position="122" table:table="0">
          <office:change-info>
            <dc:creator> </dc:creator>
            <dc:date>2020-02-11T16:00:36.562372182</dc:date>
          </office:change-info>
          <table:dependencies>
            <table:dependency table:id="ct470"/>
          </table:dependencies>
        </table:insertion>
        <table:cell-content-change table:id="ct470">
          <table:cell-address table:column="5" table:row="122" table:table="0"/>
          <office:change-info>
            <dc:creator> </dc:creator>
            <dc:date>2020-02-11T16:00:40.258856443</dc:date>
          </office:change-info>
          <table:previous>
            <table:change-track-table-cell/>
          </table:previous>
        </table:cell-content-change>
        <table:insertion table:id="ct471" table:type="row" table:position="123" table:table="0">
          <office:change-info>
            <dc:creator> </dc:creator>
            <dc:date>2020-02-11T16:00:41.314534889</dc:date>
          </office:change-info>
          <table:dependencies>
            <table:dependency table:id="ct472"/>
          </table:dependencies>
        </table:insertion>
        <table:cell-content-change table:id="ct472">
          <table:cell-address table:column="5" table:row="123" table:table="0"/>
          <office:change-info>
            <dc:creator> </dc:creator>
            <dc:date>2020-02-11T16:00:44.561409518</dc:date>
          </office:change-info>
          <table:previous>
            <table:change-track-table-cell/>
          </table:previous>
        </table:cell-content-change>
        <table:insertion table:id="ct473" table:type="row" table:position="124" table:table="0">
          <office:change-info>
            <dc:creator> </dc:creator>
            <dc:date>2020-02-11T16:00:45.525565281</dc:date>
          </office:change-info>
          <table:dependencies>
            <table:dependency table:id="ct474"/>
          </table:dependencies>
        </table:insertion>
        <table:cell-content-change table:id="ct474">
          <table:cell-address table:column="5" table:row="124" table:table="0"/>
          <office:change-info>
            <dc:creator> </dc:creator>
            <dc:date>2020-02-11T16:00:47.383974830</dc:date>
          </office:change-info>
          <table:previous>
            <table:change-track-table-cell/>
          </table:previous>
        </table:cell-content-change>
        <table:insertion table:id="ct475" table:type="row" table:position="126" table:table="0">
          <office:change-info>
            <dc:creator> </dc:creator>
            <dc:date>2020-02-11T16:03:34.998066466</dc:date>
          </office:change-info>
          <table:dependencies>
            <table:dependency table:id="ct476"/>
          </table:dependencies>
        </table:insertion>
        <table:cell-content-change table:id="ct476">
          <table:cell-address table:column="4" table:row="126" table:table="0"/>
          <office:change-info>
            <dc:creator> </dc:creator>
            <dc:date>2020-02-11T16:03:38.862354304</dc:date>
          </office:change-info>
          <table:previous>
            <table:change-track-table-cell/>
          </table:previous>
        </table:cell-content-change>
        <table:insertion table:id="ct477" table:type="row" table:position="128" table:table="0">
          <office:change-info>
            <dc:creator> </dc:creator>
            <dc:date>2020-02-11T16:03:58.163663359</dc:date>
          </office:change-info>
          <table:dependencies>
            <table:dependency table:id="ct478"/>
          </table:dependencies>
        </table:insertion>
        <table:cell-content-change table:id="ct478">
          <table:cell-address table:column="4" table:row="128" table:table="0"/>
          <office:change-info>
            <dc:creator> </dc:creator>
            <dc:date>2020-02-11T16:04:00.631866747</dc:date>
          </office:change-info>
          <table:previous>
            <table:change-track-table-cell/>
          </table:previous>
        </table:cell-content-change>
        <table:insertion table:id="ct479" table:type="row" table:position="130" table:table="0">
          <office:change-info>
            <dc:creator> </dc:creator>
            <dc:date>2020-02-11T16:04:31.662461427</dc:date>
          </office:change-info>
          <table:dependencies>
            <table:dependency table:id="ct480"/>
          </table:dependencies>
        </table:insertion>
        <table:cell-content-change table:id="ct480">
          <table:cell-address table:column="4" table:row="130" table:table="0"/>
          <office:change-info>
            <dc:creator> </dc:creator>
            <dc:date>2020-02-11T16:04:33.199971276</dc:date>
          </office:change-info>
          <table:previous>
            <table:change-track-table-cell/>
          </table:previous>
        </table:cell-content-change>
        <table:insertion table:id="ct481" table:type="row" table:position="131" table:table="0">
          <office:change-info>
            <dc:creator> </dc:creator>
            <dc:date>2020-02-11T16:04:38.009617306</dc:date>
          </office:change-info>
          <table:dependencies>
            <table:dependency table:id="ct482"/>
          </table:dependencies>
        </table:insertion>
        <table:cell-content-change table:id="ct482">
          <table:cell-address table:column="4" table:row="131" table:table="0"/>
          <office:change-info>
            <dc:creator> </dc:creator>
            <dc:date>2020-02-11T16:04:39.316517957</dc:date>
          </office:change-info>
          <table:previous>
            <table:change-track-table-cell/>
          </table:previous>
        </table:cell-content-change>
        <table:insertion table:id="ct483" table:type="row" table:position="133" table:table="0">
          <office:change-info>
            <dc:creator> </dc:creator>
            <dc:date>2020-02-11T20:17:42.879104332</dc:date>
          </office:change-info>
          <table:dependencies>
            <table:dependency table:id="ct484"/>
          </table:dependencies>
        </table:insertion>
        <table:cell-content-change table:id="ct484">
          <table:cell-address table:column="4" table:row="133" table:table="0"/>
          <office:change-info>
            <dc:creator> </dc:creator>
            <dc:date>2020-02-11T20:17:55.757954855</dc:date>
          </office:change-info>
          <table:previous>
            <table:change-track-table-cell/>
          </table:previous>
        </table:cell-content-change>
        <table:insertion table:id="ct485" table:type="row" table:position="134" table:table="0">
          <office:change-info>
            <dc:creator> </dc:creator>
            <dc:date>2020-02-11T20:17:57.356381869</dc:date>
          </office:change-info>
          <table:dependencies>
            <table:dependency table:id="ct486"/>
          </table:dependencies>
        </table:insertion>
        <table:cell-content-change table:id="ct486">
          <table:cell-address table:column="4" table:row="134" table:table="0"/>
          <office:change-info>
            <dc:creator> </dc:creator>
            <dc:date>2020-02-11T20:18:00.008402013</dc:date>
          </office:change-info>
          <table:previous>
            <table:change-track-table-cell/>
          </table:previous>
        </table:cell-content-change>
        <table:insertion table:id="ct487" table:type="row" table:position="136" table:table="0">
          <office:change-info>
            <dc:creator> </dc:creator>
            <dc:date>2020-02-11T20:18:57.304984793</dc:date>
          </office:change-info>
          <table:dependencies>
            <table:dependency table:id="ct488"/>
          </table:dependencies>
        </table:insertion>
        <table:cell-content-change table:id="ct488">
          <table:cell-address table:column="4" table:row="136" table:table="0"/>
          <office:change-info>
            <dc:creator> </dc:creator>
            <dc:date>2020-02-11T20:19:00.569294512</dc:date>
          </office:change-info>
          <table:previous>
            <table:change-track-table-cell/>
          </table:previous>
        </table:cell-content-change>
        <table:insertion table:id="ct489" table:type="row" table:position="137" table:table="0">
          <office:change-info>
            <dc:creator> </dc:creator>
            <dc:date>2020-02-11T20:19:08.723146396</dc:date>
          </office:change-info>
          <table:dependencies>
            <table:dependency table:id="ct490"/>
          </table:dependencies>
        </table:insertion>
        <table:cell-content-change table:id="ct490">
          <table:cell-address table:column="4" table:row="137" table:table="0"/>
          <office:change-info>
            <dc:creator> </dc:creator>
            <dc:date>2020-02-11T20:19:15.510817459</dc:date>
          </office:change-info>
          <table:previous>
            <table:change-track-table-cell/>
          </table:previous>
        </table:cell-content-change>
        <table:insertion table:id="ct491" table:type="row" table:position="138" table:table="0">
          <office:change-info>
            <dc:creator> </dc:creator>
            <dc:date>2020-02-11T20:19:17.013260576</dc:date>
          </office:change-info>
          <table:dependencies>
            <table:dependency table:id="ct492"/>
          </table:dependencies>
        </table:insertion>
        <table:cell-content-change table:id="ct492">
          <table:cell-address table:column="4" table:row="138" table:table="0"/>
          <office:change-info>
            <dc:creator> </dc:creator>
            <dc:date>2020-02-11T20:19:19.407667341</dc:date>
          </office:change-info>
          <table:previous>
            <table:change-track-table-cell/>
          </table:previous>
        </table:cell-content-change>
        <table:insertion table:id="ct493" table:type="row" table:position="140" table:table="0">
          <office:change-info>
            <dc:creator> </dc:creator>
            <dc:date>2020-02-11T20:19:59.953527821</dc:date>
          </office:change-info>
          <table:dependencies>
            <table:dependency table:id="ct494"/>
          </table:dependencies>
        </table:insertion>
        <table:cell-content-change table:id="ct494">
          <table:cell-address table:column="4" table:row="140" table:table="0"/>
          <office:change-info>
            <dc:creator> </dc:creator>
            <dc:date>2020-02-11T20:20:07.891164070</dc:date>
          </office:change-info>
          <table:previous>
            <table:change-track-table-cell/>
          </table:previous>
        </table:cell-content-change>
        <table:insertion table:id="ct495" table:type="row" table:position="142" table:table="0">
          <office:change-info>
            <dc:creator> </dc:creator>
            <dc:date>2020-02-11T20:20:09.265936063</dc:date>
          </office:change-info>
          <table:dependencies>
            <table:dependency table:id="ct496"/>
          </table:dependencies>
        </table:insertion>
        <table:cell-content-change table:id="ct496">
          <table:cell-address table:column="4" table:row="142" table:table="0"/>
          <office:change-info>
            <dc:creator> </dc:creator>
            <dc:date>2020-02-11T20:20:16.390480672</dc:date>
          </office:change-info>
          <table:previous>
            <table:change-track-table-cell/>
          </table:previous>
        </table:cell-content-change>
        <table:insertion table:id="ct497" table:type="row" table:position="145" table:table="0">
          <office:change-info>
            <dc:creator> </dc:creator>
            <dc:date>2020-02-11T20:20:25.493942953</dc:date>
          </office:change-info>
          <table:dependencies>
            <table:dependency table:id="ct498"/>
          </table:dependencies>
        </table:insertion>
        <table:cell-content-change table:id="ct498">
          <table:cell-address table:column="4" table:row="145" table:table="0"/>
          <office:change-info>
            <dc:creator> </dc:creator>
            <dc:date>2020-02-11T20:20:30.734665308</dc:date>
          </office:change-info>
          <table:previous>
            <table:change-track-table-cell/>
          </table:previous>
        </table:cell-content-change>
        <table:insertion table:id="ct499" table:type="row" table:position="147" table:table="0">
          <office:change-info>
            <dc:creator> </dc:creator>
            <dc:date>2020-02-11T20:20:32.469804237</dc:date>
          </office:change-info>
          <table:dependencies>
            <table:dependency table:id="ct500"/>
          </table:dependencies>
        </table:insertion>
        <table:cell-content-change table:id="ct500">
          <table:cell-address table:column="4" table:row="147" table:table="0"/>
          <office:change-info>
            <dc:creator> </dc:creator>
            <dc:date>2020-02-11T20:20:41.315912512</dc:date>
          </office:change-info>
          <table:previous>
            <table:change-track-table-cell/>
          </table:previous>
        </table:cell-content-change>
        <table:insertion table:id="ct501" table:type="row" table:position="151" table:table="0">
          <office:change-info>
            <dc:creator> </dc:creator>
            <dc:date>2020-02-11T20:20:42.830416036</dc:date>
          </office:change-info>
          <table:dependencies>
            <table:dependency table:id="ct502"/>
          </table:dependencies>
        </table:insertion>
        <table:cell-content-change table:id="ct502">
          <table:cell-address table:column="4" table:row="151" table:table="0"/>
          <office:change-info>
            <dc:creator> </dc:creator>
            <dc:date>2020-02-11T20:20:46.309529489</dc:date>
          </office:change-info>
          <table:previous>
            <table:change-track-table-cell/>
          </table:previous>
        </table:cell-content-change>
        <table:insertion table:id="ct503" table:type="row" table:position="154" table:table="0">
          <office:change-info>
            <dc:creator> </dc:creator>
            <dc:date>2020-02-11T20:20:48.698738586</dc:date>
          </office:change-info>
          <table:dependencies>
            <table:dependency table:id="ct504"/>
          </table:dependencies>
        </table:insertion>
        <table:cell-content-change table:id="ct504">
          <table:cell-address table:column="4" table:row="154" table:table="0"/>
          <office:change-info>
            <dc:creator> </dc:creator>
            <dc:date>2020-02-11T20:20:53.528578130</dc:date>
          </office:change-info>
          <table:previous>
            <table:change-track-table-cell/>
          </table:previous>
        </table:cell-content-change>
        <table:insertion table:id="ct505" table:type="row" table:position="141" table:table="0">
          <office:change-info>
            <dc:creator> </dc:creator>
            <dc:date>2020-02-11T20:22:04.021987663</dc:date>
          </office:change-info>
          <table:dependencies>
            <table:dependency table:id="ct506"/>
          </table:dependencies>
        </table:insertion>
        <table:cell-content-change table:id="ct506">
          <table:cell-address table:column="5" table:row="141" table:table="0"/>
          <office:change-info>
            <dc:creator> </dc:creator>
            <dc:date>2020-02-11T20:22:13.069982801</dc:date>
          </office:change-info>
          <table:previous>
            <table:change-track-table-cell/>
          </table:previous>
        </table:cell-content-change>
        <table:insertion table:id="ct507" table:type="row" table:position="143" table:table="0">
          <office:change-info>
            <dc:creator> </dc:creator>
            <dc:date>2020-02-11T20:22:28.498144131</dc:date>
          </office:change-info>
          <table:dependencies>
            <table:dependency table:id="ct508"/>
          </table:dependencies>
        </table:insertion>
        <table:cell-content-change table:id="ct508">
          <table:cell-address table:column="5" table:row="143" table:table="0"/>
          <office:change-info>
            <dc:creator> </dc:creator>
            <dc:date>2020-02-11T20:22:31.148911612</dc:date>
          </office:change-info>
          <table:previous>
            <table:change-track-table-cell/>
          </table:previous>
        </table:cell-content-change>
        <table:insertion table:id="ct509" table:type="row" table:position="144" table:table="0">
          <office:change-info>
            <dc:creator> </dc:creator>
            <dc:date>2020-02-11T20:22:32.513953721</dc:date>
          </office:change-info>
          <table:dependencies>
            <table:dependency table:id="ct510"/>
          </table:dependencies>
        </table:insertion>
        <table:cell-content-change table:id="ct510">
          <table:cell-address table:column="5" table:row="144" table:table="0"/>
          <office:change-info>
            <dc:creator> </dc:creator>
            <dc:date>2020-02-11T20:22:37.512681943</dc:date>
          </office:change-info>
          <table:previous>
            <table:change-track-table-cell/>
          </table:previous>
        </table:cell-content-change>
        <table:insertion table:id="ct511" table:type="row" table:position="146" table:table="0">
          <office:change-info>
            <dc:creator> </dc:creator>
            <dc:date>2020-02-11T20:22:55.262079494</dc:date>
          </office:change-info>
          <table:dependencies>
            <table:dependency table:id="ct512"/>
          </table:dependencies>
        </table:insertion>
        <table:cell-content-change table:id="ct512">
          <table:cell-address table:column="5" table:row="146" table:table="0"/>
          <office:change-info>
            <dc:creator> </dc:creator>
            <dc:date>2020-02-11T20:22:57.629911210</dc:date>
          </office:change-info>
          <table:previous>
            <table:change-track-table-cell/>
          </table:previous>
        </table:cell-content-change>
        <table:insertion table:id="ct513" table:type="row" table:position="148" table:table="0">
          <office:change-info>
            <dc:creator> </dc:creator>
            <dc:date>2020-02-11T20:23:11.066193738</dc:date>
          </office:change-info>
          <table:dependencies>
            <table:dependency table:id="ct514"/>
          </table:dependencies>
        </table:insertion>
        <table:cell-content-change table:id="ct514">
          <table:cell-address table:column="5" table:row="148" table:table="0"/>
          <office:change-info>
            <dc:creator> </dc:creator>
            <dc:date>2020-02-11T20:23:13.648644098</dc:date>
          </office:change-info>
          <table:previous>
            <table:change-track-table-cell/>
          </table:previous>
        </table:cell-content-change>
        <table:insertion table:id="ct515" table:type="row" table:position="149" table:table="0">
          <office:change-info>
            <dc:creator> </dc:creator>
            <dc:date>2020-02-11T20:23:14.593008977</dc:date>
          </office:change-info>
          <table:dependencies>
            <table:dependency table:id="ct516"/>
          </table:dependencies>
        </table:insertion>
        <table:cell-content-change table:id="ct516">
          <table:cell-address table:column="5" table:row="149" table:table="0"/>
          <office:change-info>
            <dc:creator> </dc:creator>
            <dc:date>2020-02-11T20:23:20.967788421</dc:date>
          </office:change-info>
          <table:previous>
            <table:change-track-table-cell/>
          </table:previous>
        </table:cell-content-change>
        <table:insertion table:id="ct517" table:type="row" table:position="150" table:table="0">
          <office:change-info>
            <dc:creator> </dc:creator>
            <dc:date>2020-02-11T20:23:22.010171858</dc:date>
          </office:change-info>
          <table:dependencies>
            <table:dependency table:id="ct518"/>
          </table:dependencies>
        </table:insertion>
        <table:cell-content-change table:id="ct518">
          <table:cell-address table:column="5" table:row="150" table:table="0"/>
          <office:change-info>
            <dc:creator> </dc:creator>
            <dc:date>2020-02-11T20:23:23.876127119</dc:date>
          </office:change-info>
          <table:previous>
            <table:change-track-table-cell/>
          </table:previous>
        </table:cell-content-change>
        <table:insertion table:id="ct519" table:type="row" table:position="152" table:table="0">
          <office:change-info>
            <dc:creator> </dc:creator>
            <dc:date>2020-02-11T20:23:53.853075010</dc:date>
          </office:change-info>
          <table:dependencies>
            <table:dependency table:id="ct520"/>
          </table:dependencies>
        </table:insertion>
        <table:cell-content-change table:id="ct520">
          <table:cell-address table:column="5" table:row="152" table:table="0"/>
          <office:change-info>
            <dc:creator> </dc:creator>
            <dc:date>2020-02-11T20:23:56.436674787</dc:date>
          </office:change-info>
          <table:previous>
            <table:change-track-table-cell/>
          </table:previous>
        </table:cell-content-change>
        <table:insertion table:id="ct521" table:type="row" table:position="153" table:table="0">
          <office:change-info>
            <dc:creator> </dc:creator>
            <dc:date>2020-02-11T20:23:57.393027721</dc:date>
          </office:change-info>
          <table:dependencies>
            <table:dependency table:id="ct522"/>
          </table:dependencies>
        </table:insertion>
        <table:cell-content-change table:id="ct522">
          <table:cell-address table:column="5" table:row="153" table:table="0"/>
          <office:change-info>
            <dc:creator> </dc:creator>
            <dc:date>2020-02-11T20:24:00.715898354</dc:date>
          </office:change-info>
          <table:previous>
            <table:change-track-table-cell/>
          </table:previous>
        </table:cell-content-change>
        <table:insertion table:id="ct523" table:type="row" table:position="155" table:table="0">
          <office:change-info>
            <dc:creator> </dc:creator>
            <dc:date>2020-02-11T20:24:25.200547424</dc:date>
          </office:change-info>
          <table:dependencies>
            <table:dependency table:id="ct524"/>
          </table:dependencies>
        </table:insertion>
        <table:cell-content-change table:id="ct524">
          <table:cell-address table:column="5" table:row="155" table:table="0"/>
          <office:change-info>
            <dc:creator> </dc:creator>
            <dc:date>2020-02-11T20:24:32.908861451</dc:date>
          </office:change-info>
          <table:previous>
            <table:change-track-table-cell/>
          </table:previous>
        </table:cell-content-change>
        <table:insertion table:id="ct525" table:type="row" table:position="156" table:table="0">
          <office:change-info>
            <dc:creator> </dc:creator>
            <dc:date>2020-02-11T20:24:34.506530653</dc:date>
          </office:change-info>
          <table:dependencies>
            <table:dependency table:id="ct526"/>
          </table:dependencies>
        </table:insertion>
        <table:cell-content-change table:id="ct526">
          <table:cell-address table:column="5" table:row="156" table:table="0"/>
          <office:change-info>
            <dc:creator> </dc:creator>
            <dc:date>2020-02-11T20:24:38.113894972</dc:date>
          </office:change-info>
          <table:previous>
            <table:change-track-table-cell/>
          </table:previous>
        </table:cell-content-change>
        <table:insertion table:id="ct527" table:type="row" table:position="157" table:table="0">
          <office:change-info>
            <dc:creator> </dc:creator>
            <dc:date>2020-02-11T20:24:39.196568837</dc:date>
          </office:change-info>
          <table:dependencies>
            <table:dependency table:id="ct528"/>
          </table:dependencies>
        </table:insertion>
        <table:cell-content-change table:id="ct528">
          <table:cell-address table:column="5" table:row="157" table:table="0"/>
          <office:change-info>
            <dc:creator> </dc:creator>
            <dc:date>2020-02-11T20:24:42.945849573</dc:date>
          </office:change-info>
          <table:previous>
            <table:change-track-table-cell/>
          </table:previous>
        </table:cell-content-change>
        <table:insertion table:id="ct529" table:type="row" table:position="158" table:table="0">
          <office:change-info>
            <dc:creator> </dc:creator>
            <dc:date>2020-02-11T20:24:43.907101518</dc:date>
          </office:change-info>
          <table:dependencies>
            <table:dependency table:id="ct530"/>
          </table:dependencies>
        </table:insertion>
        <table:cell-content-change table:id="ct530">
          <table:cell-address table:column="5" table:row="158" table:table="0"/>
          <office:change-info>
            <dc:creator> </dc:creator>
            <dc:date>2020-02-11T20:24:47.680172342</dc:date>
          </office:change-info>
          <table:previous>
            <table:change-track-table-cell/>
          </table:previous>
        </table:cell-content-change>
        <table:insertion table:id="ct531" table:type="row" table:position="159" table:table="0">
          <office:change-info>
            <dc:creator> </dc:creator>
            <dc:date>2020-02-11T20:24:48.817722692</dc:date>
          </office:change-info>
          <table:dependencies>
            <table:dependency table:id="ct532"/>
          </table:dependencies>
        </table:insertion>
        <table:cell-content-change table:id="ct532">
          <table:cell-address table:column="5" table:row="159" table:table="0"/>
          <office:change-info>
            <dc:creator> </dc:creator>
            <dc:date>2020-02-11T20:24:52.485033512</dc:date>
          </office:change-info>
          <table:previous>
            <table:change-track-table-cell/>
          </table:previous>
        </table:cell-content-change>
        <table:insertion table:id="ct533" table:type="row" table:position="160" table:table="0">
          <office:change-info>
            <dc:creator> </dc:creator>
            <dc:date>2020-02-11T20:24:53.713906163</dc:date>
          </office:change-info>
          <table:dependencies>
            <table:dependency table:id="ct534"/>
          </table:dependencies>
        </table:insertion>
        <table:cell-content-change table:id="ct534">
          <table:cell-address table:column="5" table:row="160" table:table="0"/>
          <office:change-info>
            <dc:creator> </dc:creator>
            <dc:date>2020-02-11T20:24:57.893663198</dc:date>
          </office:change-info>
          <table:previous>
            <table:change-track-table-cell/>
          </table:previous>
        </table:cell-content-change>
        <table:insertion table:id="ct535" table:type="row" table:position="161" table:table="0">
          <office:change-info>
            <dc:creator> </dc:creator>
            <dc:date>2020-02-11T20:24:59.067250473</dc:date>
          </office:change-info>
          <table:dependencies>
            <table:dependency table:id="ct536"/>
          </table:dependencies>
        </table:insertion>
        <table:cell-content-change table:id="ct536">
          <table:cell-address table:column="5" table:row="161" table:table="0"/>
          <office:change-info>
            <dc:creator> </dc:creator>
            <dc:date>2020-02-11T20:25:04.690278915</dc:date>
          </office:change-info>
          <table:previous>
            <table:change-track-table-cell/>
          </table:previous>
        </table:cell-content-change>
        <table:insertion table:id="ct537" table:type="row" table:position="162" table:table="0">
          <office:change-info>
            <dc:creator> </dc:creator>
            <dc:date>2020-02-11T20:25:05.800129978</dc:date>
          </office:change-info>
          <table:dependencies>
            <table:dependency table:id="ct538"/>
          </table:dependencies>
        </table:insertion>
        <table:cell-content-change table:id="ct538">
          <table:cell-address table:column="5" table:row="162" table:table="0"/>
          <office:change-info>
            <dc:creator> </dc:creator>
            <dc:date>2020-02-11T20:25:09.432634318</dc:date>
          </office:change-info>
          <table:previous>
            <table:change-track-table-cell/>
          </table:previous>
        </table:cell-content-change>
        <table:insertion table:id="ct539" table:type="row" table:position="163" table:table="0">
          <office:change-info>
            <dc:creator> </dc:creator>
            <dc:date>2020-02-11T20:25:10.622561157</dc:date>
          </office:change-info>
          <table:dependencies>
            <table:dependency table:id="ct540"/>
          </table:dependencies>
        </table:insertion>
        <table:cell-content-change table:id="ct540">
          <table:cell-address table:column="5" table:row="163" table:table="0"/>
          <office:change-info>
            <dc:creator> </dc:creator>
            <dc:date>2020-02-11T20:25:12.132394015</dc:date>
          </office:change-info>
          <table:previous>
            <table:change-track-table-cell/>
          </table:previous>
        </table:cell-content-change>
        <table:insertion table:id="ct541" table:type="row" table:position="165" table:table="0">
          <office:change-info>
            <dc:creator> </dc:creator>
            <dc:date>2020-02-11T20:25:35.857196936</dc:date>
          </office:change-info>
          <table:dependencies>
            <table:dependency table:id="ct542"/>
          </table:dependencies>
        </table:insertion>
        <table:cell-content-change table:id="ct542">
          <table:cell-address table:column="4" table:row="165" table:table="0"/>
          <office:change-info>
            <dc:creator> </dc:creator>
            <dc:date>2020-02-11T20:25:39.421198105</dc:date>
          </office:change-info>
          <table:previous>
            <table:change-track-table-cell/>
          </table:previous>
        </table:cell-content-change>
        <table:insertion table:id="ct543" table:type="row" table:position="166" table:table="0">
          <office:change-info>
            <dc:creator> </dc:creator>
            <dc:date>2020-02-11T20:25:40.466028181</dc:date>
          </office:change-info>
          <table:dependencies>
            <table:dependency table:id="ct544"/>
          </table:dependencies>
        </table:insertion>
        <table:cell-content-change table:id="ct544">
          <table:cell-address table:column="4" table:row="166" table:table="0"/>
          <office:change-info>
            <dc:creator> </dc:creator>
            <dc:date>2020-02-11T20:25:44.227142361</dc:date>
          </office:change-info>
          <table:previous>
            <table:change-track-table-cell/>
          </table:previous>
        </table:cell-content-change>
        <table:insertion table:id="ct545" table:type="row" table:position="167" table:table="0">
          <office:change-info>
            <dc:creator> </dc:creator>
            <dc:date>2020-02-11T20:25:45.226041448</dc:date>
          </office:change-info>
          <table:dependencies>
            <table:dependency table:id="ct546"/>
          </table:dependencies>
        </table:insertion>
        <table:cell-content-change table:id="ct546">
          <table:cell-address table:column="4" table:row="167" table:table="0"/>
          <office:change-info>
            <dc:creator> </dc:creator>
            <dc:date>2020-02-11T20:25:49.193498090</dc:date>
          </office:change-info>
          <table:previous>
            <table:change-track-table-cell/>
          </table:previous>
        </table:cell-content-change>
        <table:insertion table:id="ct547" table:type="row" table:position="168" table:table="0">
          <office:change-info>
            <dc:creator> </dc:creator>
            <dc:date>2020-02-11T20:25:50.263449920</dc:date>
          </office:change-info>
          <table:dependencies>
            <table:dependency table:id="ct548"/>
          </table:dependencies>
        </table:insertion>
        <table:cell-content-change table:id="ct548">
          <table:cell-address table:column="4" table:row="168" table:table="0"/>
          <office:change-info>
            <dc:creator> </dc:creator>
            <dc:date>2020-02-11T20:25:53.919138016</dc:date>
          </office:change-info>
          <table:previous>
            <table:change-track-table-cell/>
          </table:previous>
        </table:cell-content-change>
        <table:insertion table:id="ct549" table:type="row" table:position="169" table:table="0">
          <office:change-info>
            <dc:creator> </dc:creator>
            <dc:date>2020-02-11T20:25:55.274816780</dc:date>
          </office:change-info>
          <table:dependencies>
            <table:dependency table:id="ct550"/>
          </table:dependencies>
        </table:insertion>
        <table:cell-content-change table:id="ct550">
          <table:cell-address table:column="4" table:row="169" table:table="0"/>
          <office:change-info>
            <dc:creator> </dc:creator>
            <dc:date>2020-02-11T20:25:59.244741919</dc:date>
          </office:change-info>
          <table:previous>
            <table:change-track-table-cell/>
          </table:previous>
        </table:cell-content-change>
        <table:insertion table:id="ct551" table:type="row" table:position="170" table:table="0">
          <office:change-info>
            <dc:creator> </dc:creator>
            <dc:date>2020-02-11T20:26:00.390813339</dc:date>
          </office:change-info>
          <table:dependencies>
            <table:dependency table:id="ct552"/>
          </table:dependencies>
        </table:insertion>
        <table:cell-content-change table:id="ct552">
          <table:cell-address table:column="4" table:row="170" table:table="0"/>
          <office:change-info>
            <dc:creator> </dc:creator>
            <dc:date>2020-02-11T20:26:05.390201342</dc:date>
          </office:change-info>
          <table:previous>
            <table:change-track-table-cell/>
          </table:previous>
        </table:cell-content-change>
        <table:insertion table:id="ct553" table:type="row" table:position="171" table:table="0">
          <office:change-info>
            <dc:creator> </dc:creator>
            <dc:date>2020-02-11T20:26:06.575205161</dc:date>
          </office:change-info>
          <table:dependencies>
            <table:dependency table:id="ct554"/>
          </table:dependencies>
        </table:insertion>
        <table:cell-content-change table:id="ct554">
          <table:cell-address table:column="4" table:row="171" table:table="0"/>
          <office:change-info>
            <dc:creator> </dc:creator>
            <dc:date>2020-02-11T20:26:10.904332576</dc:date>
          </office:change-info>
          <table:previous>
            <table:change-track-table-cell/>
          </table:previous>
        </table:cell-content-change>
        <table:insertion table:id="ct555" table:type="row" table:position="172" table:table="0">
          <office:change-info>
            <dc:creator> </dc:creator>
            <dc:date>2020-02-11T20:26:44.025938389</dc:date>
          </office:change-info>
          <table:dependencies>
            <table:dependency table:id="ct556"/>
          </table:dependencies>
        </table:insertion>
        <table:cell-content-change table:id="ct556">
          <table:cell-address table:column="5" table:row="172" table:table="0"/>
          <office:change-info>
            <dc:creator> </dc:creator>
            <dc:date>2020-02-11T20:26:50.509628458</dc:date>
          </office:change-info>
          <table:previous>
            <table:change-track-table-cell/>
          </table:previous>
        </table:cell-content-change>
        <table:insertion table:id="ct557" table:type="row" table:position="173" table:table="0">
          <office:change-info>
            <dc:creator> </dc:creator>
            <dc:date>2020-02-11T20:26:51.703164118</dc:date>
          </office:change-info>
          <table:dependencies>
            <table:dependency table:id="ct558"/>
          </table:dependencies>
        </table:insertion>
        <table:cell-content-change table:id="ct558">
          <table:cell-address table:column="5" table:row="173" table:table="0"/>
          <office:change-info>
            <dc:creator> </dc:creator>
            <dc:date>2020-02-11T20:26:58.174155984</dc:date>
          </office:change-info>
          <table:previous>
            <table:change-track-table-cell/>
          </table:previous>
        </table:cell-content-change>
        <table:insertion table:id="ct559" table:type="row" table:position="174" table:table="0">
          <office:change-info>
            <dc:creator> </dc:creator>
            <dc:date>2020-02-11T20:26:59.078017065</dc:date>
          </office:change-info>
          <table:dependencies>
            <table:dependency table:id="ct560"/>
          </table:dependencies>
        </table:insertion>
        <table:cell-content-change table:id="ct560">
          <table:cell-address table:column="5" table:row="174" table:table="0"/>
          <office:change-info>
            <dc:creator> </dc:creator>
            <dc:date>2020-02-11T20:27:03.205239685</dc:date>
          </office:change-info>
          <table:previous>
            <table:change-track-table-cell/>
          </table:previous>
        </table:cell-content-change>
        <table:insertion table:id="ct561" table:type="row" table:position="175" table:table="0">
          <office:change-info>
            <dc:creator> </dc:creator>
            <dc:date>2020-02-11T20:27:04.532191096</dc:date>
          </office:change-info>
          <table:dependencies>
            <table:dependency table:id="ct562"/>
          </table:dependencies>
        </table:insertion>
        <table:cell-content-change table:id="ct562">
          <table:cell-address table:column="5" table:row="175" table:table="0"/>
          <office:change-info>
            <dc:creator> </dc:creator>
            <dc:date>2020-02-11T20:27:08.164309093</dc:date>
          </office:change-info>
          <table:previous>
            <table:change-track-table-cell/>
          </table:previous>
        </table:cell-content-change>
        <table:insertion table:id="ct563" table:type="row" table:position="176" table:table="0">
          <office:change-info>
            <dc:creator> </dc:creator>
            <dc:date>2020-02-11T20:27:09.326901539</dc:date>
          </office:change-info>
          <table:dependencies>
            <table:dependency table:id="ct564"/>
          </table:dependencies>
        </table:insertion>
        <table:cell-content-change table:id="ct564">
          <table:cell-address table:column="5" table:row="176" table:table="0"/>
          <office:change-info>
            <dc:creator> </dc:creator>
            <dc:date>2020-02-11T20:27:10.743128991</dc:date>
          </office:change-info>
          <table:previous>
            <table:change-track-table-cell/>
          </table:previous>
        </table:cell-content-change>
        <table:insertion table:id="ct565" table:type="row" table:position="178" table:table="0">
          <office:change-info>
            <dc:creator> </dc:creator>
            <dc:date>2020-02-11T20:27:31.171037657</dc:date>
          </office:change-info>
          <table:dependencies>
            <table:dependency table:id="ct566"/>
          </table:dependencies>
        </table:insertion>
        <table:cell-content-change table:id="ct566">
          <table:cell-address table:column="4" table:row="178" table:table="0"/>
          <office:change-info>
            <dc:creator> </dc:creator>
            <dc:date>2020-02-11T20:27:36.119822264</dc:date>
          </office:change-info>
          <table:previous>
            <table:change-track-table-cell/>
          </table:previous>
        </table:cell-content-change>
        <table:insertion table:id="ct567" table:type="row" table:position="179" table:table="0">
          <office:change-info>
            <dc:creator> </dc:creator>
            <dc:date>2020-02-11T20:27:37.106659124</dc:date>
          </office:change-info>
          <table:dependencies>
            <table:dependency table:id="ct568"/>
          </table:dependencies>
        </table:insertion>
        <table:cell-content-change table:id="ct568">
          <table:cell-address table:column="4" table:row="179" table:table="0"/>
          <office:change-info>
            <dc:creator> </dc:creator>
            <dc:date>2020-02-11T20:27:41.273580145</dc:date>
          </office:change-info>
          <table:previous>
            <table:change-track-table-cell/>
          </table:previous>
        </table:cell-content-change>
        <table:insertion table:id="ct569" table:type="row" table:position="180" table:table="0">
          <office:change-info>
            <dc:creator> </dc:creator>
            <dc:date>2020-02-11T20:27:45.306779126</dc:date>
          </office:change-info>
          <table:dependencies>
            <table:dependency table:id="ct572"/>
            <table:dependency table:id="ct570"/>
          </table:dependencies>
        </table:insertion>
        <table:cell-content-change table:id="ct570">
          <table:cell-address table:column="4" table:row="180" table:table="0"/>
          <office:change-info>
            <dc:creator> </dc:creator>
            <dc:date>2020-02-11T20:27:47.377009659</dc:date>
          </office:change-info>
          <table:previous>
            <table:change-track-table-cell/>
          </table:previous>
        </table:cell-content-change>
        <table:insertion table:id="ct571" table:type="row" table:position="181" table:table="0">
          <office:change-info>
            <dc:creator> </dc:creator>
            <dc:date>2020-02-11T20:28:42.216409203</dc:date>
          </office:change-info>
          <table:dependencies>
            <table:dependency table:id="ct574"/>
          </table:dependencies>
        </table:insertion>
        <table:cell-content-change table:id="ct572">
          <table:cell-address table:column="5" table:row="181" table:table="0"/>
          <office:change-info>
            <dc:creator> </dc:creator>
            <dc:date>2020-02-11T20:29:08.168712763</dc:date>
          </office:change-info>
          <table:previous>
            <table:change-track-table-cell/>
          </table:previous>
        </table:cell-content-change>
        <table:cell-content-change table:id="ct573">
          <table:cell-address table:column="5" table:row="182" table:table="0"/>
          <office:change-info>
            <dc:creator> </dc:creator>
            <dc:date>2020-02-11T20:29:08.884527746</dc:date>
          </office:change-info>
          <table:previous>
            <table:change-track-table-cell/>
          </table:previous>
        </table:cell-content-change>
        <table:movement table:id="ct574">
          <table:source-range-address table:column="5" table:row="180" table:table="0"/>
          <table:target-range-address table:column="5" table:row="181" table:table="0"/>
          <office:change-info>
            <dc:creator> </dc:creator>
            <dc:date>2020-02-11T20:29:12.406256296</dc:date>
          </office:change-info>
        </table:movement>
        <table:insertion table:id="ct575" table:type="row" table:position="182" table:table="0">
          <office:change-info>
            <dc:creator> </dc:creator>
            <dc:date>2020-02-11T20:29:36.209577010</dc:date>
          </office:change-info>
          <table:dependencies>
            <table:dependency table:id="ct576"/>
          </table:dependencies>
        </table:insertion>
        <table:movement table:id="ct576">
          <table:source-range-address table:column="5" table:row="183" table:table="0"/>
          <table:target-range-address table:column="5" table:row="182" table:table="0"/>
          <office:change-info>
            <dc:creator> </dc:creator>
            <dc:date>2020-02-11T20:29:37.915939255</dc:date>
          </office:change-info>
        </table:movement>
        <table:insertion table:id="ct577" table:type="row" table:position="184" table:table="0">
          <office:change-info>
            <dc:creator> </dc:creator>
            <dc:date>2020-02-11T20:29:53.826736854</dc:date>
          </office:change-info>
          <table:dependencies>
            <table:dependency table:id="ct578"/>
          </table:dependencies>
        </table:insertion>
        <table:cell-content-change table:id="ct578">
          <table:cell-address table:column="4" table:row="184" table:table="0"/>
          <office:change-info>
            <dc:creator> </dc:creator>
            <dc:date>2020-02-11T20:29:57.762952976</dc:date>
          </office:change-info>
          <table:previous>
            <table:change-track-table-cell/>
          </table:previous>
        </table:cell-content-change>
        <table:insertion table:id="ct579" table:type="row" table:position="189" table:table="0">
          <office:change-info>
            <dc:creator> </dc:creator>
            <dc:date>2020-02-11T20:29:58.755459809</dc:date>
          </office:change-info>
          <table:dependencies>
            <table:dependency table:id="ct580"/>
          </table:dependencies>
        </table:insertion>
        <table:cell-content-change table:id="ct580">
          <table:cell-address table:column="4" table:row="189" table:table="0"/>
          <office:change-info>
            <dc:creator> </dc:creator>
            <dc:date>2020-02-11T20:30:02.335718649</dc:date>
          </office:change-info>
          <table:previous>
            <table:change-track-table-cell/>
          </table:previous>
        </table:cell-content-change>
        <table:insertion table:id="ct581" table:type="row" table:position="191" table:table="0">
          <office:change-info>
            <dc:creator> </dc:creator>
            <dc:date>2020-02-11T20:30:03.175538236</dc:date>
          </office:change-info>
          <table:dependencies>
            <table:dependency table:id="ct582"/>
          </table:dependencies>
        </table:insertion>
        <table:cell-content-change table:id="ct582">
          <table:cell-address table:column="4" table:row="191" table:table="0"/>
          <office:change-info>
            <dc:creator> </dc:creator>
            <dc:date>2020-02-11T20:30:05.003987310</dc:date>
          </office:change-info>
          <table:previous>
            <table:change-track-table-cell/>
          </table:previous>
        </table:cell-content-change>
        <table:insertion table:id="ct583" table:type="row" table:position="188" table:table="0">
          <office:change-info>
            <dc:creator> </dc:creator>
            <dc:date>2020-02-11T20:30:32.511479579</dc:date>
          </office:change-info>
          <table:dependencies>
            <table:dependency table:id="ct590"/>
          </table:dependencies>
        </table:insertion>
        <table:insertion table:id="ct584" table:type="row" table:position="187" table:table="0">
          <office:change-info>
            <dc:creator> </dc:creator>
            <dc:date>2020-02-11T20:30:34.220001302</dc:date>
          </office:change-info>
          <table:dependencies>
            <table:dependency table:id="ct589"/>
          </table:dependencies>
        </table:insertion>
        <table:insertion table:id="ct585" table:type="row" table:position="186" table:table="0">
          <office:change-info>
            <dc:creator> </dc:creator>
            <dc:date>2020-02-11T20:30:36.281229660</dc:date>
          </office:change-info>
          <table:dependencies>
            <table:dependency table:id="ct588"/>
          </table:dependencies>
        </table:insertion>
        <table:insertion table:id="ct586" table:type="row" table:position="185" table:table="0">
          <office:change-info>
            <dc:creator> </dc:creator>
            <dc:date>2020-02-11T20:30:37.771886822</dc:date>
          </office:change-info>
          <table:dependencies>
            <table:dependency table:id="ct587"/>
          </table:dependencies>
        </table:insertion>
        <table:cell-content-change table:id="ct587">
          <table:cell-address table:column="5" table:row="185" table:table="0"/>
          <office:change-info>
            <dc:creator> </dc:creator>
            <dc:date>2020-02-11T20:30:42.718419266</dc:date>
          </office:change-info>
          <table:previous>
            <table:change-track-table-cell/>
          </table:previous>
        </table:cell-content-change>
        <table:cell-content-change table:id="ct588">
          <table:cell-address table:column="5" table:row="186" table:table="0"/>
          <office:change-info>
            <dc:creator> </dc:creator>
            <dc:date>2020-02-11T20:30:46.397728931</dc:date>
          </office:change-info>
          <table:previous>
            <table:change-track-table-cell/>
          </table:previous>
        </table:cell-content-change>
        <table:cell-content-change table:id="ct589">
          <table:cell-address table:column="5" table:row="187" table:table="0"/>
          <office:change-info>
            <dc:creator> </dc:creator>
            <dc:date>2020-02-11T20:30:49.296010936</dc:date>
          </office:change-info>
          <table:previous>
            <table:change-track-table-cell/>
          </table:previous>
        </table:cell-content-change>
        <table:cell-content-change table:id="ct590">
          <table:cell-address table:column="5" table:row="188" table:table="0"/>
          <office:change-info>
            <dc:creator> </dc:creator>
            <dc:date>2020-02-11T20:30:50.081690557</dc:date>
          </office:change-info>
          <table:previous>
            <table:change-track-table-cell/>
          </table:previous>
        </table:cell-content-change>
        <table:insertion table:id="ct591" table:type="row" table:position="190" table:table="0">
          <office:change-info>
            <dc:creator> </dc:creator>
            <dc:date>2020-02-11T20:31:04.682361850</dc:date>
          </office:change-info>
          <table:dependencies>
            <table:dependency table:id="ct592"/>
          </table:dependencies>
        </table:insertion>
        <table:cell-content-change table:id="ct592">
          <table:cell-address table:column="5" table:row="190" table:table="0"/>
          <office:change-info>
            <dc:creator> </dc:creator>
            <dc:date>2020-02-11T20:31:06.469338617</dc:date>
          </office:change-info>
          <table:previous>
            <table:change-track-table-cell/>
          </table:previous>
        </table:cell-content-change>
        <table:insertion table:id="ct593" table:type="row" table:position="196" table:table="0">
          <office:change-info>
            <dc:creator> </dc:creator>
            <dc:date>2020-02-11T20:31:20.814045344</dc:date>
          </office:change-info>
          <table:dependencies>
            <table:dependency table:id="ct602"/>
          </table:dependencies>
        </table:insertion>
        <table:insertion table:id="ct594" table:type="row" table:position="195" table:table="0">
          <office:change-info>
            <dc:creator> </dc:creator>
            <dc:date>2020-02-11T20:31:22.327795492</dc:date>
          </office:change-info>
          <table:dependencies>
            <table:dependency table:id="ct601"/>
          </table:dependencies>
        </table:insertion>
        <table:insertion table:id="ct595" table:type="row" table:position="194" table:table="0">
          <office:change-info>
            <dc:creator> </dc:creator>
            <dc:date>2020-02-11T20:31:24.006509499</dc:date>
          </office:change-info>
          <table:dependencies>
            <table:dependency table:id="ct600"/>
          </table:dependencies>
        </table:insertion>
        <table:insertion table:id="ct596" table:type="row" table:position="193" table:table="0">
          <office:change-info>
            <dc:creator> </dc:creator>
            <dc:date>2020-02-11T20:31:26.318444069</dc:date>
          </office:change-info>
          <table:dependencies>
            <table:dependency table:id="ct599"/>
          </table:dependencies>
        </table:insertion>
        <table:insertion table:id="ct597" table:type="row" table:position="192" table:table="0">
          <office:change-info>
            <dc:creator> </dc:creator>
            <dc:date>2020-02-11T20:31:28.091617439</dc:date>
          </office:change-info>
          <table:dependencies>
            <table:dependency table:id="ct598"/>
          </table:dependencies>
        </table:insertion>
        <table:cell-content-change table:id="ct598">
          <table:cell-address table:column="5" table:row="192" table:table="0"/>
          <office:change-info>
            <dc:creator> </dc:creator>
            <dc:date>2020-02-11T20:31:31.834844586</dc:date>
          </office:change-info>
          <table:previous>
            <table:change-track-table-cell/>
          </table:previous>
        </table:cell-content-change>
        <table:cell-content-change table:id="ct599">
          <table:cell-address table:column="5" table:row="193" table:table="0"/>
          <office:change-info>
            <dc:creator> </dc:creator>
            <dc:date>2020-02-11T20:31:34.839740063</dc:date>
          </office:change-info>
          <table:previous>
            <table:change-track-table-cell/>
          </table:previous>
        </table:cell-content-change>
        <table:cell-content-change table:id="ct600">
          <table:cell-address table:column="5" table:row="194" table:table="0"/>
          <office:change-info>
            <dc:creator> </dc:creator>
            <dc:date>2020-02-11T20:31:37.631491579</dc:date>
          </office:change-info>
          <table:previous>
            <table:change-track-table-cell/>
          </table:previous>
        </table:cell-content-change>
        <table:cell-content-change table:id="ct601">
          <table:cell-address table:column="5" table:row="195" table:table="0"/>
          <office:change-info>
            <dc:creator> </dc:creator>
            <dc:date>2020-02-11T20:31:40.415174546</dc:date>
          </office:change-info>
          <table:previous>
            <table:change-track-table-cell/>
          </table:previous>
        </table:cell-content-change>
        <table:cell-content-change table:id="ct602">
          <table:cell-address table:column="5" table:row="196" table:table="0"/>
          <office:change-info>
            <dc:creator> </dc:creator>
            <dc:date>2020-02-11T20:31:41.062184518</dc:date>
          </office:change-info>
          <table:previous>
            <table:change-track-table-cell/>
          </table:previous>
        </table:cell-content-change>
        <table:insertion table:id="ct603" table:type="row" table:position="215" table:table="0">
          <office:change-info>
            <dc:creator> </dc:creator>
            <dc:date>2020-02-11T20:32:09.264651365</dc:date>
          </office:change-info>
          <table:dependencies>
            <table:dependency table:id="ct608"/>
          </table:dependencies>
        </table:insertion>
        <table:insertion table:id="ct604" table:type="row" table:position="201" table:table="0">
          <office:change-info>
            <dc:creator> </dc:creator>
            <dc:date>2020-02-11T20:32:11.622837167</dc:date>
          </office:change-info>
          <table:dependencies>
            <table:dependency table:id="ct607"/>
          </table:dependencies>
        </table:insertion>
        <table:insertion table:id="ct605" table:type="row" table:position="198" table:table="0">
          <office:change-info>
            <dc:creator> </dc:creator>
            <dc:date>2020-02-11T20:32:13.464344772</dc:date>
          </office:change-info>
          <table:dependencies>
            <table:dependency table:id="ct606"/>
          </table:dependencies>
        </table:insertion>
        <table:cell-content-change table:id="ct606">
          <table:cell-address table:column="4" table:row="198" table:table="0"/>
          <office:change-info>
            <dc:creator> </dc:creator>
            <dc:date>2020-02-11T20:32:17.985533081</dc:date>
          </office:change-info>
          <table:previous>
            <table:change-track-table-cell/>
          </table:previous>
        </table:cell-content-change>
        <table:cell-content-change table:id="ct607">
          <table:cell-address table:column="4" table:row="201" table:table="0"/>
          <office:change-info>
            <dc:creator> </dc:creator>
            <dc:date>2020-02-11T20:32:20.641117954</dc:date>
          </office:change-info>
          <table:previous>
            <table:change-track-table-cell/>
          </table:previous>
        </table:cell-content-change>
        <table:cell-content-change table:id="ct608">
          <table:cell-address table:column="4" table:row="215" table:table="0"/>
          <office:change-info>
            <dc:creator> </dc:creator>
            <dc:date>2020-02-11T20:32:21.340806266</dc:date>
          </office:change-info>
          <table:previous>
            <table:change-track-table-cell/>
          </table:previous>
        </table:cell-content-change>
        <table:insertion table:id="ct609" table:type="row" table:position="200" table:table="0">
          <office:change-info>
            <dc:creator> </dc:creator>
            <dc:date>2020-02-11T20:32:43.490893103</dc:date>
          </office:change-info>
          <table:dependencies>
            <table:dependency table:id="ct612"/>
          </table:dependencies>
        </table:insertion>
        <table:insertion table:id="ct610" table:type="row" table:position="199" table:table="0">
          <office:change-info>
            <dc:creator> </dc:creator>
            <dc:date>2020-02-11T20:32:45.988620801</dc:date>
          </office:change-info>
          <table:dependencies>
            <table:dependency table:id="ct611"/>
          </table:dependencies>
        </table:insertion>
        <table:cell-content-change table:id="ct611">
          <table:cell-address table:column="5" table:row="199" table:table="0"/>
          <office:change-info>
            <dc:creator> </dc:creator>
            <dc:date>2020-02-11T20:32:49.684191403</dc:date>
          </office:change-info>
          <table:previous>
            <table:change-track-table-cell/>
          </table:previous>
        </table:cell-content-change>
        <table:cell-content-change table:id="ct612">
          <table:cell-address table:column="5" table:row="200" table:table="0"/>
          <office:change-info>
            <dc:creator> </dc:creator>
            <dc:date>2020-02-11T20:32:50.570226075</dc:date>
          </office:change-info>
          <table:previous>
            <table:change-track-table-cell/>
          </table:previous>
        </table:cell-content-change>
        <table:insertion table:id="ct613" table:type="row" table:position="206" table:table="0">
          <office:change-info>
            <dc:creator> </dc:creator>
            <dc:date>2020-02-11T20:33:00.292451719</dc:date>
          </office:change-info>
          <table:dependencies>
            <table:dependency table:id="ct616"/>
          </table:dependencies>
        </table:insertion>
        <table:insertion table:id="ct614" table:type="row" table:position="202" table:table="0">
          <office:change-info>
            <dc:creator> </dc:creator>
            <dc:date>2020-02-11T20:33:02.108157759</dc:date>
          </office:change-info>
          <table:dependencies>
            <table:dependency table:id="ct615"/>
          </table:dependencies>
        </table:insertion>
        <table:cell-content-change table:id="ct615">
          <table:cell-address table:column="5" table:row="202" table:table="0"/>
          <office:change-info>
            <dc:creator> </dc:creator>
            <dc:date>2020-02-11T20:33:05.654435060</dc:date>
          </office:change-info>
          <table:previous>
            <table:change-track-table-cell/>
          </table:previous>
        </table:cell-content-change>
        <table:cell-content-change table:id="ct616">
          <table:cell-address table:column="5" table:row="206" table:table="0"/>
          <office:change-info>
            <dc:creator> </dc:creator>
            <dc:date>2020-02-11T20:33:06.537528789</dc:date>
          </office:change-info>
          <table:previous>
            <table:change-track-table-cell/>
          </table:previous>
        </table:cell-content-change>
        <table:insertion table:id="ct617" table:type="row" table:position="205" table:table="0">
          <office:change-info>
            <dc:creator> </dc:creator>
            <dc:date>2020-02-11T20:33:33.279040662</dc:date>
          </office:change-info>
          <table:dependencies>
            <table:dependency table:id="ct622"/>
          </table:dependencies>
        </table:insertion>
        <table:insertion table:id="ct618" table:type="row" table:position="204" table:table="0">
          <office:change-info>
            <dc:creator> </dc:creator>
            <dc:date>2020-02-11T20:33:35.056936075</dc:date>
          </office:change-info>
          <table:dependencies>
            <table:dependency table:id="ct621"/>
          </table:dependencies>
        </table:insertion>
        <table:insertion table:id="ct619" table:type="row" table:position="203" table:table="0">
          <office:change-info>
            <dc:creator> </dc:creator>
            <dc:date>2020-02-11T20:33:38.199441467</dc:date>
          </office:change-info>
          <table:dependencies>
            <table:dependency table:id="ct620"/>
          </table:dependencies>
        </table:insertion>
        <table:cell-content-change table:id="ct620">
          <table:cell-address table:column="6" table:row="203" table:table="0"/>
          <office:change-info>
            <dc:creator> </dc:creator>
            <dc:date>2020-02-11T20:33:47.225927198</dc:date>
          </office:change-info>
          <table:previous>
            <table:change-track-table-cell/>
          </table:previous>
        </table:cell-content-change>
        <table:cell-content-change table:id="ct621">
          <table:cell-address table:column="6" table:row="204" table:table="0"/>
          <office:change-info>
            <dc:creator> </dc:creator>
            <dc:date>2020-02-11T20:33:49.763035607</dc:date>
          </office:change-info>
          <table:previous>
            <table:change-track-table-cell/>
          </table:previous>
        </table:cell-content-change>
        <table:cell-content-change table:id="ct622">
          <table:cell-address table:column="6" table:row="205" table:table="0"/>
          <office:change-info>
            <dc:creator> </dc:creator>
            <dc:date>2020-02-11T20:33:50.496978489</dc:date>
          </office:change-info>
          <table:previous>
            <table:change-track-table-cell/>
          </table:previous>
        </table:cell-content-change>
        <table:insertion table:id="ct623" table:type="row" table:position="207" table:table="0">
          <office:change-info>
            <dc:creator> </dc:creator>
            <dc:date>2020-02-11T20:34:16.502611285</dc:date>
          </office:change-info>
          <table:dependencies>
            <table:dependency table:id="ct624"/>
          </table:dependencies>
        </table:insertion>
        <table:cell-content-change table:id="ct624">
          <table:cell-address table:column="6" table:row="207" table:table="0"/>
          <office:change-info>
            <dc:creator> </dc:creator>
            <dc:date>2020-02-11T20:34:20.225220804</dc:date>
          </office:change-info>
          <table:previous>
            <table:change-track-table-cell/>
          </table:previous>
        </table:cell-content-change>
        <table:insertion table:id="ct625" table:type="row" table:position="208" table:table="0">
          <office:change-info>
            <dc:creator> </dc:creator>
            <dc:date>2020-02-11T20:34:21.288724197</dc:date>
          </office:change-info>
          <table:dependencies>
            <table:dependency table:id="ct626"/>
          </table:dependencies>
        </table:insertion>
        <table:cell-content-change table:id="ct626">
          <table:cell-address table:column="6" table:row="208" table:table="0"/>
          <office:change-info>
            <dc:creator> </dc:creator>
            <dc:date>2020-02-11T20:34:25.052561617</dc:date>
          </office:change-info>
          <table:previous>
            <table:change-track-table-cell/>
          </table:previous>
        </table:cell-content-change>
        <table:insertion table:id="ct627" table:type="row" table:position="209" table:table="0">
          <office:change-info>
            <dc:creator> </dc:creator>
            <dc:date>2020-02-11T20:34:26.041183599</dc:date>
          </office:change-info>
          <table:dependencies>
            <table:dependency table:id="ct628"/>
          </table:dependencies>
        </table:insertion>
        <table:cell-content-change table:id="ct628">
          <table:cell-address table:column="6" table:row="209" table:table="0"/>
          <office:change-info>
            <dc:creator> </dc:creator>
            <dc:date>2020-02-11T20:34:29.845437499</dc:date>
          </office:change-info>
          <table:previous>
            <table:change-track-table-cell/>
          </table:previous>
        </table:cell-content-change>
        <table:insertion table:id="ct629" table:type="row" table:position="210" table:table="0">
          <office:change-info>
            <dc:creator> </dc:creator>
            <dc:date>2020-02-11T20:34:30.817997281</dc:date>
          </office:change-info>
          <table:dependencies>
            <table:dependency table:id="ct630"/>
          </table:dependencies>
        </table:insertion>
        <table:cell-content-change table:id="ct630">
          <table:cell-address table:column="6" table:row="210" table:table="0"/>
          <office:change-info>
            <dc:creator> </dc:creator>
            <dc:date>2020-02-11T20:34:34.338778821</dc:date>
          </office:change-info>
          <table:previous>
            <table:change-track-table-cell/>
          </table:previous>
        </table:cell-content-change>
        <table:insertion table:id="ct631" table:type="row" table:position="212" table:table="0">
          <office:change-info>
            <dc:creator> </dc:creator>
            <dc:date>2020-02-11T20:34:35.972675344</dc:date>
          </office:change-info>
          <table:dependencies>
            <table:dependency table:id="ct632"/>
          </table:dependencies>
        </table:insertion>
        <table:cell-content-change table:id="ct632">
          <table:cell-address table:column="6" table:row="212" table:table="0"/>
          <office:change-info>
            <dc:creator> </dc:creator>
            <dc:date>2020-02-11T20:34:39.760997777</dc:date>
          </office:change-info>
          <table:previous>
            <table:change-track-table-cell/>
          </table:previous>
        </table:cell-content-change>
        <table:insertion table:id="ct633" table:type="row" table:position="211" table:table="0">
          <office:change-info>
            <dc:creator> </dc:creator>
            <dc:date>2020-02-11T20:34:40.768436458</dc:date>
          </office:change-info>
          <table:dependencies>
            <table:dependency table:id="ct634"/>
          </table:dependencies>
        </table:insertion>
        <table:cell-content-change table:id="ct634">
          <table:cell-address table:column="6" table:row="211" table:table="0"/>
          <office:change-info>
            <dc:creator> </dc:creator>
            <dc:date>2020-02-11T20:34:45.502211728</dc:date>
          </office:change-info>
          <table:previous>
            <table:change-track-table-cell/>
          </table:previous>
        </table:cell-content-change>
        <table:insertion table:id="ct635" table:type="row" table:position="213" table:table="0">
          <office:change-info>
            <dc:creator> </dc:creator>
            <dc:date>2020-02-11T20:34:47.356070314</dc:date>
          </office:change-info>
          <table:dependencies>
            <table:dependency table:id="ct636"/>
          </table:dependencies>
        </table:insertion>
        <table:cell-content-change table:id="ct636">
          <table:cell-address table:column="6" table:row="213" table:table="0"/>
          <office:change-info>
            <dc:creator> </dc:creator>
            <dc:date>2020-02-11T20:34:52.792341068</dc:date>
          </office:change-info>
          <table:previous>
            <table:change-track-table-cell/>
          </table:previous>
        </table:cell-content-change>
        <table:insertion table:id="ct637" table:type="row" table:position="214" table:table="0">
          <office:change-info>
            <dc:creator> </dc:creator>
            <dc:date>2020-02-11T20:34:54.719336883</dc:date>
          </office:change-info>
          <table:dependencies>
            <table:dependency table:id="ct638"/>
          </table:dependencies>
        </table:insertion>
        <table:cell-content-change table:id="ct638">
          <table:cell-address table:column="6" table:row="214" table:table="0"/>
          <office:change-info>
            <dc:creator> </dc:creator>
            <dc:date>2020-02-11T20:34:56.617796597</dc:date>
          </office:change-info>
          <table:previous>
            <table:change-track-table-cell/>
          </table:previous>
        </table:cell-content-change>
        <table:insertion table:id="ct639" table:type="row" table:position="216" table:table="0">
          <office:change-info>
            <dc:creator> </dc:creator>
            <dc:date>2020-02-11T20:35:18.571733546</dc:date>
          </office:change-info>
          <table:dependencies>
            <table:dependency table:id="ct640"/>
          </table:dependencies>
        </table:insertion>
        <table:cell-content-change table:id="ct640">
          <table:cell-address table:column="5" table:row="216" table:table="0"/>
          <office:change-info>
            <dc:creator> </dc:creator>
            <dc:date>2020-02-11T20:35:23.556036260</dc:date>
          </office:change-info>
          <table:previous>
            <table:change-track-table-cell/>
          </table:previous>
        </table:cell-content-change>
        <table:insertion table:id="ct641" table:type="row" table:position="220" table:table="0">
          <office:change-info>
            <dc:creator> </dc:creator>
            <dc:date>2020-02-11T20:35:24.538369893</dc:date>
          </office:change-info>
          <table:dependencies>
            <table:dependency table:id="ct642"/>
          </table:dependencies>
        </table:insertion>
        <table:cell-content-change table:id="ct642">
          <table:cell-address table:column="5" table:row="220" table:table="0"/>
          <office:change-info>
            <dc:creator> </dc:creator>
            <dc:date>2020-02-11T20:35:26.117512504</dc:date>
          </office:change-info>
          <table:previous>
            <table:change-track-table-cell/>
          </table:previous>
        </table:cell-content-change>
        <table:insertion table:id="ct643" table:type="row" table:position="219" table:table="0">
          <office:change-info>
            <dc:creator> </dc:creator>
            <dc:date>2020-02-11T20:35:49.528686297</dc:date>
          </office:change-info>
          <table:dependencies>
            <table:dependency table:id="ct648"/>
          </table:dependencies>
        </table:insertion>
        <table:insertion table:id="ct644" table:type="row" table:position="218" table:table="0">
          <office:change-info>
            <dc:creator> </dc:creator>
            <dc:date>2020-02-11T20:35:51.307252348</dc:date>
          </office:change-info>
          <table:dependencies>
            <table:dependency table:id="ct647"/>
          </table:dependencies>
        </table:insertion>
        <table:insertion table:id="ct645" table:type="row" table:position="217" table:table="0">
          <office:change-info>
            <dc:creator> </dc:creator>
            <dc:date>2020-02-11T20:35:52.987741522</dc:date>
          </office:change-info>
          <table:dependencies>
            <table:dependency table:id="ct646"/>
          </table:dependencies>
        </table:insertion>
        <table:cell-content-change table:id="ct646">
          <table:cell-address table:column="6" table:row="217" table:table="0"/>
          <office:change-info>
            <dc:creator> </dc:creator>
            <dc:date>2020-02-11T20:35:57.724104129</dc:date>
          </office:change-info>
          <table:previous>
            <table:change-track-table-cell/>
          </table:previous>
        </table:cell-content-change>
        <table:cell-content-change table:id="ct647">
          <table:cell-address table:column="6" table:row="218" table:table="0"/>
          <office:change-info>
            <dc:creator> </dc:creator>
            <dc:date>2020-02-11T20:36:00.440549339</dc:date>
          </office:change-info>
          <table:previous>
            <table:change-track-table-cell/>
          </table:previous>
        </table:cell-content-change>
        <table:cell-content-change table:id="ct648">
          <table:cell-address table:column="6" table:row="219" table:table="0"/>
          <office:change-info>
            <dc:creator> </dc:creator>
            <dc:date>2020-02-11T20:36:01.250284784</dc:date>
          </office:change-info>
          <table:previous>
            <table:change-track-table-cell/>
          </table:previous>
        </table:cell-content-change>
        <table:insertion table:id="ct649" table:type="row" table:position="221" table:table="0">
          <office:change-info>
            <dc:creator> </dc:creator>
            <dc:date>2020-02-11T20:36:19.169059419</dc:date>
          </office:change-info>
          <table:dependencies>
            <table:dependency table:id="ct650"/>
          </table:dependencies>
        </table:insertion>
        <table:cell-content-change table:id="ct650">
          <table:cell-address table:column="6" table:row="221" table:table="0"/>
          <office:change-info>
            <dc:creator> </dc:creator>
            <dc:date>2020-02-11T20:36:23.102640882</dc:date>
          </office:change-info>
          <table:previous>
            <table:change-track-table-cell/>
          </table:previous>
        </table:cell-content-change>
        <table:insertion table:id="ct651" table:type="row" table:position="222" table:table="0">
          <office:change-info>
            <dc:creator> </dc:creator>
            <dc:date>2020-02-11T20:36:24.619036910</dc:date>
          </office:change-info>
          <table:dependencies>
            <table:dependency table:id="ct652"/>
          </table:dependencies>
        </table:insertion>
        <table:cell-content-change table:id="ct652">
          <table:cell-address table:column="6" table:row="222" table:table="0"/>
          <office:change-info>
            <dc:creator> </dc:creator>
            <dc:date>2020-02-11T20:36:29.682631507</dc:date>
          </office:change-info>
          <table:previous>
            <table:change-track-table-cell/>
          </table:previous>
        </table:cell-content-change>
        <table:insertion table:id="ct653" table:type="row" table:position="223" table:table="0">
          <office:change-info>
            <dc:creator> </dc:creator>
            <dc:date>2020-02-11T20:36:30.648485060</dc:date>
          </office:change-info>
          <table:dependencies>
            <table:dependency table:id="ct654"/>
          </table:dependencies>
        </table:insertion>
        <table:cell-content-change table:id="ct654">
          <table:cell-address table:column="6" table:row="223" table:table="0"/>
          <office:change-info>
            <dc:creator> </dc:creator>
            <dc:date>2020-02-11T20:36:34.543917725</dc:date>
          </office:change-info>
          <table:previous>
            <table:change-track-table-cell/>
          </table:previous>
        </table:cell-content-change>
        <table:insertion table:id="ct655" table:type="row" table:position="224" table:table="0">
          <office:change-info>
            <dc:creator> </dc:creator>
            <dc:date>2020-02-11T20:36:35.689964191</dc:date>
          </office:change-info>
          <table:dependencies>
            <table:dependency table:id="ct656"/>
          </table:dependencies>
        </table:insertion>
        <table:cell-content-change table:id="ct656">
          <table:cell-address table:column="6" table:row="224" table:table="0"/>
          <office:change-info>
            <dc:creator> </dc:creator>
            <dc:date>2020-02-11T20:36:39.741617239</dc:date>
          </office:change-info>
          <table:previous>
            <table:change-track-table-cell/>
          </table:previous>
        </table:cell-content-change>
        <table:insertion table:id="ct657" table:type="row" table:position="225" table:table="0">
          <office:change-info>
            <dc:creator> </dc:creator>
            <dc:date>2020-02-11T20:36:42.696318609</dc:date>
          </office:change-info>
          <table:dependencies>
            <table:dependency table:id="ct658"/>
          </table:dependencies>
        </table:insertion>
        <table:cell-content-change table:id="ct658">
          <table:cell-address table:column="6" table:row="225" table:table="0"/>
          <office:change-info>
            <dc:creator> </dc:creator>
            <dc:date>2020-02-11T20:36:46.456080314</dc:date>
          </office:change-info>
          <table:previous>
            <table:change-track-table-cell/>
          </table:previous>
        </table:cell-content-change>
        <table:insertion table:id="ct659" table:type="row" table:position="226" table:table="0">
          <office:change-info>
            <dc:creator> </dc:creator>
            <dc:date>2020-02-11T20:36:47.369109675</dc:date>
          </office:change-info>
          <table:dependencies>
            <table:dependency table:id="ct660"/>
          </table:dependencies>
        </table:insertion>
        <table:cell-content-change table:id="ct660">
          <table:cell-address table:column="6" table:row="226" table:table="0"/>
          <office:change-info>
            <dc:creator> </dc:creator>
            <dc:date>2020-02-11T20:36:54.053030688</dc:date>
          </office:change-info>
          <table:previous>
            <table:change-track-table-cell/>
          </table:previous>
        </table:cell-content-change>
        <table:insertion table:id="ct661" table:type="row" table:position="227" table:table="0">
          <office:change-info>
            <dc:creator> </dc:creator>
            <dc:date>2020-02-11T20:36:55.035073379</dc:date>
          </office:change-info>
          <table:dependencies>
            <table:dependency table:id="ct662"/>
          </table:dependencies>
        </table:insertion>
        <table:cell-content-change table:id="ct662">
          <table:cell-address table:column="6" table:row="227" table:table="0"/>
          <office:change-info>
            <dc:creator> </dc:creator>
            <dc:date>2020-02-11T20:36:56.814721113</dc:date>
          </office:change-info>
          <table:previous>
            <table:change-track-table-cell/>
          </table:previous>
        </table:cell-content-change>
        <table:cell-content-change table:id="ct663">
          <table:cell-address table:column="2" table:row="19" table:table="0"/>
          <office:change-info>
            <dc:creator> </dc:creator>
            <dc:date>2020-02-13T08:55:47.745809766</dc:date>
          </office:change-info>
          <table:previous table:id="ct20">
            <table:change-track-table-cell office:value-type="string">
              <text:p>java/com/publications</text:p>
            </table:change-track-table-cell>
          </table:previous>
        </table:cell-content-change>
      </table:tracked-changes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row table:style-name="ro1">
          <table:table-cell table:style-name="ce8" office:value-type="string" calcext:value-type="string">
            <text:p>/</text:p>
          </table:table-cell>
          <table:table-cell table:number-columns-repeated="8"/>
        </table:table-row>
        <table:table-row table:style-name="ro1">
          <table:table-cell/>
          <table:table-cell table:style-name="ce10" office:value-type="string" calcext:value-type="string">
            <text:p>.gradle</text:p>
          </table:table-cell>
          <table:table-cell/>
          <table:table-cell table:style-name="ce10"/>
          <table:table-cell office:value-type="string" calcext:value-type="string">
            <text:p>resource directory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.idea</text:p>
          </table:table-cell>
          <table:table-cell/>
          <table:table-cell table:style-name="ce11"/>
          <table:table-cell office:value-type="string" calcext:value-type="string">
            <text:p>resource files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<text:a xlink:href="../../../c:/opt/logs" xlink:type="simple">c:/opt/logs</text:a></text:p>
          </table:table-cell>
          <table:table-cell/>
          <table:table-cell table:style-name="ce12"/>
          <table:table-cell office:value-type="string" calcext:value-type="string">
            <text:p>project directory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gradle/wrapper</text:p>
          </table:table-cell>
          <table:table-cell/>
          <table:table-cell table:style-name="ce13"/>
          <table:table-cell office:value-type="string" calcext:value-type="string">
            <text:p>project file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out/production</text:p>
          </table:table-cell>
          <table:table-cell/>
          <table:table-cell table:style-name="ce14"/>
          <table:table-cell office:value-type="string" calcext:value-type="string">
            <text:p>more file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1" office:value-type="string" calcext:value-type="string">
            <text:p>.gitignore</text:p>
          </table:table-cell>
          <table:table-cell table:number-columns-repeated="7"/>
        </table:table-row>
        <table:table-row table:style-name="ro1">
          <table:table-cell/>
          <table:table-cell table:style-name="ce11" office:value-type="string" calcext:value-type="string">
            <text:p>HELP.md</text:p>
          </table:table-cell>
          <table:table-cell table:number-columns-repeated="7"/>
        </table:table-row>
        <table:table-row table:style-name="ro1">
          <table:table-cell/>
          <table:table-cell table:style-name="ce11" office:value-type="string" calcext:value-type="string">
            <text:p>README.md</text:p>
          </table:table-cell>
          <table:table-cell table:number-columns-repeated="7"/>
        </table:table-row>
        <table:table-row table:style-name="ro1">
          <table:table-cell/>
          <table:table-cell table:style-name="ce11" office:value-type="string" calcext:value-type="string">
            <text:p>build.gradle</text:p>
          </table:table-cell>
          <table:table-cell table:number-columns-repeated="7"/>
        </table:table-row>
        <table:table-row table:style-name="ro1">
          <table:table-cell/>
          <table:table-cell table:style-name="ce11" office:value-type="string" calcext:value-type="string">
            <text:p>gradlew</text:p>
          </table:table-cell>
          <table:table-cell table:number-columns-repeated="7"/>
        </table:table-row>
        <table:table-row table:style-name="ro1">
          <table:table-cell/>
          <table:table-cell table:style-name="ce11" office:value-type="string" calcext:value-type="string">
            <text:p>gradlew.bat</text:p>
          </table:table-cell>
          <table:table-cell table:number-columns-repeated="7"/>
        </table:table-row>
        <table:table-row table:style-name="ro1">
          <table:table-cell/>
          <table:table-cell table:style-name="ce11" office:value-type="string" calcext:value-type="string">
            <text:p>publication.zip</text:p>
          </table:table-cell>
          <table:table-cell table:number-columns-repeated="7"/>
        </table:table-row>
        <table:table-row table:style-name="ro1">
          <table:table-cell/>
          <table:table-cell table:style-name="ce11" office:value-type="string" calcext:value-type="string">
            <text:p>settings.gradle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2" office:value-type="string" calcext:value-type="string">
            <text:p>lib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3" office:value-type="string" calcext:value-type="string">
            <text:p><text:s/>javaee.jar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src/mai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2" office:value-type="string" calcext:value-type="string">
            <text:p>Java.com.publications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3" office:value-type="string" calcext:value-type="string">
            <office:annotation draw:style-name="gr1" draw:text-style-name="P2" svg:width="28.99mm" svg:height="33.61mm" svg:x="130.77mm" svg:y="75.31mm" draw:caption-point-x="-6.1mm" draw:caption-point-y="15.1mm">
              <dc:date>2020-02-13T00:00:00</dc:date>
              <text:p text:style-name="P1">SpringBoot starter</text:p>
              <text:p text:style-name="P1"/>
              <text:p text:style-name="P1">@EnableConfigurationProperties</text:p>
              <text:p text:style-name="P1">@EnableAsync</text:p>
              <text:p text:style-name="P1">@EnableScheduling</text:p>
            </office:annotation>
            <text:p>PublicationsApplication.java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3" office:value-type="string" calcext:value-type="string">
            <text:p>ServletInitializer.java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2" office:value-type="string" calcext:value-type="string">
            <text:p>alerts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3" office:value-type="string" calcext:value-type="string">
            <office:annotation draw:style-name="gr2" draw:text-style-name="P2" svg:width="28.99mm" svg:height="21.76mm" svg:x="188.59mm" svg:y="88.85mm" draw:caption-point-x="-6.1mm" draw:caption-point-y="15.1mm">
              <dc:date>2020-02-13T00:00:00</dc:date>
              <text:p text:style-name="P1"><text:span text:style-name="T1">public void setAlertModelAttribute(ModelMap model) { : ModelMap ?</text:span></text:p>
            </office:annotation>
            <text:p>Alerts.java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2" office:value-type="string" calcext:value-type="string">
            <text:p>components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2" office:value-type="string" calcext:value-type="string">
            <text:p>ajax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3" office:value-type="string" calcext:value-type="string">
            <office:annotation draw:style-name="gr2" draw:text-style-name="P2" svg:width="28.99mm" svg:height="16.2mm" svg:x="264.92mm" svg:y="102.4mm" draw:caption-point-x="-6.1mm" draw:caption-point-y="15.1mm">
              <dc:date>2020-02-13T00:00:00</dc:date>
              <text:p text:style-name="P3"><text:span text:style-name="T2">AjaxPagingResponse&lt;</text:span><text:span text:style-name="T3">E</text:span><text:span text:style-name="T2">&gt; : E?</text:span></text:p>
            </office:annotation>
            <text:p>AjaxPagingResponse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office:annotation draw:style-name="gr2" draw:text-style-name="P2" svg:width="28.99mm" svg:height="11.47mm" svg:x="264.92mm" svg:y="106.92mm" draw:caption-point-x="-6.1mm" draw:caption-point-y="15.1mm">
              <dc:date>2020-02-13T00:00:00</dc:date>
              <text:p text:style-name="P4"><text:span text:style-name="T4">@Getter</text:span><text:span text:style-name="T4"><text:line-break/></text:span><text:span text:style-name="T4">@Setter : ?</text:span></text:p>
            </office:annotation>
            <text:p>AjaxResponse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BaseAjaxResponse.java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2" office:value-type="string" calcext:value-type="string">
            <text:p>encrypter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3" office:value-type="string" calcext:value-type="string">
            <text:p>EncryptionUtil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PathVariableEncrypt.java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 office:value-type="string" calcext:value-type="string">
            <text:p>config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3" office:value-type="string" calcext:value-type="string">
            <office:annotation draw:style-name="gr2" draw:text-style-name="P2" svg:width="28.99mm" svg:height="39.85mm" svg:x="188.59mm" svg:y="134.01mm" draw:caption-point-x="-6.1mm" draw:caption-point-y="15.1mm">
              <dc:date>2020-02-13T00:00:00</dc:date>
              <text:p text:style-name="P4"><text:span text:style-name="T4">@Configuration</text:span><text:span text:style-name="T4"><text:line-break/></text:span><text:span text:style-name="T4">@EnableTransactionManagement</text:span></text:p>
              <text:p text:style-name="P4"><text:span text:style-name="T4"/></text:p>
              <text:p text:style-name="P5"><text:span text:style-name="T4">JpaVendorAdapter</text:span></text:p>
            </office:annotation>
            <text:p>HibernateConfig.java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3" office:value-type="string" calcext:value-type="string">
            <office:annotation draw:style-name="gr2" draw:text-style-name="P2" svg:width="28.99mm" svg:height="54.04mm" svg:x="188.59mm" svg:y="138.52mm" draw:caption-point-x="-6.1mm" draw:caption-point-y="15.1mm">
              <dc:date>2020-02-13T00:00:00</dc:date>
              <text:p text:style-name="P4"><text:span text:style-name="T4">@Configuration</text:span><text:span text:style-name="T4"><text:line-break/></text:span><text:span text:style-name="T4">@EnableWebSecurity</text:span></text:p>
              <text:p text:style-name="P4"><text:span text:style-name="T4">@Resource</text:span></text:p>
              <text:p text:style-name="P4"><text:span text:style-name="T4"/></text:p>
              <text:p text:style-name="P3"><text:span text:style-name="T5">private </text:span><text:span text:style-name="T2">SessionRegistry </text:span><text:span text:style-name="T6">sessionRegistry</text:span><text:span text:style-name="T5">;</text:span></text:p>
            </office:annotation>
            <text:p>SecurityConfig.java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3" office:value-type="string" calcext:value-type="string">
            <office:annotation draw:style-name="gr2" draw:text-style-name="P2" svg:width="28.99mm" svg:height="115.53mm" svg:x="188.59mm" svg:y="143.04mm" draw:caption-point-x="-6.1mm" draw:caption-point-y="15.1mm">
              <dc:date>2020-02-13T00:00:00</dc:date>
              <text:p text:style-name="P3"><text:span text:style-name="T4">@Configuration</text:span><text:span text:style-name="T4"><text:line-break/></text:span><text:span text:style-name="T4">@EnableWebMvc</text:span><text:span text:style-name="T4"><text:line-break/></text:span><text:span text:style-name="T4">@EnableAspectJAutoProxy</text:span><text:span text:style-name="T2">(</text:span><text:span text:style-name="T7">proxyTargetClass </text:span><text:span text:style-name="T2">= </text:span><text:span text:style-name="T5">true</text:span><text:span text:style-name="T2">)</text:span><text:span text:style-name="T2"><text:line-break/></text:span><text:span text:style-name="T4">@EnableGlobalMethodSecurity</text:span><text:span text:style-name="T2">(</text:span><text:span text:style-name="T7">prePostEnabled </text:span><text:span text:style-name="T2">= </text:span><text:span text:style-name="T5">true</text:span><text:span text:style-name="T2">)</text:span><text:span text:style-name="T2"><text:line-break/></text:span><text:span text:style-name="T4">@EnableScheduling</text:span></text:p>
              <text:p text:style-name="P3"><text:span text:style-name="T4"/></text:p>
              <text:p text:style-name="P3"><text:span text:style-name="T4">@Scope</text:span><text:span text:style-name="T2">(</text:span><text:span text:style-name="T7">value </text:span><text:span text:style-name="T2">= </text:span><text:span text:style-name="T8">"session"</text:span><text:span text:style-name="T5">, </text:span><text:span text:style-name="T7">proxyMode </text:span><text:span text:style-name="T2">= ScopedProxyMode.</text:span><text:span text:style-name="T9">TARGET_CLASS</text:span><text:span text:style-name="T2">)</text:span></text:p>
            </office:annotation>
            <text:p>WebConfig.java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2" office:value-type="string" calcext:value-type="string">
            <text:p>filters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3" office:value-type="string" calcext:value-type="string">
            <office:annotation draw:style-name="gr2" draw:text-style-name="P2" svg:width="28.99mm" svg:height="16.2mm" svg:x="264.92mm" svg:y="152.07mm" draw:caption-point-x="-6.1mm" draw:caption-point-y="15.1mm">
              <dc:date>2020-02-13T00:00:00</dc:date>
              <text:p text:style-name="P3"><text:span text:style-name="T5">implements </text:span><text:span text:style-name="T2">HttpSessionListener {</text:span></text:p>
            </office:annotation>
            <text:p>SessionListener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office:annotation draw:style-name="gr2" draw:text-style-name="P2" svg:width="28.99mm" svg:height="11.47mm" svg:x="264.92mm" svg:y="156.59mm" draw:caption-point-x="-6.1mm" draw:caption-point-y="15.1mm">
              <dc:date>2020-02-13T00:00:00</dc:date>
              <text:p text:style-name="P3"><text:span text:style-name="T5">implements </text:span><text:span text:style-name="T2">Filter {</text:span></text:p>
            </office:annotation>
            <text:p>XSSFilter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office:annotation draw:style-name="gr2" draw:text-style-name="P2" svg:width="28.99mm" svg:height="20.93mm" svg:x="264.92mm" svg:y="161.1mm" draw:caption-point-x="-6.1mm" draw:caption-point-y="15.1mm">
              <dc:date>2020-02-13T00:00:00</dc:date>
              <text:p text:style-name="P3"><text:span text:style-name="T5">extends </text:span><text:span text:style-name="T2">HttpServletRequestWrapper {</text:span></text:p>
            </office:annotation>
            <text:p>XSSRequestWrapper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2" office:value-type="string" calcext:value-type="string">
            <text:p>permission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3" office:value-type="string" calcext:value-type="string">
            <text:p>CustomPermissionEvaluator.java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3" office:value-type="string" calcext:value-type="string">
            <office:annotation draw:style-name="gr2" draw:text-style-name="P2" svg:width="28.99mm" svg:height="25.66mm" svg:x="320.55mm" svg:y="174.65mm" draw:caption-point-x="-6.1mm" draw:caption-point-y="15.1mm">
              <dc:date>2020-02-13T00:00:00</dc:date>
              <text:p text:style-name="P3"><text:span text:style-name="T4">@EnableGlobalMethodSecurity</text:span><text:span text:style-name="T2">(</text:span><text:span text:style-name="T7">prePostEnabled </text:span><text:span text:style-name="T2">= </text:span><text:span text:style-name="T5">true</text:span><text:span text:style-name="T2">)</text:span></text:p>
            </office:annotation>
            <text:p>MethodSecurityConfig.java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2" office:value-type="string" calcext:value-type="string">
            <text:p>mail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2" office:value-type="string" calcext:value-type="string">
            <office:annotation draw:style-name="gr2" draw:text-style-name="P2" svg:width="28.99mm" svg:height="44.58mm" svg:x="188.59mm" svg:y="183.68mm" draw:caption-point-x="-6.1mm" draw:caption-point-y="15.1mm">
              <dc:date>2020-02-13T00:00:00</dc:date>
              <text:p text:style-name="P3"><text:span text:style-name="T5">implements </text:span><text:span text:style-name="T2">SessionRegi</text:span><text:span text:style-name="T2">stry</text:span></text:p>
              <text:p text:style-name="P3"><text:span text:style-name="T2"/></text:p>
              <text:p text:style-name="P3"><text:span text:style-name="T5">extends </text:span><text:span text:style-name="T2">SimpleUrlAu</text:span><text:span text:style-name="T2">thenticatio</text:span><text:span text:style-name="T2">nSuccessHan</text:span><text:span text:style-name="T2">dler {</text:span></text:p>
            </office:annotation>
            <text:p>session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2" office:value-type="string" calcext:value-type="string">
            <office:annotation draw:style-name="gr2" draw:text-style-name="P2" svg:width="28.99mm" svg:height="58.77mm" svg:x="188.59mm" svg:y="188.2mm" draw:caption-point-x="-6.1mm" draw:caption-point-y="15.1mm">
              <dc:date>2020-02-13T00:00:00</dc:date>
              <text:p text:style-name="P4"><text:span text:style-name="T4">@EnableWebS</text:span><text:span text:style-name="T4">ocket</text:span></text:p>
              <text:p text:style-name="P4"><text:span text:style-name="T4"/></text:p>
              <text:p text:style-name="P3"><text:span text:style-name="T5">implements </text:span><text:span text:style-name="T2">WebSocketCo</text:span><text:span text:style-name="T2">nfigurer {</text:span></text:p>
              <text:p text:style-name="P3"><text:span text:style-name="T2"/></text:p>
              <text:p text:style-name="P3"><text:span text:style-name="T5">implements </text:span><text:span text:style-name="T2">WebSocketMe</text:span><text:span text:style-name="T2">ssageBroker</text:span><text:span text:style-name="T2">Configurer </text:span><text:span text:style-name="T2">{</text:span></text:p>
            </office:annotation>
            <text:p>socket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2" office:value-type="string" calcext:value-type="string">
            <text:p>constants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3" office:value-type="string" calcext:value-type="string">
            <office:annotation draw:style-name="gr2" draw:text-style-name="P2" svg:width="28.99mm" svg:height="200.67mm" svg:x="188.59mm" svg:y="197.23mm" draw:caption-point-x="-6.1mm" draw:caption-point-y="15.1mm">
              <dc:date>2020-02-13T00:00:00</dc:date>
              <text:p text:style-name="P3"><text:span text:style-name="T5">public static final </text:span><text:span text:style-name="T2">String </text:span><text:span text:style-name="T9">ROLE_ADMIN</text:span><text:span text:style-name="T2">=</text:span><text:span text:style-name="T8">"ROLE_ADMIN"</text:span><text:span text:style-name="T5">;</text:span><text:span text:style-name="T5"><text:line-break/></text:span><text:span text:style-name="T5">public static final </text:span><text:span text:style-name="T2">String </text:span><text:span text:style-name="T9">ROLE_USER</text:span><text:span text:style-name="T2">=</text:span><text:span text:style-name="T8">"ROLE_USER"</text:span><text:span text:style-name="T5">;</text:span><text:span text:style-name="T5"><text:line-break/></text:span><text:span text:style-name="T5">public static final </text:span><text:span text:style-name="T2">String </text:span><text:span text:style-name="T9">ROLE_EXPIRED</text:span><text:span text:style-name="T2">=</text:span><text:span text:style-name="T8">"ROLE_EXPIRED"</text:span><text:span text:style-name="T5">;</text:span><text:span text:style-name="T5"><text:line-break/></text:span><text:span text:style-name="T5">public static final </text:span><text:span text:style-name="T2">String </text:span><text:span text:style-name="T9">ROLE_SUPER_ADMIN</text:span><text:span text:style-name="T2">=</text:span><text:span text:style-name="T8">"ROLE_SUPERADMIN"</text:span><text:span text:style-name="T5">;</text:span><text:span text:style-name="T5"><text:line-break/></text:span><text:span text:style-name="T5">public static final </text:span><text:span text:style-name="T2">String </text:span><text:span text:style-name="T9">ROLE_CORPORATE</text:span><text:span text:style-name="T2">=</text:span><text:span text:style-name="T8">"ROLE_CORPORATE"</text:span><text:span text:style-name="T5">;</text:span><text:span text:style-name="T5"><text:line-break/></text:span><text:span text:style-name="T5">public static final </text:span><text:span text:style-name="T2">String </text:span><text:span text:style-name="T9">ROLE_SUB_USER</text:span><text:span text:style-name="T2">=</text:span><text:span text:style-name="T8">"ROLE_SUBUSER"</text:span><text:span text:style-name="T5">;</text:span></text:p>
            </office:annotation>
            <text:p>Constants.java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2" office:value-type="string" calcext:value-type="string">
            <text:p>controllers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3" office:value-type="string" calcext:value-type="string">
            <text:p>AbstractBaseController.java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3" office:value-type="string" calcext:value-type="string">
            <text:p>CorporateController.java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3" office:value-type="string" calcext:value-type="string">
            <text:p>ErrorController.java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3" office:value-type="string" calcext:value-type="string">
            <office:annotation draw:style-name="gr2" draw:text-style-name="P2" svg:width="28.99mm" svg:height="20.93mm" svg:x="188.59mm" svg:y="219.8mm" draw:caption-point-x="-6.1mm" draw:caption-point-y="15.1mm">
              <dc:date>2020-02-13T00:00:00</dc:date>
              <text:p text:style-name="P3"><text:span text:style-name="T4">@Value</text:span><text:span text:style-name="T2">(</text:span><text:span text:style-name="T8">"${eventbrite.api.token}"</text:span><text:span text:style-name="T2">)</text:span></text:p>
            </office:annotation>
            <text:p>IndexController.java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3" office:value-type="string" calcext:value-type="string">
            <text:p>SubuserController.java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3" office:value-type="string" calcext:value-type="string">
            <text:p>SuperAdminController.java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3" office:value-type="string" calcext:value-type="string">
            <office:annotation draw:style-name="gr2" draw:text-style-name="P2" svg:width="28.99mm" svg:height="11.47mm" svg:x="188.59mm" svg:y="233.35mm" draw:caption-point-x="-6.1mm" draw:caption-point-y="15.1mm">
              <dc:date>2020-02-13T00:00:00</dc:date>
              <text:p text:style-name="P4"><text:span text:style-name="T4">@PreAuthorize</text:span></text:p>
            </office:annotation>
            <text:p>UserController.java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2" office:value-type="string" calcext:value-type="string">
            <text:p>ajax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3" office:value-type="string" calcext:value-type="string">
            <text:p>AjaxCorporateController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AjaxSubuserController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AjaxSuperAdminController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2" office:value-type="string" calcext:value-type="string">
            <text:p>paging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5" office:value-type="string" calcext:value-type="string">
            <text:p>///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2" office:value-type="string" calcext:value-type="string">
            <text:p>ifac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3" office:value-type="string" calcext:value-type="string">
            <text:p>BaseControllerIface.java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 office:value-type="string" calcext:value-type="string">
            <text:p>entities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3" office:value-type="string" calcext:value-type="string">
            <text:p>BaseEntity.java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2"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untry.java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UsersWithoutEmail.java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2" office:value-type="string" calcext:value-type="string">
            <text:p>configuration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figurations.java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hemeConfig.java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2" office:value-type="string" calcext:value-type="string">
            <text:p>forms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3" office:value-type="string" calcext:value-type="string">
            <text:p>AbstractBaseForm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PdfMarkForm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PdfPersonalNoteForm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ResetPasswordForm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2" office:value-type="string" calcext:value-type="string">
            <text:p>iface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5" office:value-type="string" calcext:value-type="string">
            <text:p>///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2" office:value-type="string" calcext:value-type="string">
            <text:p>ifac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3" office:value-type="string" calcext:value-type="string">
            <text:p>BaseEntityIface.java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2" office:value-type="string" calcext:value-type="string">
            <text:p>pdf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3" office:value-type="string" calcext:value-type="string">
            <text:p>PdfMark.java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2" office:value-type="string" calcext:value-type="string">
            <text:p>publication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2"/>
          <table:table-cell table:style-name="ce13" office:value-type="string" calcext:value-type="string">
            <text:p>Publications.java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2"/>
          <table:table-cell table:style-name="ce13" office:value-type="string" calcext:value-type="string">
            <text:p>PublicationsCategory.java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2"/>
          <table:table-cell table:style-name="ce13" office:value-type="string" calcext:value-type="string">
            <text:p>PublicationsNote.java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2" office:value-type="string" calcext:value-type="string">
            <text:p>Security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3" office:value-type="string" calcext:value-type="string">
            <text:p>PersistentLogin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RequestUserDetails.java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2" office:value-type="string" calcext:value-type="string">
            <text:p>subscriptions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3" office:value-type="string" calcext:value-type="string">
            <text:p>ChargeRequest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Notifications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UserSubscriptions.java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2" office:value-type="string" calcext:value-type="string">
            <text:p>user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3" office:value-type="string" calcext:value-type="string">
            <text:p>BaseUser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ForgotPasswordToken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Privilege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RolePrivileges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StripeUsers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SubUser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SubUserHistory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User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UserRights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UserRole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VerificationToken.java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 office:value-type="string" calcext:value-type="string">
            <text:p>enums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3" office:value-type="string" calcext:value-type="string">
            <text:p>NotificationType.java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2" office:value-type="string" calcext:value-type="string">
            <text:p>bas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3" office:value-type="string" calcext:value-type="string">
            <text:p>EnumBase.java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 office:value-type="string" calcext:value-type="string">
            <text:p>events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2" office:value-type="string" calcext:value-type="string">
            <text:p>bas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3" office:value-type="string" calcext:value-type="string">
            <text:p>BaseAbstractEventListener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BaseEvent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BaseEventListener.java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2" office:value-type="string" calcext:value-type="string">
            <text:p>event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3" office:value-type="string" calcext:value-type="string">
            <text:p>BeforeSubuserCreateEvent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ForgotPasswordEvent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RegistrationEvent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SubscriptionEvent.java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2" office:value-type="string" calcext:value-type="string">
            <text:p>listener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3" office:value-type="string" calcext:value-type="string">
            <text:p>BeforeSubuserCreateListener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ForgotPasswordListener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RegistrationListener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SubscirptionListener.java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 office:value-type="string" calcext:value-type="string">
            <text:p>exception/handler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3" office:value-type="string" calcext:value-type="string">
            <text:p>CustomAccessDeniedHandler.java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2" office:value-type="string" calcext:value-type="string">
            <text:p>file/upload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3" office:value-type="string" calcext:value-type="string">
            <text:p>FileStorageProperties.java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2" office:value-type="string" calcext:value-type="string">
            <text:p>formatters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3" office:value-type="string" calcext:value-type="string">
            <text:p>CountryFormatter.java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3" office:value-type="string" calcext:value-type="string">
            <text:p>PublicationCategoryFormatter.java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2" office:value-type="string" calcext:value-type="string">
            <text:p>interceptors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3" office:value-type="string" calcext:value-type="string">
            <text:p>AuthenticationFilter.java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3" office:value-type="string" calcext:value-type="string">
            <text:p>RequestInterceptor.java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2" office:value-type="string" calcext:value-type="string">
            <text:p>mail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3" office:value-type="string" calcext:value-type="string">
            <text:p>Attachment.java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3" office:value-type="string" calcext:value-type="string">
            <text:p>BaseMail.java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3" office:value-type="string" calcext:value-type="string">
            <text:p>Mail.java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2" office:value-type="string" calcext:value-type="string">
            <text:p>repositories/iface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2"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3" office:value-type="string" calcext:value-type="string">
            <text:p>CountryRepository.java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2" office:value-type="string" calcext:value-type="string">
            <text:p>config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3" office:value-type="string" calcext:value-type="string">
            <text:p>ConfigRepository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ThemeConfigRepository.java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2" office:value-type="string" calcext:value-type="string">
            <text:p>pdf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3" office:value-type="string" calcext:value-type="string">
            <text:p>PdfMarkRepository.java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2" office:value-type="string" calcext:value-type="string">
            <text:p>publications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3" office:value-type="string" calcext:value-type="string">
            <text:p>PublicationsCategoryRepository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PublicationsNoteRepository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PublicationsRepository.java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2" office:value-type="string" calcext:value-type="string">
            <text:p>subscriptions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3" office:value-type="string" calcext:value-type="string">
            <text:p>NotificationsRepository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UserSubscriptionRepository.java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2" office:value-type="string" calcext:value-type="string">
            <text:p>user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3" office:value-type="string" calcext:value-type="string">
            <text:p>ForgotPasswordRepository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PrivilegeRepository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RolePrivilegesRepository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RoleRepository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StripeUsersRepository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SubUserHistoryRepository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SubUserRepository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UserRepository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VerificationRepository.java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 office:value-type="string" calcext:value-type="string">
            <text:p>services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3" office:value-type="string" calcext:value-type="string">
            <text:p>CaptchaService.java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3" office:value-type="string" calcext:value-type="string">
            <text:p>EmailService.java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3" office:value-type="string" calcext:value-type="string">
            <text:p>IcaptchaService.java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3" office:value-type="string" calcext:value-type="string">
            <text:p>ReCaptchaAttemptService.java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3" office:value-type="string" calcext:value-type="string">
            <text:p>StripeService.java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3" office:value-type="string" calcext:value-type="string">
            <text:p>UserDetailServiceImpl.java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2" office:value-type="string" calcext:value-type="string">
            <text:p>fil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3" office:value-type="string" calcext:value-type="string">
            <text:p>FileStorageException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FileStorageService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ImageEditService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MyFileNotFoundException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UploadFileResponse.java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 office:value-type="string" calcext:value-type="string">
            <text:p>task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3" office:value-type="string" calcext:value-type="string">
            <text:p>NotificationTask.java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3" office:value-type="string" calcext:value-type="string">
            <text:p>SubuserTask.java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2" office:value-type="string" calcext:value-type="string">
            <text:p>bas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3" office:value-type="string" calcext:value-type="string">
            <text:p>AbstractBaseTask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BaseTask.java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 office:value-type="string" calcext:value-type="string">
            <text:p>utilities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2" office:value-type="string" calcext:value-type="string">
            <text:p>bas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3" office:value-type="string" calcext:value-type="string">
            <text:p>BaseService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BaseServiceUtil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BaseUtil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Util.java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2" office:value-type="string" calcext:value-type="string">
            <text:p>sessi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3" office:value-type="string" calcext:value-type="string">
            <text:p>UserUtil.java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2" office:value-type="string" calcext:value-type="string">
            <text:p>singlet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3" office:value-type="string" calcext:value-type="string">
            <text:p>BeanUtil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CommonUtil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GoogleResponse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LocaleHelper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ServiceUtil.java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 office:value-type="string" calcext:value-type="string">
            <text:p>validator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2" office:value-type="string" calcext:value-type="string">
            <text:p>Bas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3" office:value-type="string" calcext:value-type="string">
            <text:p>AbstractBaseValidator.java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BaseConstraint.java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2" office:value-type="string" calcext:value-type="string">
            <text:p>ifac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2" office:value-type="string" calcext:value-type="string">
            <text:p>entity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3" office:value-type="string" calcext:value-type="string">
            <text:p>PublicationsConstraint.java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3" office:value-type="string" calcext:value-type="string">
            <text:p>SubuserConstraint.java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3" office:value-type="string" calcext:value-type="string">
            <text:p>UserConstraint.java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2" office:value-type="string" calcext:value-type="string">
            <text:p>field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3" office:value-type="string" calcext:value-type="string">
            <text:p>BigDecimalRange.java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3" office:value-type="string" calcext:value-type="string">
            <text:p>ColorCodeConstraint.java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3" office:value-type="string" calcext:value-type="string">
            <text:p>EnsureNumber.java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3" office:value-type="string" calcext:value-type="string">
            <text:p>FieldValueExists.java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3" office:value-type="string" calcext:value-type="string">
            <text:p>PasswordConstraint.java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3" office:value-type="string" calcext:value-type="string">
            <text:p>HtmlValidateConstraint.java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3" office:value-type="string" calcext:value-type="string">
            <text:p>Unique.java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3" office:value-type="string" calcext:value-type="string">
            <text:p>UniqueUsername.java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2" office:value-type="string" calcext:value-type="string">
            <text:p>imp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2" office:value-type="string" calcext:value-type="string">
            <text:p>entity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3" office:value-type="string" calcext:value-type="string">
            <text:p>PublicationsValidator.java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3" office:value-type="string" calcext:value-type="string">
            <text:p>SubuserValidator.java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3" office:value-type="string" calcext:value-type="string">
            <text:p>UserValidator.java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2" office:value-type="string" calcext:value-type="string">
            <text:p>field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3" office:value-type="string" calcext:value-type="string">
            <text:p>BigDecimalRangeValidator.java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3" office:value-type="string" calcext:value-type="string">
            <text:p>ColorCodeValidator.java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3" office:value-type="string" calcext:value-type="string">
            <text:p>EnsureNumberValidator.java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3" office:value-type="string" calcext:value-type="string">
            <text:p>HtmlValidator.java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3" office:value-type="string" calcext:value-type="string">
            <text:p>PasswordValidator.java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3" office:value-type="string" calcext:value-type="string">
            <text:p>UniqueUsernameValidator.java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3" office:value-type="string" calcext:value-type="string">
            <text:p>UniqueValidator.jav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 calcext:value-type="string">
            <text:p>resources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3" office:value-type="string" calcext:value-type="string">
            <text:p>ValidationMessages_en.propertie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3" office:value-type="string" calcext:value-type="string">
            <text:p>application-dve.yml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3" office:value-type="string" calcext:value-type="string">
            <text:p>application-linux.yml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3" office:value-type="string" calcext:value-type="string">
            <text:p>application.yml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3" office:value-type="string" calcext:value-type="string">
            <text:p>log4j2-linux.xml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3" office:value-type="string" calcext:value-type="string">
            <text:p>log4j2-win.xml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3" office:value-type="string" calcext:value-type="string">
            <text:p>log4j2.xml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2" office:value-type="string" calcext:value-type="string">
            <text:p>data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3" office:value-type="string" calcext:value-type="string">
            <text:p>configuration.sql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3" office:value-type="string" calcext:value-type="string">
            <text:p>countries.sql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3" office:value-type="string" calcext:value-type="string">
            <text:p>reminder.sql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3" office:value-type="string" calcext:value-type="string">
            <text:p>roles.sql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3" office:value-type="string" calcext:value-type="string">
            <text:p>timezones.sql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3" office:value-type="string" calcext:value-type="string">
            <text:p>userroles.sql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3" office:value-type="string" calcext:value-type="string">
            <text:p>users.sql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2" office:value-type="string" calcext:value-type="string">
            <text:p>upload/unexecuted/2019/11/22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3" office:value-type="string" calcext:value-type="string">
            <text:p>1_ALTER_USERS_remove_username.sql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2_ALTER_SUBUSERS_remove_username.sql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 office:value-type="string" calcext:value-type="string">
            <text:p>messages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3" office:value-type="string" calcext:value-type="string">
            <text:p>messages_en.propertie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2" office:value-type="string" calcext:value-type="string">
            <text:p>templat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3" office:value-type="string" calcext:value-type="string">
            <text:p>template_en.properties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template_fr.propertie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2" office:value-type="string" calcext:value-type="string">
            <text:p>emails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3" office:value-type="string" calcext:value-type="string">
            <text:p>email_en.properties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email_fr.propertie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 office:value-type="string" calcext:value-type="string">
            <text:p>static/front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2" office:value-type="string" calcext:value-type="string">
            <text:p>css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3" office:value-type="string" calcext:value-type="string">
            <text:p>bootstrap.css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color.css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fancybox.css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flaticon.css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font-awesome.css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responsive.css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slick-slider.css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style.cs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2" office:value-type="string" calcext:value-type="string">
            <text:p>Extra-images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5" office:value-type="string" calcext:value-type="string">
            <text:p>///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2" office:value-type="string" calcext:value-type="string">
            <text:p>flowpaper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2" office:value-type="string" calcext:value-type="string">
            <text:p>css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5" office:value-type="string" calcext:value-type="string">
            <text:p>///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2" office:value-type="string" calcext:value-type="string">
            <text:p>docs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5" office:value-type="string" calcext:value-type="string">
            <text:p>///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2" office:value-type="string" calcext:value-type="string">
            <text:p>html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5" office:value-type="string" calcext:value-type="string">
            <text:p>///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2" office:value-type="string" calcext:value-type="string">
            <text:p>images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5" office:value-type="string" calcext:value-type="string">
            <text:p>///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2" office:value-type="string" calcext:value-type="string">
            <text:p>js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5" office:value-type="string" calcext:value-type="string">
            <text:p>///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2" office:value-type="string" calcext:value-type="string">
            <text:p>locale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5" office:value-type="string" calcext:value-type="string">
            <text:p>///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2" office:value-type="string" calcext:value-type="string">
            <text:p>pdf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5" office:value-type="string" calcext:value-type="string">
            <text:p>///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2" office:value-type="string" calcext:value-type="string">
            <text:p>fonts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5" office:value-type="string" calcext:value-type="string">
            <text:p>///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2" office:value-type="string" calcext:value-type="string">
            <text:p>images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5" office:value-type="string" calcext:value-type="string">
            <text:p>///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2" office:value-type="string" calcext:value-type="string">
            <text:p>jconfirm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3" office:value-type="string" calcext:value-type="string">
            <text:p>confirm.css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confirm.j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2" office:value-type="string" calcext:value-type="string">
            <text:p>nimda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2" office:value-type="string" calcext:value-type="string">
            <text:p>assets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2" office:value-type="string" calcext:value-type="string">
            <text:p>css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3" office:value-type="string" calcext:value-type="string">
            <text:p>bootstrap.min.css</text:p>
          </table:table-cell>
          <table:table-cell/>
        </table:table-row>
        <table:table-row table:style-name="ro1">
          <table:table-cell table:number-columns-repeated="7"/>
          <table:table-cell table:style-name="ce13" office:value-type="string" calcext:value-type="string">
            <text:p>bootstrap.min.css.map</text:p>
          </table:table-cell>
          <table:table-cell/>
        </table:table-row>
        <table:table-row table:style-name="ro1">
          <table:table-cell table:number-columns-repeated="7"/>
          <table:table-cell table:style-name="ce13" office:value-type="string" calcext:value-type="string">
            <text:p>paper-dashboard.css</text:p>
          </table:table-cell>
          <table:table-cell/>
        </table:table-row>
        <table:table-row table:style-name="ro1">
          <table:table-cell table:number-columns-repeated="7"/>
          <table:table-cell table:style-name="ce13" office:value-type="string" calcext:value-type="string">
            <text:p>paper-dashboard.css.map</text:p>
          </table:table-cell>
          <table:table-cell/>
        </table:table-row>
        <table:table-row table:style-name="ro1">
          <table:table-cell table:number-columns-repeated="7"/>
          <table:table-cell table:style-name="ce13" office:value-type="string" calcext:value-type="string">
            <text:p>paper-dashboard.min.css</text:p>
          </table:table-cell>
          <table:table-cell/>
        </table:table-row>
        <table:table-row table:style-name="ro1">
          <table:table-cell table:number-columns-repeated="6"/>
          <table:table-cell table:style-name="ce12" office:value-type="string" calcext:value-type="string">
            <text:p>demo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3" office:value-type="string" calcext:value-type="string">
            <text:p>demo.css</text:p>
          </table:table-cell>
          <table:table-cell/>
        </table:table-row>
        <table:table-row table:style-name="ro1">
          <table:table-cell table:number-columns-repeated="7"/>
          <table:table-cell table:style-name="ce13" office:value-type="string" calcext:value-type="string">
            <text:p>demo.js</text:p>
          </table:table-cell>
          <table:table-cell/>
        </table:table-row>
        <table:table-row table:style-name="ro1">
          <table:table-cell table:number-columns-repeated="6"/>
          <table:table-cell table:style-name="ce12" office:value-type="string" calcext:value-type="string">
            <text:p>fonts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3" office:value-type="string" calcext:value-type="string">
            <text:p>nucleo-icons.eot</text:p>
          </table:table-cell>
          <table:table-cell/>
        </table:table-row>
        <table:table-row table:style-name="ro1">
          <table:table-cell table:number-columns-repeated="7"/>
          <table:table-cell table:style-name="ce13" office:value-type="string" calcext:value-type="string">
            <text:p>nucleo-icons.ttf</text:p>
          </table:table-cell>
          <table:table-cell/>
        </table:table-row>
        <table:table-row table:style-name="ro1">
          <table:table-cell table:number-columns-repeated="7"/>
          <table:table-cell table:style-name="ce13" office:value-type="string" calcext:value-type="string">
            <text:p>nucleo-icons.woff</text:p>
          </table:table-cell>
          <table:table-cell/>
        </table:table-row>
        <table:table-row table:style-name="ro1">
          <table:table-cell table:number-columns-repeated="7"/>
          <table:table-cell table:style-name="ce13" office:value-type="string" calcext:value-type="string">
            <text:p>nucleo-icons.woff2</text:p>
          </table:table-cell>
          <table:table-cell/>
        </table:table-row>
        <table:table-row table:style-name="ro1">
          <table:table-cell table:number-columns-repeated="6"/>
          <table:table-cell table:style-name="ce12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5" office:value-type="string" calcext:value-type="string">
            <text:p>///</text:p>
          </table:table-cell>
          <table:table-cell/>
        </table:table-row>
        <table:table-row table:style-name="ro1">
          <table:table-cell table:number-columns-repeated="6"/>
          <table:table-cell table:style-name="ce12" office:value-type="string" calcext:value-type="string">
            <text:p>js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3" office:value-type="string" calcext:value-type="string">
            <text:p>paper-dashboard.js</text:p>
          </table:table-cell>
          <table:table-cell/>
        </table:table-row>
        <table:table-row table:style-name="ro1">
          <table:table-cell table:number-columns-repeated="7"/>
          <table:table-cell table:style-name="ce13" office:value-type="string" calcext:value-type="string">
            <text:p>paper-dashboard.js.map</text:p>
          </table:table-cell>
          <table:table-cell/>
        </table:table-row>
        <table:table-row table:style-name="ro1">
          <table:table-cell table:number-columns-repeated="7"/>
          <table:table-cell table:style-name="ce13" office:value-type="string" calcext:value-type="string">
            <text:p>paper-dashboard.min.js</text:p>
          </table:table-cell>
          <table:table-cell/>
        </table:table-row>
        <table:table-row table:style-name="ro1">
          <table:table-cell table:number-columns-repeated="7"/>
          <table:table-cell table:style-name="ce12" office:value-type="string" calcext:value-type="string">
            <text:p>core</text:p>
          </table:table-cell>
          <table:table-cell/>
        </table:table-row>
        <table:table-row table:style-name="ro1">
          <table:table-cell table:number-columns-repeated="8"/>
          <table:table-cell table:style-name="ce15" office:value-type="string" calcext:value-type="string">
            <text:p>///</text:p>
          </table:table-cell>
        </table:table-row>
        <table:table-row table:style-name="ro1">
          <table:table-cell table:number-columns-repeated="7"/>
          <table:table-cell table:style-name="ce12" office:value-type="string" calcext:value-type="string">
            <text:p>plugins</text:p>
          </table:table-cell>
          <table:table-cell/>
        </table:table-row>
        <table:table-row table:style-name="ro1">
          <table:table-cell table:number-columns-repeated="8"/>
          <table:table-cell table:style-name="ce15" office:value-type="string" calcext:value-type="string">
            <text:p>///</text:p>
          </table:table-cell>
        </table:table-row>
        <table:table-row table:style-name="ro1">
          <table:table-cell table:number-columns-repeated="6"/>
          <table:table-cell table:style-name="ce12" office:value-type="string" calcext:value-type="string">
            <text:p>scss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2" office:value-type="string" calcext:value-type="string">
            <text:p>Paper-dashboard</text:p>
          </table:table-cell>
          <table:table-cell/>
        </table:table-row>
        <table:table-row table:style-name="ro1">
          <table:table-cell table:number-columns-repeated="8"/>
          <table:table-cell table:style-name="ce15" office:value-type="string" calcext:value-type="string">
            <text:p>///</text:p>
          </table:table-cell>
        </table:table-row>
        <table:table-row table:style-name="ro1">
          <table:table-cell table:number-columns-repeated="7"/>
          <table:table-cell table:style-name="ce13" office:value-type="string" calcext:value-type="string">
            <text:p>paper-dashboard.scss</text:p>
          </table:table-cell>
          <table:table-cell/>
        </table:table-row>
        <table:table-row table:style-name="ro1">
          <table:table-cell table:number-columns-repeated="5"/>
          <table:table-cell table:style-name="ce12" office:value-type="string" calcext:value-type="string">
            <text:p>js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3" office:value-type="string" calcext:value-type="string">
            <text:p>ajax.j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3" office:value-type="string" calcext:value-type="string">
            <text:p>paging.js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2" office:value-type="string" calcext:value-type="string">
            <text:p>script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3" office:value-type="string" calcext:value-type="string">
            <text:p>bootstrap.min.js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circle-chart.js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fancybox.pack.js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functions.js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google-map.js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isotope.min.js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jquery-ui.js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jquery.countdown.min.js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jquery.js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numscroller.js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progressbar.js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3" office:value-type="string" calcext:value-type="string">
            <text:p>slick.slider.min.j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 office:value-type="string" calcext:value-type="string">
            <text:p>template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/00/0000</text:date>, <text:time style:data-style-name="N2" text:time-value="14:23:51.5000702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9:40:02.749174644</meta:creation-date>
    <dc:date>2020-02-13T15:32:38.481436363</dc:date>
    <meta:editing-duration>PT7H27M47S</meta:editing-duration>
    <meta:editing-cycles>90</meta:editing-cycles>
    <meta:generator>LibreOffice/6.0.7.3$Linux_X86_64 LibreOffice_project/00m0$Build-3</meta:generator>
    <meta:document-statistic meta:table-count="1" meta:cell-count="339" meta:object-count="0"/>
  </office:meta>
</office:document-meta>
</file>